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A0000001A8DFAF62B420D5922.png" manifest:media-type="image/png"/>
  <manifest:file-entry manifest:full-path="Pictures/100002010000023800000195F159D99C5ACB59BE.png" manifest:media-type="image/png"/>
  <manifest:file-entry manifest:full-path="Pictures/100002010000019F00000099217429364DAB092A.png" manifest:media-type="image/png"/>
  <manifest:file-entry manifest:full-path="Pictures/10000201000001F10000021E205B078BA1D0F303.png" manifest:media-type="image/png"/>
  <manifest:file-entry manifest:full-path="Pictures/10000000000007800000047204B3B13625749F57.jpg" manifest:media-type="image/jpeg"/>
  <manifest:file-entry manifest:full-path="Pictures/100000000000047C00000361D92D52CAA35FC0D6.png" manifest:media-type="image/png"/>
  <manifest:file-entry manifest:full-path="Pictures/10000000000005B40000038CA9F8852E81ECC5BA.png" manifest:media-type="image/png"/>
  <manifest:file-entry manifest:full-path="Pictures/100002010000001A0000001A73CE82CB146F2978.png" manifest:media-type="image/png"/>
  <manifest:file-entry manifest:full-path="Pictures/10000000000002F70000012470D145D2AA85C9B7.png" manifest:media-type="image/png"/>
  <manifest:file-entry manifest:full-path="Pictures/100002010000001D000000116A165F04C027E927.png" manifest:media-type="image/png"/>
  <manifest:file-entry manifest:full-path="Pictures/10000201000000100000001C3162240FE10EEDEE.png" manifest:media-type="image/png"/>
  <manifest:file-entry manifest:full-path="Pictures/10000201000006900000041A7C82D53D185EAF82.png" manifest:media-type="image/png"/>
  <manifest:file-entry manifest:full-path="Pictures/100002010000001A0000001B2EAE2C5EF18105FA.png" manifest:media-type="image/png"/>
  <manifest:file-entry manifest:full-path="Pictures/100002010000001A0000001CBDB9C0DD981F2B73.png" manifest:media-type="image/png"/>
  <manifest:file-entry manifest:full-path="Pictures/100002010000001A0000001A9C3BA88EE4EA656E.png" manifest:media-type="image/png"/>
  <manifest:file-entry manifest:full-path="Pictures/100002010000001A0000001A1B9015B93CEECF7D.png" manifest:media-type="image/png"/>
  <manifest:file-entry manifest:full-path="Pictures/1000000000000780000004FFD9FF0834AF7C55FB.jpg" manifest:media-type="image/jpeg"/>
  <manifest:file-entry manifest:full-path="Pictures/100002010000001A0000001AF6F89E8E5DDCB780.png" manifest:media-type="image/png"/>
  <manifest:file-entry manifest:full-path="Pictures/10000201000000180000001ADDD68311787B574F.png" manifest:media-type="image/png"/>
  <manifest:file-entry manifest:full-path="Pictures/100002010000001A0000001B816ECEE455655C5A.png" manifest:media-type="image/png"/>
  <manifest:file-entry manifest:full-path="Pictures/100002010000001A0000001A0239AF18178E6F02.png" manifest:media-type="image/png"/>
  <manifest:file-entry manifest:full-path="Pictures/100002010000001A000000203BE360953084650E.png" manifest:media-type="image/png"/>
  <manifest:file-entry manifest:full-path="Pictures/10000201000001E4000001AE694FD15DD435D002.png" manifest:media-type="image/png"/>
  <manifest:file-entry manifest:full-path="Pictures/100002010000001A0000001A56619218F0DDBE45.png" manifest:media-type="image/png"/>
  <manifest:file-entry manifest:full-path="Pictures/10000000000001EA0000025AB9F1153722A28764.png" manifest:media-type="image/png"/>
  <manifest:file-entry manifest:full-path="Pictures/100000000000020500000184EEBCDB140398EC4E.png" manifest:media-type="image/png"/>
  <manifest:file-entry manifest:full-path="Pictures/100002010000001A0000001A11CC598B200B14D3.png" manifest:media-type="image/png"/>
  <manifest:file-entry manifest:full-path="Pictures/100002010000001A0000001AB8BA0B61CC3E26F3.png" manifest:media-type="image/png"/>
  <manifest:file-entry manifest:full-path="Pictures/1000020100000700000005262AA9B01C0323A279.png" manifest:media-type="image/png"/>
  <manifest:file-entry manifest:full-path="Pictures/100002000000001A0000001A01D6A3AB03294369.png" manifest:media-type="image/png"/>
  <manifest:file-entry manifest:full-path="Pictures/10000000000006900000041E17D3904E9A934897.png" manifest:media-type="image/png"/>
  <manifest:file-entry manifest:full-path="Pictures/100002010000001A0000001A3DCC60A97E26CB8D.png" manifest:media-type="image/png"/>
  <manifest:file-entry manifest:full-path="Pictures/100002010000001A0000001AF5858059795559BA.png" manifest:media-type="image/png"/>
  <manifest:file-entry manifest:full-path="Pictures/100002010000001A000000225638E4365C4D4C42.png" manifest:media-type="image/png"/>
  <manifest:file-entry manifest:full-path="Pictures/100002010000001A0000001A93CDE787D9335ACD.png" manifest:media-type="image/png"/>
  <manifest:file-entry manifest:full-path="Pictures/10000201000000160000001A02C7D849900E4C22.png" manifest:media-type="image/png"/>
  <manifest:file-entry manifest:full-path="Pictures/10000201000003C000000280F48C0361AA62FC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6" style:family="paragraph" style:parent-style-name="OOoFooter">
      <style:paragraph-properties fo:padding="0.074cm" fo:border-left="none" fo:border-right="none" fo:border-top="none" fo:border-bottom="0.06pt solid #000000" style:join-border="false"/>
      <style:text-properties fo:language="it" fo:country="IT"/>
    </style:style>
    <style:style style:name="P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1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1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1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0e9f50"/>
    </style:style>
    <style:style style:name="P1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1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ed87a"/>
    </style:style>
    <style:style style:name="P1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19d5eb" officeooo:paragraph-rsid="032f46b0"/>
    </style:style>
    <style:style style:name="P1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2f46b0"/>
    </style:style>
    <style:style style:name="P1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a01d5"/>
    </style:style>
    <style:style style:name="P1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b0f68"/>
    </style:style>
    <style:style style:name="P1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ce1f4"/>
    </style:style>
    <style:style style:name="P2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53c0c" officeooo:paragraph-rsid="033ce1f4"/>
    </style:style>
    <style:style style:name="P2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a01d5" officeooo:paragraph-rsid="033a01d5"/>
    </style:style>
    <style:style style:name="P2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2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2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f4284a"/>
    </style:style>
    <style:style style:name="P2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9c933"/>
    </style:style>
    <style:style style:name="P2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2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90536"/>
    </style:style>
    <style:style style:name="P2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7f629" officeooo:paragraph-rsid="03012565"/>
    </style:style>
    <style:style style:name="P2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ab95e" officeooo:paragraph-rsid="02fab95e"/>
    </style:style>
    <style:style style:name="P3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ca8e6" officeooo:paragraph-rsid="030004c5"/>
    </style:style>
    <style:style style:name="P3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58d81"/>
    </style:style>
    <style:style style:name="P3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a8429"/>
    </style:style>
    <style:style style:name="P3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3ed87a"/>
    </style:style>
    <style:style style:name="P3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3493a" officeooo:paragraph-rsid="0304166d"/>
    </style:style>
    <style:style style:name="P35" style:family="paragraph" style:parent-style-name="Standard">
      <style:paragraph-properties fo:margin-top="0cm" fo:margin-bottom="0.011cm" loext:contextual-spacing="false" fo:text-align="start" style:justify-single-word="false" fo:padding="0cm" fo:border="none" style:shadow="none" style:writing-mode="lr-tb" style:join-border="false">
        <style:tab-stops/>
      </style:paragraph-properties>
      <style:text-properties officeooo:rsid="0303493a" officeooo:paragraph-rsid="0304166d"/>
    </style:style>
    <style:style style:name="P3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004c5" officeooo:paragraph-rsid="030004c5"/>
    </style:style>
    <style:style style:name="P3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3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a8429"/>
    </style:style>
    <style:style style:name="P3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a8429" officeooo:paragraph-rsid="030a8429"/>
    </style:style>
    <style:style style:name="P4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17cf92"/>
    </style:style>
    <style:style style:name="P4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2eef18"/>
    </style:style>
    <style:style style:name="P4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9d5eb" officeooo:paragraph-rsid="0319d5eb"/>
    </style:style>
    <style:style style:name="P4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ce4df"/>
    </style:style>
    <style:style style:name="P4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d3121"/>
    </style:style>
    <style:style style:name="P4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239605"/>
    </style:style>
    <style:style style:name="P4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1d3121"/>
    </style:style>
    <style:style style:name="P47"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48"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efdd75"/>
    </style:style>
    <style:style style:name="P49"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f13417"/>
    </style:style>
    <style:style style:name="P50"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rsid="02e6789e" officeooo:paragraph-rsid="02efdd75"/>
    </style:style>
    <style:style style:name="P51"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09c933" officeooo:paragraph-rsid="0309c933"/>
    </style:style>
    <style:style style:name="P52"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1692b9"/>
    </style:style>
    <style:style style:name="P53"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2eef18"/>
    </style:style>
    <style:style style:name="P54"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5feedc"/>
    </style:style>
    <style:style style:name="P55" style:family="paragraph" style:parent-style-name="Standard">
      <style:text-properties fo:language="it" fo:country="IT"/>
    </style:style>
    <style:style style:name="P56" style:family="paragraph" style:parent-style-name="Standard">
      <style:text-properties fo:language="it" fo:country="IT" officeooo:paragraph-rsid="002f36fa"/>
    </style:style>
    <style:style style:name="P57" style:family="paragraph" style:parent-style-name="Standard">
      <style:text-properties fo:language="it" fo:country="IT" officeooo:rsid="002f36fa" officeooo:paragraph-rsid="002f36fa"/>
    </style:style>
    <style:style style:name="P58" style:family="paragraph" style:parent-style-name="Standard">
      <style:text-properties fo:language="it" fo:country="IT" officeooo:rsid="0040db96" officeooo:paragraph-rsid="0040db96"/>
    </style:style>
    <style:style style:name="P59" style:family="paragraph" style:parent-style-name="Standard">
      <style:text-properties fo:language="it" fo:country="IT" officeooo:rsid="0042b65b" officeooo:paragraph-rsid="0044f21a"/>
    </style:style>
    <style:style style:name="P60" style:family="paragraph" style:parent-style-name="Standard">
      <style:text-properties officeooo:rsid="025c2f7c" officeooo:paragraph-rsid="025c2f7c"/>
    </style:style>
    <style:style style:name="P61" style:family="paragraph" style:parent-style-name="Standard">
      <style:text-properties officeooo:rsid="025c2f7c" officeooo:paragraph-rsid="025e1194"/>
    </style:style>
    <style:style style:name="P62" style:family="paragraph" style:parent-style-name="Standard">
      <style:text-properties officeooo:rsid="025c2f7c" officeooo:paragraph-rsid="025fef12"/>
    </style:style>
    <style:style style:name="P63" style:family="paragraph" style:parent-style-name="Standard">
      <style:text-properties officeooo:rsid="025f843e" officeooo:paragraph-rsid="025f843e"/>
    </style:style>
    <style:style style:name="P64" style:family="paragraph" style:parent-style-name="Standard">
      <style:text-properties officeooo:rsid="025f843e" officeooo:paragraph-rsid="025fef12"/>
    </style:style>
    <style:style style:name="P65" style:family="paragraph" style:parent-style-name="Standard">
      <style:text-properties officeooo:rsid="025fef12" officeooo:paragraph-rsid="025fef12"/>
    </style:style>
    <style:style style:name="P66" style:family="paragraph" style:parent-style-name="Standard">
      <style:text-properties officeooo:rsid="02691e0d" officeooo:paragraph-rsid="02691e0d"/>
    </style:style>
    <style:style style:name="P67" style:family="paragraph" style:parent-style-name="Standard">
      <style:text-properties officeooo:rsid="026c2180" officeooo:paragraph-rsid="026c2180"/>
    </style:style>
    <style:style style:name="P68" style:family="paragraph" style:parent-style-name="Standard">
      <style:text-properties officeooo:rsid="026d0a80" officeooo:paragraph-rsid="026d0a80"/>
    </style:style>
    <style:style style:name="P69" style:family="paragraph" style:parent-style-name="Standard">
      <style:text-properties officeooo:rsid="027b1e8c" officeooo:paragraph-rsid="027b1e8c"/>
    </style:style>
    <style:style style:name="P70" style:family="paragraph" style:parent-style-name="Standard">
      <style:text-properties officeooo:rsid="027cb523" officeooo:paragraph-rsid="027e823e"/>
    </style:style>
    <style:style style:name="P71" style:family="paragraph" style:parent-style-name="Standard">
      <style:text-properties officeooo:rsid="028018fd" officeooo:paragraph-rsid="028018fd"/>
    </style:style>
    <style:style style:name="P72" style:family="paragraph" style:parent-style-name="Standard">
      <style:text-properties officeooo:rsid="028018fd" officeooo:paragraph-rsid="0280e410"/>
    </style:style>
    <style:style style:name="P73" style:family="paragraph" style:parent-style-name="Standard">
      <style:text-properties officeooo:paragraph-rsid="0283134d"/>
    </style:style>
    <style:style style:name="P74" style:family="paragraph" style:parent-style-name="Standard">
      <style:text-properties officeooo:rsid="02d02eff" officeooo:paragraph-rsid="02d52fee"/>
    </style:style>
    <style:style style:name="P75" style:family="paragraph" style:parent-style-name="Standard">
      <style:text-properties officeooo:paragraph-rsid="02d52fee"/>
    </style:style>
    <style:style style:name="P76" style:family="paragraph" style:parent-style-name="OOoTextBody">
      <style:text-properties fo:language="it" fo:country="IT"/>
    </style:style>
    <style:style style:name="P77" style:family="paragraph" style:parent-style-name="OOoTextBody">
      <style:text-properties fo:language="it" fo:country="IT" officeooo:paragraph-rsid="001c0a41"/>
    </style:style>
    <style:style style:name="P78" style:family="paragraph" style:parent-style-name="OOoTextBody">
      <style:text-properties fo:language="it" fo:country="IT" officeooo:rsid="0029fe1b" officeooo:paragraph-rsid="0029fe1b"/>
    </style:style>
    <style:style style:name="P79" style:family="paragraph" style:parent-style-name="OOoTextBody">
      <style:text-properties fo:language="it" fo:country="IT" officeooo:rsid="002b1484" officeooo:paragraph-rsid="002b1484"/>
    </style:style>
    <style:style style:name="P80" style:family="paragraph" style:parent-style-name="OOoTextBody">
      <style:text-properties fo:language="it" fo:country="IT" officeooo:rsid="002e109d" officeooo:paragraph-rsid="002e109d"/>
    </style:style>
    <style:style style:name="P81" style:family="paragraph" style:parent-style-name="OOoTextBody">
      <style:text-properties officeooo:paragraph-rsid="001c0a41"/>
    </style:style>
    <style:style style:name="P82" style:family="paragraph" style:parent-style-name="OOoTextBody">
      <style:text-properties officeooo:rsid="002b1484" officeooo:paragraph-rsid="002b1484"/>
    </style:style>
    <style:style style:name="P83" style:family="paragraph" style:parent-style-name="OOoTextBody">
      <style:text-properties officeooo:paragraph-rsid="002e109d"/>
    </style:style>
    <style:style style:name="P84" style:family="paragraph" style:parent-style-name="OOoTextBody">
      <style:paragraph-properties fo:margin-left="0cm" fo:margin-right="0cm" fo:text-indent="0.199cm" style:auto-text-indent="false"/>
      <style:text-properties officeooo:rsid="002b1484" officeooo:paragraph-rsid="002b1484"/>
    </style:style>
    <style:style style:name="P85"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86" style:family="paragraph" style:parent-style-name="OOoTextBody">
      <style:paragraph-properties fo:margin-left="1.27cm" fo:margin-right="0cm" fo:text-indent="0.199cm" style:auto-text-indent="false"/>
      <style:text-properties fo:language="it" fo:country="IT" officeooo:paragraph-rsid="001c0a41"/>
    </style:style>
    <style:style style:name="P87" style:family="paragraph" style:parent-style-name="Preformatted_20_Text">
      <style:text-properties officeooo:rsid="0291bf16"/>
    </style:style>
    <style:style style:name="P88" style:family="paragraph" style:parent-style-name="Preformatted_20_Text">
      <style:text-properties officeooo:paragraph-rsid="0291bf16"/>
    </style:style>
    <style:style style:name="P89" style:family="paragraph" style:parent-style-name="Preformatted_20_Text">
      <style:text-properties officeooo:paragraph-rsid="02972767"/>
    </style:style>
    <style:style style:name="P90" style:family="paragraph" style:parent-style-name="Standard">
      <style:paragraph-properties fo:padding="0cm" fo:border="none" style:shadow="none" style:writing-mode="lr-tb" style:join-border="false"/>
      <style:text-properties officeooo:rsid="028eaffe" officeooo:paragraph-rsid="028eaffe"/>
    </style:style>
    <style:style style:name="P91" style:family="paragraph" style:parent-style-name="Standard">
      <style:paragraph-properties fo:padding="0cm" fo:border="none" style:shadow="none" style:writing-mode="lr-tb" style:join-border="false"/>
      <style:text-properties officeooo:rsid="028eaffe" officeooo:paragraph-rsid="02c94a0c"/>
    </style:style>
    <style:style style:name="P92" style:family="paragraph" style:parent-style-name="Standard">
      <style:paragraph-properties fo:padding="0cm" fo:border="none" style:shadow="none" style:writing-mode="lr-tb" style:join-border="false"/>
      <style:text-properties officeooo:paragraph-rsid="029403c5"/>
    </style:style>
    <style:style style:name="P93" style:family="paragraph" style:parent-style-name="Standard">
      <style:paragraph-properties fo:padding="0cm" fo:border="none" style:shadow="none" style:writing-mode="lr-tb" style:join-border="false"/>
      <style:text-properties officeooo:rsid="029403c5" officeooo:paragraph-rsid="029403c5"/>
    </style:style>
    <style:style style:name="P94" style:family="paragraph" style:parent-style-name="Standard">
      <style:paragraph-properties fo:padding="0cm" fo:border="none" style:shadow="none" style:writing-mode="lr-tb" style:join-border="false"/>
      <style:text-properties officeooo:rsid="02ab2bcc" officeooo:paragraph-rsid="02ab2bcc"/>
    </style:style>
    <style:style style:name="P95" style:family="paragraph" style:parent-style-name="Standard">
      <style:paragraph-properties fo:padding="0cm" fo:border="none" style:shadow="none" style:writing-mode="lr-tb" style:join-border="false"/>
      <style:text-properties officeooo:rsid="02ab2bcc" officeooo:paragraph-rsid="02b93bd2"/>
    </style:style>
    <style:style style:name="P96" style:family="paragraph" style:parent-style-name="Standard">
      <style:paragraph-properties fo:padding="0cm" fo:border="none" style:shadow="none" style:writing-mode="lr-tb" style:join-border="false"/>
      <style:text-properties officeooo:rsid="02b11884" officeooo:paragraph-rsid="02b11884"/>
    </style:style>
    <style:style style:name="P97" style:family="paragraph" style:parent-style-name="Standard">
      <style:paragraph-properties fo:padding="0cm" fo:border="none" style:shadow="none" style:writing-mode="lr-tb" style:join-border="false"/>
      <style:text-properties officeooo:rsid="02b11884" officeooo:paragraph-rsid="02b72656"/>
    </style:style>
    <style:style style:name="P98" style:family="paragraph" style:parent-style-name="Standard">
      <style:paragraph-properties fo:padding="0cm" fo:border="none" style:shadow="none" style:writing-mode="lr-tb" style:join-border="false"/>
      <style:text-properties officeooo:rsid="02b306d3" officeooo:paragraph-rsid="02b306d3"/>
    </style:style>
    <style:style style:name="P99" style:family="paragraph" style:parent-style-name="Standard">
      <style:paragraph-properties fo:padding="0cm" fo:border="none" style:shadow="none" style:writing-mode="lr-tb" style:join-border="false"/>
      <style:text-properties officeooo:rsid="02a4652d" officeooo:paragraph-rsid="02b1e302"/>
    </style:style>
    <style:style style:name="P100" style:family="paragraph" style:parent-style-name="Standard">
      <style:paragraph-properties fo:padding="0cm" fo:border="none" style:shadow="none" style:writing-mode="lr-tb" style:join-border="false"/>
      <style:text-properties officeooo:rsid="02b7c8df" officeooo:paragraph-rsid="02b7c8df"/>
    </style:style>
    <style:style style:name="P101" style:family="paragraph" style:parent-style-name="Standard">
      <style:paragraph-properties fo:padding="0cm" fo:border="none" style:shadow="none" style:writing-mode="lr-tb" style:join-border="false"/>
      <style:text-properties officeooo:rsid="02b4964b" officeooo:paragraph-rsid="02b4964b"/>
    </style:style>
    <style:style style:name="P102"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60abe"/>
    </style:style>
    <style:style style:name="P103"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104"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716ff"/>
    </style:style>
    <style:style style:name="P105"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2ca622" officeooo:paragraph-rsid="032ca622"/>
    </style:style>
    <style:style style:name="P106"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2ab2bcc" officeooo:paragraph-rsid="032eef18"/>
    </style:style>
    <style:style style:name="P10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41021e"/>
    </style:style>
    <style:style style:name="P10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57e3b"/>
    </style:style>
    <style:style style:name="P10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8e4f9"/>
    </style:style>
    <style:style style:name="P11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b93d4"/>
    </style:style>
    <style:style style:name="P11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6c56b"/>
    </style:style>
    <style:style style:name="P11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0c23f"/>
    </style:style>
    <style:style style:name="P11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8e4f9" officeooo:paragraph-rsid="035d782f"/>
    </style:style>
    <style:style style:name="P11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bbfad"/>
    </style:style>
    <style:style style:name="P11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d782f"/>
    </style:style>
    <style:style style:name="P11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4500b"/>
    </style:style>
    <style:style style:name="P11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643b2"/>
    </style:style>
    <style:style style:name="P11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c56b"/>
    </style:style>
    <style:style style:name="P11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d04be"/>
    </style:style>
    <style:style style:name="P12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43b2"/>
    </style:style>
    <style:style style:name="P12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6c56b"/>
    </style:style>
    <style:style style:name="P12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edd5f"/>
    </style:style>
    <style:style style:name="P12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ecf7c"/>
    </style:style>
    <style:style style:name="P12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0c23f"/>
    </style:style>
    <style:style style:name="P12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c61" officeooo:paragraph-rsid="03645c61"/>
    </style:style>
    <style:style style:name="P12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58acd" officeooo:paragraph-rsid="036edd5f"/>
    </style:style>
    <style:style style:name="P12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edd5f"/>
    </style:style>
    <style:style style:name="P12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9fbd5"/>
    </style:style>
    <style:style style:name="P12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13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84e879"/>
    </style:style>
    <style:style style:name="P13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13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13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13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13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13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e879"/>
    </style:style>
    <style:style style:name="P137" style:family="paragraph" style:parent-style-name="Standard" style:list-style-name="L12">
      <style:paragraph-properties fo:margin-top="0cm" fo:margin-bottom="0.011cm" loext:contextual-spacing="false" fo:padding="0cm" fo:border="none" style:shadow="none" style:writing-mode="lr-tb" style:join-border="false">
        <style:tab-stops/>
      </style:paragraph-properties>
      <style:text-properties fo:language="it" fo:country="IT" officeooo:rsid="0384e879" officeooo:paragraph-rsid="0384e879"/>
    </style:style>
    <style:style style:name="P138"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4883f"/>
    </style:style>
    <style:style style:name="P139"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5d6d7"/>
    </style:style>
    <style:style style:name="P140"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6b976"/>
    </style:style>
    <style:style style:name="P141"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740cf"/>
    </style:style>
    <style:style style:name="P142"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4ffc9"/>
    </style:style>
    <style:style style:name="P143"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351b5f5"/>
    </style:style>
    <style:style style:name="P144"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145"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312433d" officeooo:paragraph-rsid="031b9394"/>
    </style:style>
    <style:style style:name="P146"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paragraph-rsid="031b9394"/>
    </style:style>
    <style:style style:name="P14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57a85a"/>
    </style:style>
    <style:style style:name="P14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6edd5f"/>
    </style:style>
    <style:style style:name="P149"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3bf3e"/>
    </style:style>
    <style:style style:name="P150"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89962"/>
    </style:style>
    <style:style style:name="P151"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9d5eb"/>
    </style:style>
    <style:style style:name="P152"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ce4df"/>
    </style:style>
    <style:style style:name="P153"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154"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63667"/>
    </style:style>
    <style:style style:name="P155"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7cf92"/>
    </style:style>
    <style:style style:name="P156"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c2ce1"/>
    </style:style>
    <style:style style:name="P15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rsid="0340b675" officeooo:paragraph-rsid="0351b5f5"/>
    </style:style>
    <style:style style:name="P158" style:family="paragraph" style:parent-style-name="Standard" style:list-style-name="L8">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2f740cf" officeooo:paragraph-rsid="02f740cf"/>
    </style:style>
    <style:style style:name="P159"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84e879"/>
    </style:style>
    <style:style style:name="P160" style:family="paragraph" style:parent-style-name="Standard" style:list-style-name="L3"/>
    <style:style style:name="P161" style:family="paragraph" style:parent-style-name="Standard" style:list-style-name="elenco-U">
      <style:text-properties fo:language="it" fo:country="IT" officeooo:rsid="003fb3ae" officeooo:paragraph-rsid="003fb3ae"/>
    </style:style>
    <style:style style:name="P162" style:family="paragraph" style:parent-style-name="Standard" style:list-style-name="elenco-U">
      <style:text-properties fo:language="it" fo:country="IT" officeooo:rsid="003fb3ae" officeooo:paragraph-rsid="0042b65b"/>
    </style:style>
    <style:style style:name="P163" style:family="paragraph" style:parent-style-name="Standard" style:list-style-name="elenco-U">
      <style:text-properties fo:language="it" fo:country="IT" officeooo:rsid="0040db96" officeooo:paragraph-rsid="0040db96"/>
    </style:style>
    <style:style style:name="P164" style:family="paragraph" style:parent-style-name="Standard" style:list-style-name="L5">
      <style:text-properties fo:language="it" fo:country="IT" officeooo:rsid="0040db96" officeooo:paragraph-rsid="0040db96"/>
    </style:style>
    <style:style style:name="P165" style:family="paragraph" style:parent-style-name="Standard" style:list-style-name="elenco-U">
      <style:text-properties fo:language="it" fo:country="IT" officeooo:rsid="0042b65b" officeooo:paragraph-rsid="0042b65b"/>
    </style:style>
    <style:style style:name="P166" style:family="paragraph" style:parent-style-name="Standard" style:list-style-name="elenco-U">
      <style:text-properties fo:language="it" fo:country="IT" officeooo:rsid="0042b65b" officeooo:paragraph-rsid="0044f21a"/>
    </style:style>
    <style:style style:name="P167" style:family="paragraph" style:parent-style-name="Standard" style:list-style-name="L6"/>
    <style:style style:name="P168" style:family="paragraph" style:parent-style-name="Standard" style:list-style-name="L6">
      <style:text-properties officeooo:paragraph-rsid="024800b6"/>
    </style:style>
    <style:style style:name="P169" style:family="paragraph" style:parent-style-name="Standard" style:list-style-name="L6">
      <style:text-properties officeooo:paragraph-rsid="025340e0"/>
    </style:style>
    <style:style style:name="P170" style:family="paragraph" style:parent-style-name="Standard" style:list-style-name="L6">
      <style:text-properties officeooo:paragraph-rsid="0252007b"/>
    </style:style>
    <style:style style:name="P171" style:family="paragraph" style:parent-style-name="Standard" style:list-style-name="L6">
      <style:text-properties officeooo:paragraph-rsid="02556603"/>
    </style:style>
    <style:style style:name="P172" style:family="paragraph" style:parent-style-name="Standard" style:list-style-name="L6">
      <style:text-properties officeooo:paragraph-rsid="02623e37"/>
    </style:style>
    <style:style style:name="P173" style:family="paragraph" style:parent-style-name="Standard" style:list-style-name="L6">
      <style:text-properties officeooo:paragraph-rsid="028a2494"/>
    </style:style>
    <style:style style:name="P174" style:family="paragraph" style:parent-style-name="Standard" style:list-style-name="L6">
      <style:text-properties officeooo:paragraph-rsid="035527e7"/>
    </style:style>
    <style:style style:name="P175" style:family="paragraph" style:parent-style-name="Standard" style:list-style-name="L6">
      <style:text-properties officeooo:paragraph-rsid="02adc2af"/>
    </style:style>
    <style:style style:name="P176" style:family="paragraph" style:parent-style-name="Standard" style:list-style-name="L6">
      <style:text-properties officeooo:rsid="001af508" officeooo:paragraph-rsid="0252007b"/>
    </style:style>
    <style:style style:name="P177" style:family="paragraph" style:parent-style-name="Standard" style:list-style-name="L6">
      <style:text-properties officeooo:rsid="001af508" officeooo:paragraph-rsid="024af987"/>
    </style:style>
    <style:style style:name="P178" style:family="paragraph" style:parent-style-name="Standard" style:list-style-name="L6">
      <style:text-properties officeooo:rsid="001af508" officeooo:paragraph-rsid="02572376"/>
    </style:style>
    <style:style style:name="P179" style:family="paragraph" style:parent-style-name="Standard" style:list-style-name="L6">
      <style:text-properties officeooo:rsid="001af508" officeooo:paragraph-rsid="024800b6"/>
    </style:style>
    <style:style style:name="P180" style:family="paragraph" style:parent-style-name="Standard" style:list-style-name="L6">
      <style:text-properties officeooo:rsid="02482e8a" officeooo:paragraph-rsid="0252007b"/>
    </style:style>
    <style:style style:name="P181" style:family="paragraph" style:parent-style-name="Standard" style:list-style-name="L6">
      <style:text-properties officeooo:rsid="024f0887" officeooo:paragraph-rsid="0252007b"/>
    </style:style>
    <style:style style:name="P182" style:family="paragraph" style:parent-style-name="Standard" style:list-style-name="L6">
      <style:text-properties officeooo:rsid="024d1b4f" officeooo:paragraph-rsid="0252007b"/>
    </style:style>
    <style:style style:name="P183" style:family="paragraph" style:parent-style-name="Standard" style:list-style-name="L6">
      <style:text-properties officeooo:rsid="0250a142" officeooo:paragraph-rsid="0250a142"/>
    </style:style>
    <style:style style:name="P184" style:family="paragraph" style:parent-style-name="Standard" style:list-style-name="L6">
      <style:text-properties officeooo:rsid="0250a142" officeooo:paragraph-rsid="02586a39"/>
    </style:style>
    <style:style style:name="P185" style:family="paragraph" style:parent-style-name="Standard" style:list-style-name="L6">
      <style:text-properties officeooo:rsid="024800b6" officeooo:paragraph-rsid="024800b6"/>
    </style:style>
    <style:style style:name="P186" style:family="paragraph" style:parent-style-name="Standard" style:list-style-name="L6">
      <style:text-properties officeooo:rsid="024b3543" officeooo:paragraph-rsid="024b3543"/>
    </style:style>
    <style:style style:name="P187" style:family="paragraph" style:parent-style-name="Standard" style:list-style-name="L6">
      <style:text-properties officeooo:rsid="024b3543" officeooo:paragraph-rsid="0252007b"/>
    </style:style>
    <style:style style:name="P188" style:family="paragraph" style:parent-style-name="Standard" style:list-style-name="L6">
      <style:text-properties officeooo:rsid="02623e37" officeooo:paragraph-rsid="02623e37"/>
    </style:style>
    <style:style style:name="P189" style:family="paragraph" style:parent-style-name="Standard" style:list-style-name="L6">
      <style:text-properties officeooo:rsid="02638df3" officeooo:paragraph-rsid="02638df3"/>
    </style:style>
    <style:style style:name="P190" style:family="paragraph" style:parent-style-name="Standard" style:list-style-name="L6">
      <style:text-properties officeooo:rsid="026388e7" officeooo:paragraph-rsid="026388e7"/>
    </style:style>
    <style:style style:name="P191" style:family="paragraph" style:parent-style-name="Standard" style:list-style-name="L6">
      <style:text-properties officeooo:rsid="02652f01" officeooo:paragraph-rsid="026718b6"/>
    </style:style>
    <style:style style:name="P192" style:family="paragraph" style:parent-style-name="Standard" style:list-style-name="L6">
      <style:text-properties officeooo:rsid="02652f01" officeooo:paragraph-rsid="02652f01"/>
    </style:style>
    <style:style style:name="P193" style:family="paragraph" style:parent-style-name="Standard" style:list-style-name="L6">
      <style:text-properties officeooo:rsid="0266dc9e" officeooo:paragraph-rsid="0266dc9e"/>
    </style:style>
    <style:style style:name="P194" style:family="paragraph" style:parent-style-name="Standard" style:list-style-name="L6">
      <style:text-properties officeooo:rsid="026718b6" officeooo:paragraph-rsid="026718b6"/>
    </style:style>
    <style:style style:name="P195" style:family="paragraph" style:parent-style-name="Standard" style:list-style-name="L6">
      <style:text-properties officeooo:rsid="0268cdd8" officeooo:paragraph-rsid="0268cdd8"/>
    </style:style>
    <style:style style:name="P196" style:family="paragraph" style:parent-style-name="Standard" style:list-style-name="L6">
      <style:text-properties officeooo:rsid="02727e35" officeooo:paragraph-rsid="02727e35"/>
    </style:style>
    <style:style style:name="P197" style:family="paragraph" style:parent-style-name="Standard" style:list-style-name="L6">
      <style:text-properties officeooo:rsid="02727e35" officeooo:paragraph-rsid="0272fa2a"/>
    </style:style>
    <style:style style:name="P198" style:family="paragraph" style:parent-style-name="Standard" style:list-style-name="L6">
      <style:text-properties officeooo:rsid="0272fa2a" officeooo:paragraph-rsid="0272fa2a"/>
    </style:style>
    <style:style style:name="P199" style:family="paragraph" style:parent-style-name="Standard" style:list-style-name="L6">
      <style:text-properties officeooo:rsid="02745852" officeooo:paragraph-rsid="02745852"/>
    </style:style>
    <style:style style:name="P200" style:family="paragraph" style:parent-style-name="Standard" style:list-style-name="L6">
      <style:text-properties officeooo:rsid="02753286" officeooo:paragraph-rsid="02753286"/>
    </style:style>
    <style:style style:name="P201" style:family="paragraph" style:parent-style-name="Standard" style:list-style-name="L6">
      <style:text-properties officeooo:rsid="02755b5e" officeooo:paragraph-rsid="02755b5e"/>
    </style:style>
    <style:style style:name="P202" style:family="paragraph" style:parent-style-name="Standard" style:list-style-name="L6">
      <style:text-properties officeooo:rsid="02755b5e" officeooo:paragraph-rsid="0277c6bd"/>
    </style:style>
    <style:style style:name="P203" style:family="paragraph" style:parent-style-name="Standard" style:list-style-name="L6">
      <style:text-properties officeooo:rsid="02755b5e" officeooo:paragraph-rsid="0285e03e"/>
    </style:style>
    <style:style style:name="P204" style:family="paragraph" style:parent-style-name="Standard" style:list-style-name="L6">
      <style:text-properties officeooo:rsid="02755b5e" officeooo:paragraph-rsid="028bc33e"/>
    </style:style>
    <style:style style:name="P205" style:family="paragraph" style:parent-style-name="Standard" style:list-style-name="L6">
      <style:text-properties officeooo:rsid="0275b42b" officeooo:paragraph-rsid="0277c6bd"/>
    </style:style>
    <style:style style:name="P206" style:family="paragraph" style:parent-style-name="Standard" style:list-style-name="L6">
      <style:text-properties officeooo:rsid="0279f046" officeooo:paragraph-rsid="0279f046"/>
    </style:style>
    <style:style style:name="P207" style:family="paragraph" style:parent-style-name="Standard" style:list-style-name="L6">
      <style:text-properties officeooo:rsid="0285e03e" officeooo:paragraph-rsid="0285e03e"/>
    </style:style>
    <style:style style:name="P208" style:family="paragraph" style:parent-style-name="Standard" style:list-style-name="L6">
      <style:text-properties officeooo:rsid="0287a6ad" officeooo:paragraph-rsid="0287a6ad"/>
    </style:style>
    <style:style style:name="P209" style:family="paragraph" style:parent-style-name="Standard" style:list-style-name="L6">
      <style:text-properties officeooo:rsid="028d101c" officeooo:paragraph-rsid="028d101c"/>
    </style:style>
    <style:style style:name="P210" style:family="paragraph" style:parent-style-name="Standard" style:list-style-name="L6">
      <style:text-properties officeooo:rsid="02885411" officeooo:paragraph-rsid="02885411"/>
    </style:style>
    <style:style style:name="P211" style:family="paragraph" style:parent-style-name="Standard" style:list-style-name="L6">
      <style:text-properties officeooo:rsid="028906d4" officeooo:paragraph-rsid="028e1800"/>
    </style:style>
    <style:style style:name="P212" style:family="paragraph" style:parent-style-name="Standard" style:list-style-name="L6">
      <style:text-properties officeooo:rsid="028bc33e" officeooo:paragraph-rsid="028bc33e"/>
    </style:style>
    <style:style style:name="P213" style:family="paragraph" style:parent-style-name="Standard" style:list-style-name="L7"/>
    <style:style style:name="P214" style:family="paragraph" style:parent-style-name="Standard" style:list-style-name="L6">
      <style:paragraph-properties fo:padding="0.074cm" fo:border-left="none" fo:border-right="none" fo:border-top="none" fo:border-bottom="0.06pt solid #000000" style:join-border="false"/>
      <style:text-properties officeooo:rsid="024800b6" officeooo:paragraph-rsid="02586a39"/>
    </style:style>
    <style:style style:name="P215" style:family="paragraph" style:parent-style-name="Standard" style:list-style-name="L6">
      <style:paragraph-properties fo:padding="0.074cm" fo:border-left="none" fo:border-right="none" fo:border-top="none" fo:border-bottom="0.06pt solid #000000" style:join-border="false"/>
      <style:text-properties officeooo:rsid="026725bf" officeooo:paragraph-rsid="026725bf"/>
    </style:style>
    <style:style style:name="P216"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217"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218"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219" style:family="paragraph" style:parent-style-name="Standard" style:list-style-name="L6">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220" style:family="paragraph" style:parent-style-name="Standard" style:list-style-name="L6">
      <style:paragraph-properties fo:padding="0cm" fo:border="none" style:shadow="none" style:writing-mode="lr-tb" style:join-border="false"/>
      <style:text-properties officeooo:paragraph-rsid="02b153a5"/>
    </style:style>
    <style:style style:name="P221" style:family="paragraph" style:parent-style-name="Standard" style:list-style-name="L6">
      <style:paragraph-properties fo:padding="0cm" fo:border="none" style:shadow="none" style:writing-mode="lr-tb" style:join-border="false"/>
      <style:text-properties officeooo:paragraph-rsid="02ac1d64"/>
    </style:style>
    <style:style style:name="P222" style:family="paragraph" style:parent-style-name="Standard" style:list-style-name="L6">
      <style:paragraph-properties fo:padding="0cm" fo:border="none" style:shadow="none" style:writing-mode="lr-tb" style:join-border="false"/>
      <style:text-properties officeooo:rsid="029b3cdf" officeooo:paragraph-rsid="02ab2bcc"/>
    </style:style>
    <style:style style:name="P223" style:family="paragraph" style:parent-style-name="Standard" style:list-style-name="L6">
      <style:paragraph-properties fo:padding="0cm" fo:border="none" style:shadow="none" style:writing-mode="lr-tb" style:join-border="false"/>
      <style:text-properties officeooo:rsid="029b3cdf" officeooo:paragraph-rsid="029b3cdf"/>
    </style:style>
    <style:style style:name="P224" style:family="paragraph" style:parent-style-name="Standard" style:list-style-name="L6">
      <style:paragraph-properties fo:padding="0cm" fo:border="none" style:shadow="none" style:writing-mode="lr-tb" style:join-border="false"/>
      <style:text-properties officeooo:rsid="029c9e42" officeooo:paragraph-rsid="029c9e42"/>
    </style:style>
    <style:style style:name="P225" style:family="paragraph" style:parent-style-name="Standard" style:list-style-name="L6">
      <style:paragraph-properties fo:padding="0cm" fo:border="none" style:shadow="none" style:writing-mode="lr-tb" style:join-border="false"/>
      <style:text-properties officeooo:rsid="029e5d3e" officeooo:paragraph-rsid="029e5d3e"/>
    </style:style>
    <style:style style:name="P226" style:family="paragraph" style:parent-style-name="Standard" style:list-style-name="L6">
      <style:paragraph-properties fo:padding="0cm" fo:border="none" style:shadow="none" style:writing-mode="lr-tb" style:join-border="false"/>
      <style:text-properties officeooo:rsid="029e5d3e" officeooo:paragraph-rsid="02a53f35"/>
    </style:style>
    <style:style style:name="P227" style:family="paragraph" style:parent-style-name="Standard" style:list-style-name="L6">
      <style:paragraph-properties fo:padding="0cm" fo:border="none" style:shadow="none" style:writing-mode="lr-tb" style:join-border="false"/>
      <style:text-properties officeooo:rsid="02a2bb0a" officeooo:paragraph-rsid="02a2bb0a"/>
    </style:style>
    <style:style style:name="P228" style:family="paragraph" style:parent-style-name="Standard" style:list-style-name="L6">
      <style:paragraph-properties fo:padding="0cm" fo:border="none" style:shadow="none" style:writing-mode="lr-tb" style:join-border="false"/>
      <style:text-properties officeooo:rsid="02a4652d" officeooo:paragraph-rsid="02a4652d"/>
    </style:style>
    <style:style style:name="P229" style:family="paragraph" style:parent-style-name="Standard" style:list-style-name="L6">
      <style:paragraph-properties fo:padding="0cm" fo:border="none" style:shadow="none" style:writing-mode="lr-tb" style:join-border="false"/>
      <style:text-properties officeooo:rsid="02a53f35" officeooo:paragraph-rsid="02a53f35"/>
    </style:style>
    <style:style style:name="P230" style:family="paragraph" style:parent-style-name="Standard" style:list-style-name="L6">
      <style:paragraph-properties fo:padding="0cm" fo:border="none" style:shadow="none" style:writing-mode="lr-tb" style:join-border="false"/>
      <style:text-properties officeooo:rsid="02a0f287" officeooo:paragraph-rsid="02b1e302"/>
    </style:style>
    <style:style style:name="P231"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b93bd2"/>
    </style:style>
    <style:style style:name="P232"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33b24"/>
    </style:style>
    <style:style style:name="P233"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0ab5d"/>
    </style:style>
    <style:style style:name="P234" style:family="paragraph" style:parent-style-name="Standard" style:list-style-name="L6">
      <style:paragraph-properties fo:padding="0cm" fo:border="none" style:shadow="none" style:writing-mode="lr-tb" style:join-border="false">
        <style:tab-stops/>
      </style:paragraph-properties>
      <style:text-properties officeooo:paragraph-rsid="02cdb411"/>
    </style:style>
    <style:style style:name="P235" style:family="paragraph" style:parent-style-name="Standard" style:list-style-name="L6">
      <style:paragraph-properties fo:padding="0cm" fo:border="none" style:shadow="none" style:writing-mode="lr-tb" style:join-border="false">
        <style:tab-stops/>
      </style:paragraph-properties>
      <style:text-properties officeooo:paragraph-rsid="02c5a1a1"/>
    </style:style>
    <style:style style:name="P236" style:family="paragraph" style:parent-style-name="Standard" style:list-style-name="L6">
      <style:paragraph-properties fo:padding="0cm" fo:border="none" style:shadow="none" style:writing-mode="lr-tb" style:join-border="false">
        <style:tab-stops/>
      </style:paragraph-properties>
      <style:text-properties officeooo:rsid="02b99310" officeooo:paragraph-rsid="02c5a1a1"/>
    </style:style>
    <style:style style:name="P237"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c5a1a1"/>
    </style:style>
    <style:style style:name="P238"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e17356"/>
    </style:style>
    <style:style style:name="P239"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bad902"/>
    </style:style>
    <style:style style:name="P240"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75c96"/>
    </style:style>
    <style:style style:name="P241"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bd927a"/>
    </style:style>
    <style:style style:name="P242"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94a0c"/>
    </style:style>
    <style:style style:name="P243" style:family="paragraph" style:parent-style-name="Standard" style:list-style-name="L6">
      <style:paragraph-properties fo:padding="0cm" fo:border="none" style:shadow="none" style:writing-mode="lr-tb" style:join-border="false">
        <style:tab-stops/>
      </style:paragraph-properties>
      <style:text-properties officeooo:rsid="02bba4ad" officeooo:paragraph-rsid="02bd927a"/>
    </style:style>
    <style:style style:name="P244" style:family="paragraph" style:parent-style-name="Standard" style:list-style-name="L7">
      <style:paragraph-properties style:writing-mode="lr-tb"/>
      <style:text-properties officeooo:rsid="02db5655" officeooo:paragraph-rsid="02db5655"/>
    </style:style>
    <style:style style:name="P245" style:family="paragraph" style:parent-style-name="Standard" style:list-style-name="L7">
      <style:paragraph-properties style:writing-mode="lr-tb"/>
    </style:style>
    <style:style style:name="P246" style:family="paragraph" style:parent-style-name="Standard" style:list-style-name="L7">
      <style:paragraph-properties style:writing-mode="lr-tb"/>
      <style:text-properties officeooo:paragraph-rsid="02e3b503"/>
    </style:style>
    <style:style style:name="P247" style:family="paragraph" style:parent-style-name="Standard" style:list-style-name="L7">
      <style:paragraph-properties style:writing-mode="lr-tb"/>
      <style:text-properties officeooo:paragraph-rsid="02dcd1d1"/>
    </style:style>
    <style:style style:name="P248" style:family="paragraph" style:parent-style-name="Standard" style:list-style-name="L7">
      <style:paragraph-properties style:writing-mode="lr-tb"/>
      <style:text-properties officeooo:paragraph-rsid="02e3cc87"/>
    </style:style>
    <style:style style:name="P249" style:family="paragraph" style:parent-style-name="Standard" style:list-style-name="L11">
      <style:paragraph-properties style:writing-mode="lr-tb"/>
      <style:text-properties fo:language="it" fo:country="IT" officeooo:paragraph-rsid="036643b2"/>
    </style:style>
    <style:style style:name="P250" style:family="paragraph" style:parent-style-name="Standard" style:list-style-name="L11">
      <style:paragraph-properties style:writing-mode="lr-tb"/>
      <style:text-properties fo:language="it" fo:country="IT" officeooo:rsid="0357a85a" officeooo:paragraph-rsid="035feedc"/>
    </style:style>
    <style:style style:name="P251" style:family="paragraph" style:parent-style-name="OOoTextBody" style:list-style-name="L1">
      <style:text-properties fo:language="it" fo:country="IT" officeooo:rsid="003335f5" officeooo:paragraph-rsid="003335f5"/>
    </style:style>
    <style:style style:name="P252" style:family="paragraph" style:parent-style-name="OOoTextBody" style:list-style-name="L2">
      <style:text-properties fo:language="it" fo:country="IT" officeooo:rsid="002b1484" officeooo:paragraph-rsid="002b1484"/>
    </style:style>
    <style:style style:name="P253" style:family="paragraph" style:parent-style-name="OOoTextBody" style:list-style-name="L2">
      <style:text-properties fo:language="it" fo:country="IT" officeooo:rsid="002b1484" officeooo:paragraph-rsid="003335f5"/>
    </style:style>
    <style:style style:name="P254" style:family="paragraph" style:parent-style-name="OOoTextBody" style:list-style-name="L4">
      <style:text-properties officeooo:paragraph-rsid="002e109d"/>
    </style:style>
    <style:style style:name="P255" style:family="paragraph" style:parent-style-name="OOoTextBody" style:list-style-name="L4">
      <style:text-properties officeooo:rsid="002e109d" officeooo:paragraph-rsid="002e109d"/>
    </style:style>
    <style:style style:name="P256" style:family="paragraph" style:parent-style-name="Text_20_body" style:list-style-name="L6">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257" style:family="paragraph" style:parent-style-name="Text_20_body" style:list-style-name="L6">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258" style:family="paragraph" style:parent-style-name="Text_20_body" style:list-style-name="L7">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e32b19"/>
    </style:style>
    <style:style style:name="P259" style:family="paragraph" style:parent-style-name="OOoHeading_20_0">
      <style:text-properties fo:language="it" fo:country="IT" officeooo:paragraph-rsid="001c0a41"/>
    </style:style>
    <style:style style:name="P260" style:family="paragraph" style:parent-style-name="OOoHeading_20_1">
      <style:text-properties fo:language="it" fo:country="IT"/>
    </style:style>
    <style:style style:name="P261" style:family="paragraph" style:parent-style-name="OOoHeading_20_1">
      <style:text-properties fo:language="it" fo:country="IT" officeooo:paragraph-rsid="001c0a41"/>
    </style:style>
    <style:style style:name="P262" style:family="paragraph" style:parent-style-name="OOoHeading_20_1">
      <style:text-properties fo:language="it" fo:country="IT" officeooo:paragraph-rsid="0029fe1b"/>
    </style:style>
    <style:style style:name="P263" style:family="paragraph" style:parent-style-name="OOoHeading_20_1">
      <style:text-properties fo:language="it" fo:country="IT" officeooo:rsid="0029fe1b" officeooo:paragraph-rsid="0029fe1b"/>
    </style:style>
    <style:style style:name="P264" style:family="paragraph" style:parent-style-name="OOoHeading_20_1" style:list-style-name="elenco-U">
      <style:paragraph-properties fo:break-before="page"/>
      <style:text-properties officeooo:paragraph-rsid="024800b6"/>
    </style:style>
    <style:style style:name="P265" style:family="paragraph" style:parent-style-name="OOoHeading_20_1" style:list-style-name="elenco-U">
      <style:paragraph-properties fo:break-before="page"/>
      <style:text-properties officeooo:paragraph-rsid="02623e37"/>
    </style:style>
    <style:style style:name="P266" style:family="paragraph" style:parent-style-name="OOoHeading_20_1" style:list-style-name="elenco-U">
      <style:paragraph-properties fo:break-before="page"/>
      <style:text-properties officeooo:paragraph-rsid="02727e35"/>
    </style:style>
    <style:style style:name="P267" style:family="paragraph" style:parent-style-name="OOoHeading_20_1" style:list-style-name="elenco-U">
      <style:paragraph-properties fo:break-before="page"/>
      <style:text-properties officeooo:rsid="02753286" officeooo:paragraph-rsid="02755b5e"/>
    </style:style>
    <style:style style:name="P268" style:family="paragraph" style:parent-style-name="OOoHeading_20_1" style:list-style-name="elenco-U">
      <style:paragraph-properties fo:break-before="page"/>
      <style:text-properties officeooo:rsid="02753286" officeooo:paragraph-rsid="0285e03e"/>
    </style:style>
    <style:style style:name="P269" style:family="paragraph" style:parent-style-name="OOoHeading_20_1">
      <style:paragraph-properties fo:break-before="page"/>
      <style:text-properties officeooo:rsid="029b3cdf" officeooo:paragraph-rsid="029b3cdf"/>
    </style:style>
    <style:style style:name="P270" style:family="paragraph" style:parent-style-name="OOoHeading_20_1">
      <style:paragraph-properties fo:break-before="page"/>
      <style:text-properties officeooo:rsid="029b3cdf" officeooo:paragraph-rsid="02b93bd2"/>
    </style:style>
    <style:style style:name="P271" style:family="paragraph" style:parent-style-name="OOoHeading_20_1">
      <style:paragraph-properties fo:break-before="page"/>
      <style:text-properties officeooo:rsid="029b3cdf" officeooo:paragraph-rsid="02d572b4"/>
    </style:style>
    <style:style style:name="P272" style:family="paragraph" style:parent-style-name="OOoHeading_20_1">
      <style:paragraph-properties fo:break-before="page"/>
      <style:text-properties officeooo:rsid="029b3cdf" officeooo:paragraph-rsid="02f4284a"/>
    </style:style>
    <style:style style:name="P273" style:family="paragraph" style:parent-style-name="OOoHeading_20_1">
      <style:paragraph-properties fo:break-before="page"/>
      <style:text-properties officeooo:rsid="029b3cdf" officeooo:paragraph-rsid="0309c933"/>
    </style:style>
    <style:style style:name="P274" style:family="paragraph" style:parent-style-name="OOoHeading_20_1">
      <style:paragraph-properties fo:break-before="page"/>
      <style:text-properties officeooo:rsid="029b3cdf" officeooo:paragraph-rsid="030e9f50"/>
    </style:style>
    <style:style style:name="P275" style:family="paragraph" style:parent-style-name="OOoHeading_20_1">
      <style:paragraph-properties fo:break-before="page"/>
      <style:text-properties officeooo:rsid="029b3cdf" officeooo:paragraph-rsid="03290536"/>
    </style:style>
    <style:style style:name="P276" style:family="paragraph" style:parent-style-name="OOoHeading_20_1">
      <style:paragraph-properties fo:break-before="page"/>
      <style:text-properties officeooo:rsid="029b3cdf" officeooo:paragraph-rsid="033ed87a"/>
    </style:style>
    <style:style style:name="P277" style:family="paragraph" style:parent-style-name="OOoHeading_20_1">
      <style:paragraph-properties fo:break-before="page"/>
      <style:text-properties officeooo:rsid="029b3cdf" officeooo:paragraph-rsid="0384e879"/>
    </style:style>
    <style:style style:name="T1" style:family="text">
      <style:text-properties officeooo:rsid="037f601d"/>
    </style:style>
    <style:style style:name="T2" style:family="text">
      <style:text-properties officeooo:rsid="037e7175"/>
    </style:style>
    <style:style style:name="T3" style:family="text">
      <style:text-properties officeooo:rsid="037f2621"/>
    </style:style>
    <style:style style:name="T4" style:family="text">
      <style:text-properties style:text-underline-style="none" style:font-weight-asian="normal" style:font-weight-complex="normal"/>
    </style:style>
    <style:style style:name="T5" style:family="text">
      <style:text-properties fo:color="#00ae00" style:font-name="Liberation Serif" fo:font-size="10pt" fo:language="it" fo:country="IT" fo:font-style="normal" fo:font-weight="bold" style:font-weight-asian="bold" style:font-weight-complex="bold"/>
    </style:style>
    <style:style style:name="T6" style:family="text">
      <style:text-properties fo:language="it" fo:country="IT"/>
    </style:style>
    <style:style style:name="T7" style:family="text">
      <style:text-properties fo:language="it" fo:country="IT" officeooo:rsid="001cb10f"/>
    </style:style>
    <style:style style:name="T8" style:family="text">
      <style:text-properties fo:language="it" fo:country="IT" style:text-underline-style="none"/>
    </style:style>
    <style:style style:name="T9" style:family="text">
      <style:text-properties fo:language="it" fo:country="IT" style:text-underline-style="none" officeooo:rsid="00ac6c35" style:font-weight-asian="normal" style:font-weight-complex="normal"/>
    </style:style>
    <style:style style:name="T10" style:family="text">
      <style:text-properties fo:language="it" fo:country="IT" style:text-underline-style="none" officeooo:rsid="029c9e42" style:font-weight-asian="normal" style:font-weight-complex="normal"/>
    </style:style>
    <style:style style:name="T11" style:family="text">
      <style:text-properties fo:language="it" fo:country="IT" fo:font-style="normal" style:font-style-asian="normal" style:font-style-complex="normal"/>
    </style:style>
    <style:style style:name="T12" style:family="text">
      <style:text-properties fo:language="it" fo:country="IT" fo:font-style="normal" officeooo:rsid="02572376" style:font-style-asian="normal" style:font-style-complex="normal"/>
    </style:style>
    <style:style style:name="T13" style:family="text">
      <style:text-properties fo:language="it" fo:country="IT" fo:font-style="normal" officeooo:rsid="025fef12" style:font-style-asian="normal" style:font-style-complex="normal"/>
    </style:style>
    <style:style style:name="T14" style:family="text">
      <style:text-properties fo:language="it" fo:country="IT" fo:font-style="normal" officeooo:rsid="02616e41" style:font-style-asian="normal" style:font-style-complex="normal"/>
    </style:style>
    <style:style style:name="T15" style:family="text">
      <style:text-properties fo:language="it" fo:country="IT" fo:font-style="italic" style:font-style-asian="italic" style:font-style-complex="italic"/>
    </style:style>
    <style:style style:name="T16" style:family="text">
      <style:text-properties fo:language="it" fo:country="IT" fo:font-style="italic" officeooo:rsid="02572376" style:font-style-asian="italic" style:font-style-complex="italic"/>
    </style:style>
    <style:style style:name="T17" style:family="text">
      <style:text-properties fo:language="it" fo:country="IT" style:font-style-asian="normal" style:font-style-complex="normal"/>
    </style:style>
    <style:style style:name="T18" style:family="text">
      <style:text-properties fo:language="it" fo:country="IT" officeooo:rsid="025fef12" style:font-style-asian="normal" style:font-style-complex="normal"/>
    </style:style>
    <style:style style:name="T19" style:family="text">
      <style:text-properties fo:language="it" fo:country="IT" fo:font-weight="bold" style:font-weight-asian="bold" style:font-weight-complex="bold"/>
    </style:style>
    <style:style style:name="T20" style:family="text">
      <style:text-properties fo:language="it" fo:country="IT" officeooo:rsid="002e109d"/>
    </style:style>
    <style:style style:name="T21" style:family="text">
      <style:text-properties fo:language="it" fo:country="IT" officeooo:rsid="01bf9099"/>
    </style:style>
    <style:style style:name="T22" style:family="text">
      <style:text-properties fo:language="it" fo:country="IT" officeooo:rsid="02482e8a"/>
    </style:style>
    <style:style style:name="T23" style:family="text">
      <style:text-properties fo:language="it" fo:country="IT" officeooo:rsid="024f0887"/>
    </style:style>
    <style:style style:name="T24" style:family="text">
      <style:text-properties fo:language="it" fo:country="IT" officeooo:rsid="02616e41"/>
    </style:style>
    <style:style style:name="T25" style:family="text">
      <style:text-properties fo:language="it" fo:country="IT" officeooo:rsid="029c9e42"/>
    </style:style>
    <style:style style:name="T26" style:family="text">
      <style:text-properties fo:language="it" fo:country="IT" officeooo:rsid="02ac1d64"/>
    </style:style>
    <style:style style:name="T27" style:family="text">
      <style:text-properties fo:language="it" fo:country="IT" officeooo:rsid="030a8429"/>
    </style:style>
    <style:style style:name="T28" style:family="text">
      <style:text-properties fo:language="it" fo:country="IT" officeooo:rsid="030c5f2c"/>
    </style:style>
    <style:style style:name="T29" style:family="text">
      <style:text-properties fo:language="it" fo:country="IT" officeooo:rsid="030ce6bb"/>
    </style:style>
    <style:style style:name="T30" style:family="text">
      <style:text-properties fo:language="it" fo:country="IT" officeooo:rsid="02d572b4"/>
    </style:style>
    <style:style style:name="T31" style:family="text">
      <style:text-properties fo:language="it" fo:country="IT" officeooo:rsid="030e9f50"/>
    </style:style>
    <style:style style:name="T32" style:family="text">
      <style:text-properties fo:language="it" fo:country="IT" officeooo:rsid="0313bf3e"/>
    </style:style>
    <style:style style:name="T33" style:family="text">
      <style:text-properties fo:language="it" fo:country="IT" officeooo:rsid="03154333"/>
    </style:style>
    <style:style style:name="T34" style:family="text">
      <style:text-properties fo:language="it" fo:country="IT" officeooo:rsid="032a0be9"/>
    </style:style>
    <style:style style:name="T35" style:family="text">
      <style:text-properties fo:language="it" fo:country="IT" officeooo:rsid="033ed87a"/>
    </style:style>
    <style:style style:name="T36" style:family="text">
      <style:text-properties fo:language="it" fo:country="IT" officeooo:rsid="034e203e"/>
    </style:style>
    <style:style style:name="T37" style:family="text">
      <style:text-properties fo:language="it" fo:country="IT" officeooo:rsid="02f4ffc9"/>
    </style:style>
    <style:style style:name="T38" style:family="text">
      <style:text-properties fo:language="it" fo:country="IT" officeooo:rsid="0351b5f5"/>
    </style:style>
    <style:style style:name="T39" style:family="text">
      <style:text-properties fo:language="it" fo:country="IT" officeooo:rsid="0341021e"/>
    </style:style>
    <style:style style:name="T40" style:family="text">
      <style:text-properties fo:language="it" fo:country="IT" officeooo:rsid="0352d332"/>
    </style:style>
    <style:style style:name="T41" style:family="text">
      <style:text-properties fo:language="it" fo:country="IT" officeooo:rsid="035527e7"/>
    </style:style>
    <style:style style:name="T42" style:family="text">
      <style:text-properties fo:language="it" fo:country="IT" officeooo:rsid="0357a85a"/>
    </style:style>
    <style:style style:name="T43" style:family="text">
      <style:text-properties fo:language="it" fo:country="IT" officeooo:rsid="0361cd8c"/>
    </style:style>
    <style:style style:name="T44" style:family="text">
      <style:text-properties fo:language="it" fo:country="IT" officeooo:rsid="0369fbd5"/>
    </style:style>
    <style:style style:name="T45" style:family="text">
      <style:text-properties fo:language="it" fo:country="IT" officeooo:rsid="036edd5f"/>
    </style:style>
    <style:style style:name="T46" style:family="text">
      <style:text-properties fo:language="it" fo:country="IT" officeooo:rsid="02755b5e"/>
    </style:style>
    <style:style style:name="T47" style:family="text">
      <style:text-properties fo:language="it" fo:country="IT" officeooo:rsid="037079d5"/>
    </style:style>
    <style:style style:name="T48" style:family="text">
      <style:text-properties officeooo:rsid="037f601d"/>
    </style:style>
    <style:style style:name="T49" style:family="text">
      <style:text-properties officeooo:rsid="037e7175"/>
    </style:style>
    <style:style style:name="T50" style:family="text">
      <style:text-properties officeooo:rsid="037f2621"/>
    </style:style>
    <style:style style:name="T51" style:family="text">
      <style:text-properties officeooo:rsid="0016fd32"/>
    </style:style>
    <style:style style:name="T52" style:family="text">
      <style:text-properties fo:font-style="italic" style:font-style-asian="italic" style:font-style-complex="italic"/>
    </style:style>
    <style:style style:name="T53" style:family="text">
      <style:text-properties fo:font-style="italic" officeooo:rsid="02572376" style:font-style-asian="italic" style:font-style-complex="italic"/>
    </style:style>
    <style:style style:name="T54" style:family="text">
      <style:text-properties fo:font-style="italic" officeooo:rsid="02cdb411" style:font-style-asian="italic" style:font-style-complex="italic"/>
    </style:style>
    <style:style style:name="T55" style:family="text">
      <style:text-properties fo:font-style="italic" officeooo:rsid="03001f21"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27e823e" style:font-style-asian="italic" style:font-weight-asian="bold" style:font-style-complex="italic" style:font-weight-complex="bold"/>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weight="bold" style:font-weight-asian="bold" style:font-weight-complex="bold"/>
    </style:style>
    <style:style style:name="T60" style:family="text">
      <style:text-properties fo:font-weight="bold" officeooo:rsid="02c75c96" style:font-weight-asian="bold" style:font-weight-complex="bold"/>
    </style:style>
    <style:style style:name="T61" style:family="text">
      <style:text-properties fo:font-style="normal" fo:font-weight="normal" officeooo:rsid="027e823e" style:font-style-asian="normal" style:font-weight-asian="normal" style:font-style-complex="normal" style:font-weight-complex="normal"/>
    </style:style>
    <style:style style:name="T62" style:family="text">
      <style:text-properties fo:font-style="normal" fo:font-weight="normal" officeooo:rsid="0282bdaa" style:font-style-asian="normal" style:font-weight-asian="normal" style:font-style-complex="normal" style:font-weight-complex="normal"/>
    </style:style>
    <style:style style:name="T63" style:family="text">
      <style:text-properties style:text-line-through-style="none" style:text-line-through-type="none" officeooo:rsid="02be495c"/>
    </style:style>
    <style:style style:name="T64" style:family="text">
      <style:text-properties officeooo:rsid="0029fe1b"/>
    </style:style>
    <style:style style:name="T65" style:family="text">
      <style:text-properties officeooo:rsid="002d6039"/>
    </style:style>
    <style:style style:name="T66" style:family="text">
      <style:text-properties officeooo:rsid="003335f5"/>
    </style:style>
    <style:style style:name="T67" style:family="text">
      <style:text-properties officeooo:rsid="0040db96"/>
    </style:style>
    <style:style style:name="T68" style:family="text">
      <style:text-properties style:font-style-asian="normal" style:font-weight-asian="normal" style:font-style-complex="normal" style:font-weight-complex="normal"/>
    </style:style>
    <style:style style:name="T69" style:family="text">
      <style:text-properties officeooo:rsid="001af508"/>
    </style:style>
    <style:style style:name="T70" style:family="text">
      <style:text-properties officeooo:rsid="02482e8a"/>
    </style:style>
    <style:style style:name="T71" style:family="text">
      <style:text-properties officeooo:rsid="024a2ae6"/>
    </style:style>
    <style:style style:name="T72" style:family="text">
      <style:text-properties officeooo:rsid="024af987"/>
    </style:style>
    <style:style style:name="T73" style:family="text">
      <style:text-properties officeooo:rsid="024d1b4f"/>
    </style:style>
    <style:style style:name="T74" style:family="text">
      <style:text-properties officeooo:rsid="0252007b"/>
    </style:style>
    <style:style style:name="T75" style:family="text">
      <style:text-properties officeooo:rsid="025340e0"/>
    </style:style>
    <style:style style:name="T76" style:family="text">
      <style:text-properties officeooo:rsid="0253fb36"/>
    </style:style>
    <style:style style:name="T77" style:family="text">
      <style:text-properties officeooo:rsid="02556603"/>
    </style:style>
    <style:style style:name="T78" style:family="text">
      <style:text-properties officeooo:rsid="024be156"/>
    </style:style>
    <style:style style:name="T79" style:family="text">
      <style:text-properties officeooo:rsid="02572376"/>
    </style:style>
    <style:style style:name="T80" style:family="text">
      <style:text-properties officeooo:rsid="025e1194"/>
    </style:style>
    <style:style style:name="T81" style:family="text">
      <style:text-properties officeooo:rsid="02616e41"/>
    </style:style>
    <style:style style:name="T82" style:family="text">
      <style:text-properties officeooo:rsid="02623e37"/>
    </style:style>
    <style:style style:name="T83" style:family="text">
      <style:text-properties officeooo:rsid="026388e7"/>
    </style:style>
    <style:style style:name="T84" style:family="text">
      <style:text-properties officeooo:rsid="026718b6"/>
    </style:style>
    <style:style style:name="T85" style:family="text">
      <style:text-properties officeooo:rsid="026725bf"/>
    </style:style>
    <style:style style:name="T86" style:family="text">
      <style:text-properties officeooo:rsid="0268cdd8"/>
    </style:style>
    <style:style style:name="T87" style:family="text">
      <style:text-properties officeooo:rsid="026d0a80"/>
    </style:style>
    <style:style style:name="T88" style:family="text">
      <style:text-properties officeooo:rsid="02691e0d"/>
    </style:style>
    <style:style style:name="T89" style:family="text">
      <style:text-properties officeooo:rsid="02727e35"/>
    </style:style>
    <style:style style:name="T90" style:family="text">
      <style:text-properties officeooo:rsid="02735b1e"/>
    </style:style>
    <style:style style:name="T91" style:family="text">
      <style:text-properties officeooo:rsid="02753286"/>
    </style:style>
    <style:style style:name="T92" style:family="text">
      <style:text-properties officeooo:rsid="02769d4b"/>
    </style:style>
    <style:style style:name="T93" style:family="text">
      <style:text-properties officeooo:rsid="0277c6bd"/>
    </style:style>
    <style:style style:name="T94" style:family="text">
      <style:text-properties officeooo:rsid="02755b5e"/>
    </style:style>
    <style:style style:name="T95" style:family="text">
      <style:text-properties officeooo:rsid="0278b573"/>
    </style:style>
    <style:style style:name="T96" style:family="text">
      <style:text-properties officeooo:rsid="027e823e"/>
    </style:style>
    <style:style style:name="T97"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98" style:family="text">
      <style:text-properties officeooo:rsid="0280e410"/>
    </style:style>
    <style:style style:name="T99" style:family="text">
      <style:text-properties officeooo:rsid="0283c05f"/>
    </style:style>
    <style:style style:name="T100" style:family="text">
      <style:text-properties officeooo:rsid="0285e03e"/>
    </style:style>
    <style:style style:name="T101" style:family="text">
      <style:text-properties officeooo:rsid="0287a6ad"/>
    </style:style>
    <style:style style:name="T102" style:family="text">
      <style:text-properties officeooo:rsid="02885411"/>
    </style:style>
    <style:style style:name="T103" style:family="text">
      <style:text-properties officeooo:rsid="0272fa2a"/>
    </style:style>
    <style:style style:name="T104" style:family="text">
      <style:text-properties officeooo:rsid="028906d4"/>
    </style:style>
    <style:style style:name="T105" style:family="text">
      <style:text-properties officeooo:rsid="028a2494"/>
    </style:style>
    <style:style style:name="T106" style:family="text">
      <style:text-properties officeooo:rsid="028e1800"/>
    </style:style>
    <style:style style:name="T107" style:family="text">
      <style:text-properties officeooo:rsid="028fd1f0"/>
    </style:style>
    <style:style style:name="T108" style:family="text">
      <style:text-properties officeooo:rsid="0291bf16"/>
    </style:style>
    <style:style style:name="T109" style:family="text">
      <style:text-properties officeooo:rsid="0292ca75"/>
    </style:style>
    <style:style style:name="T110" style:family="text">
      <style:text-properties officeooo:rsid="029403c5"/>
    </style:style>
    <style:style style:name="T111" style:family="text">
      <style:text-properties officeooo:rsid="0294ce52"/>
    </style:style>
    <style:style style:name="T112" style:family="text">
      <style:text-properties officeooo:rsid="02967837"/>
    </style:style>
    <style:style style:name="T113" style:family="text">
      <style:text-properties officeooo:rsid="029c9e42"/>
    </style:style>
    <style:style style:name="T114" style:family="text">
      <style:text-properties officeooo:rsid="02a0568c"/>
    </style:style>
    <style:style style:name="T115" style:family="text">
      <style:text-properties officeooo:rsid="02a0f287"/>
    </style:style>
    <style:style style:name="T116" style:family="text">
      <style:text-properties officeooo:rsid="02a70c46"/>
    </style:style>
    <style:style style:name="T117" style:family="text">
      <style:text-properties officeooo:rsid="02a8ff93"/>
    </style:style>
    <style:style style:name="T118" style:family="text">
      <style:text-properties officeooo:rsid="02ab2bcc"/>
    </style:style>
    <style:style style:name="T119" style:family="text">
      <style:text-properties officeooo:rsid="029b3cdf"/>
    </style:style>
    <style:style style:name="T120" style:family="text">
      <style:text-properties officeooo:rsid="02adc2af"/>
    </style:style>
    <style:style style:name="T121" style:family="text">
      <style:text-properties officeooo:rsid="02ae615d"/>
    </style:style>
    <style:style style:name="T122" style:family="text">
      <style:text-properties officeooo:rsid="02b153a5"/>
    </style:style>
    <style:style style:name="T123" style:family="text">
      <style:text-properties fo:color="#0084d1" style:font-name="Liberation Serif3" fo:font-size="12pt"/>
    </style:style>
    <style:style style:name="T124" style:family="text">
      <style:text-properties officeooo:rsid="02b1e302"/>
    </style:style>
    <style:style style:name="T125" style:family="text">
      <style:text-properties officeooo:rsid="02b72656"/>
    </style:style>
    <style:style style:name="T126" style:family="text">
      <style:text-properties officeooo:rsid="02b93bd2"/>
    </style:style>
    <style:style style:name="T127" style:family="text">
      <style:text-properties officeooo:rsid="02bc7e7b"/>
    </style:style>
    <style:style style:name="T128" style:family="text">
      <style:text-properties officeooo:rsid="02bd927a"/>
    </style:style>
    <style:style style:name="T129" style:family="text">
      <style:text-properties officeooo:rsid="02be495c"/>
    </style:style>
    <style:style style:name="T130" style:family="text">
      <style:text-properties officeooo:rsid="02bf152b"/>
    </style:style>
    <style:style style:name="T131" style:family="text">
      <style:text-properties officeooo:rsid="02c0ab5d"/>
    </style:style>
    <style:style style:name="T132" style:family="text">
      <style:text-properties officeooo:rsid="02c1248a"/>
    </style:style>
    <style:style style:name="T133" style:family="text">
      <style:text-properties officeooo:rsid="02c20740"/>
    </style:style>
    <style:style style:name="T134" style:family="text">
      <style:text-properties officeooo:rsid="02c33b24"/>
    </style:style>
    <style:style style:name="T135" style:family="text">
      <style:text-properties officeooo:rsid="02c4db5b"/>
    </style:style>
    <style:style style:name="T136" style:family="text">
      <style:text-properties officeooo:rsid="02c5a1a1"/>
    </style:style>
    <style:style style:name="T137" style:family="text">
      <style:text-properties officeooo:rsid="02c75c96"/>
    </style:style>
    <style:style style:name="T138" style:family="text">
      <style:text-properties officeooo:rsid="02bb7a2a"/>
    </style:style>
    <style:style style:name="T139" style:family="text">
      <style:text-properties officeooo:rsid="02c94a0c"/>
    </style:style>
    <style:style style:name="T140" style:family="text">
      <style:text-properties officeooo:rsid="02cdb411"/>
    </style:style>
    <style:style style:name="T141" style:family="text">
      <style:text-properties officeooo:rsid="02cf8166"/>
    </style:style>
    <style:style style:name="T142" style:family="text">
      <style:text-properties officeooo:rsid="02d02eff"/>
    </style:style>
    <style:style style:name="T143" style:family="text">
      <style:text-properties officeooo:rsid="02d1c5f8"/>
    </style:style>
    <style:style style:name="T144" style:family="text">
      <style:text-properties officeooo:rsid="02d572b4"/>
    </style:style>
    <style:style style:name="T145" style:family="text">
      <style:text-properties officeooo:rsid="02d99ea9"/>
    </style:style>
    <style:style style:name="T146" style:family="text">
      <style:text-properties officeooo:rsid="02da774e"/>
    </style:style>
    <style:style style:name="T147" style:family="text">
      <style:text-properties officeooo:rsid="02db5655"/>
    </style:style>
    <style:style style:name="T148" style:family="text">
      <style:text-properties officeooo:rsid="02ddc502"/>
    </style:style>
    <style:style style:name="T149" style:family="text">
      <style:text-properties officeooo:rsid="02ddc649"/>
    </style:style>
    <style:style style:name="T150" style:family="text">
      <style:text-properties style:font-style-asian="italic" style:font-weight-asian="normal" style:font-style-complex="italic" style:font-weight-complex="normal"/>
    </style:style>
    <style:style style:name="T151" style:family="text">
      <style:text-properties officeooo:rsid="02e27bee"/>
    </style:style>
    <style:style style:name="T152" style:family="text">
      <style:text-properties officeooo:rsid="02e32b19"/>
    </style:style>
    <style:style style:name="T153" style:family="text">
      <style:text-properties officeooo:rsid="02e3b503"/>
    </style:style>
    <style:style style:name="T154" style:family="text">
      <style:text-properties officeooo:rsid="02e3cc87"/>
    </style:style>
    <style:style style:name="T155" style:family="text">
      <style:text-properties officeooo:rsid="02e6789e"/>
    </style:style>
    <style:style style:name="T156" style:family="text">
      <style:text-properties officeooo:rsid="02e9ab53"/>
    </style:style>
    <style:style style:name="T157" style:family="text">
      <style:text-properties officeooo:rsid="02efdd75"/>
    </style:style>
    <style:style style:name="T158" style:family="text">
      <style:text-properties officeooo:rsid="02f4284a"/>
    </style:style>
    <style:style style:name="T159" style:family="text">
      <style:text-properties officeooo:rsid="02f5c6df"/>
    </style:style>
    <style:style style:name="T160" style:family="text">
      <style:text-properties officeooo:rsid="02f5d6d7"/>
    </style:style>
    <style:style style:name="T161" style:family="text">
      <style:text-properties officeooo:rsid="02f6b976"/>
    </style:style>
    <style:style style:name="T162" style:family="text">
      <style:text-properties officeooo:rsid="02f740cf"/>
    </style:style>
    <style:style style:name="T163" style:family="text">
      <style:text-properties officeooo:rsid="02f9a376"/>
    </style:style>
    <style:style style:name="T164" style:family="text">
      <style:text-properties officeooo:rsid="02fab95e"/>
    </style:style>
    <style:style style:name="T165" style:family="text">
      <style:text-properties officeooo:rsid="02fe8fff"/>
    </style:style>
    <style:style style:name="T166" style:family="text">
      <style:text-properties officeooo:rsid="030004c5"/>
    </style:style>
    <style:style style:name="T167" style:family="text">
      <style:text-properties officeooo:rsid="03012565"/>
    </style:style>
    <style:style style:name="T168" style:family="text">
      <style:text-properties officeooo:rsid="0301f2ec"/>
    </style:style>
    <style:style style:name="T169" style:family="text">
      <style:text-properties officeooo:rsid="03058d81"/>
    </style:style>
    <style:style style:name="T170" style:family="text">
      <style:text-properties officeooo:rsid="0309c933"/>
    </style:style>
    <style:style style:name="T171" style:family="text">
      <style:text-properties officeooo:rsid="030a8429"/>
    </style:style>
    <style:style style:name="T172" style:family="text">
      <style:text-properties officeooo:rsid="030e9f50"/>
    </style:style>
    <style:style style:name="T173" style:family="text">
      <style:text-properties officeooo:rsid="031241b2"/>
    </style:style>
    <style:style style:name="T174" style:family="text">
      <style:text-properties officeooo:rsid="0313bf3e"/>
    </style:style>
    <style:style style:name="T175" style:family="text">
      <style:text-properties officeooo:rsid="03154333"/>
    </style:style>
    <style:style style:name="T176" style:family="text">
      <style:text-properties officeooo:rsid="03163667"/>
    </style:style>
    <style:style style:name="T177" style:family="text">
      <style:text-properties officeooo:rsid="03189962"/>
    </style:style>
    <style:style style:name="T178" style:family="text">
      <style:text-properties officeooo:rsid="0319d5eb"/>
    </style:style>
    <style:style style:name="T179" style:family="text">
      <style:text-properties officeooo:rsid="031b9394"/>
    </style:style>
    <style:style style:name="T180" style:family="text">
      <style:text-properties officeooo:rsid="031c1524"/>
    </style:style>
    <style:style style:name="T181" style:family="text">
      <style:text-properties officeooo:rsid="031ce4df"/>
    </style:style>
    <style:style style:name="T182" style:family="text">
      <style:text-properties officeooo:rsid="0324af2b"/>
    </style:style>
    <style:style style:name="T183" style:family="text">
      <style:text-properties officeooo:rsid="032d552c"/>
    </style:style>
    <style:style style:name="T184" style:family="text">
      <style:text-properties officeooo:rsid="032d7a43"/>
    </style:style>
    <style:style style:name="T185" style:family="text">
      <style:text-properties officeooo:rsid="0331c135"/>
    </style:style>
    <style:style style:name="T186" style:family="text">
      <style:text-properties officeooo:rsid="03338a56"/>
    </style:style>
    <style:style style:name="T187" style:family="text">
      <style:text-properties officeooo:rsid="0335482d"/>
    </style:style>
    <style:style style:name="T188" style:family="text">
      <style:text-properties officeooo:rsid="03360abe"/>
    </style:style>
    <style:style style:name="T189" style:family="text">
      <style:text-properties officeooo:rsid="0337a4fd"/>
    </style:style>
    <style:style style:name="T190" style:family="text">
      <style:text-properties officeooo:rsid="033a01d5"/>
    </style:style>
    <style:style style:name="T191" style:family="text">
      <style:text-properties officeooo:rsid="033a2df4"/>
    </style:style>
    <style:style style:name="T192" style:family="text">
      <style:text-properties officeooo:rsid="033b0f68"/>
    </style:style>
    <style:style style:name="T193" style:family="text">
      <style:text-properties officeooo:rsid="033d52c2"/>
    </style:style>
    <style:style style:name="T194" style:family="text">
      <style:text-properties officeooo:rsid="0352d332"/>
    </style:style>
    <style:style style:name="T195" style:family="text">
      <style:text-properties officeooo:rsid="035527e7"/>
    </style:style>
    <style:style style:name="T196" style:family="text">
      <style:text-properties style:text-underline-style="none" style:font-weight-asian="normal" style:font-weight-complex="normal"/>
    </style:style>
    <style:style style:name="T197" style:family="text">
      <style:text-properties style:text-underline-style="none" officeooo:rsid="00ac6c35" style:font-weight-asian="normal" style:font-weight-complex="normal"/>
    </style:style>
    <style:style style:name="T198" style:family="text">
      <style:text-properties style:text-underline-style="none" officeooo:rsid="035d782f" style:font-weight-asian="normal" style:font-weight-complex="normal"/>
    </style:style>
    <style:style style:name="T199" style:family="text">
      <style:text-properties officeooo:rsid="03557e3b"/>
    </style:style>
    <style:style style:name="T200" style:family="text">
      <style:text-properties officeooo:rsid="0357a85a"/>
    </style:style>
    <style:style style:name="T201" style:family="text">
      <style:text-properties officeooo:rsid="0358e4f9"/>
    </style:style>
    <style:style style:name="T202" style:family="text">
      <style:text-properties officeooo:rsid="035bbfad"/>
    </style:style>
    <style:style style:name="T203" style:family="text">
      <style:text-properties style:font-name="Liberation Serif" fo:language="it" fo:country="IT" officeooo:rsid="0341021e"/>
    </style:style>
    <style:style style:name="T204" style:family="text">
      <style:text-properties style:font-name="Liberation Serif" fo:language="it" fo:country="IT" officeooo:rsid="035d782f"/>
    </style:style>
    <style:style style:name="T205" style:family="text">
      <style:text-properties style:font-name="Liberation Serif" style:text-underline-style="none" officeooo:rsid="00ac6c35" style:font-weight-asian="normal" style:font-weight-complex="normal"/>
    </style:style>
    <style:style style:name="T206" style:family="text">
      <style:text-properties officeooo:rsid="035d782f"/>
    </style:style>
    <style:style style:name="T207" style:family="text">
      <style:text-properties officeooo:rsid="0349daff"/>
    </style:style>
    <style:style style:name="T208" style:family="text">
      <style:text-properties officeooo:rsid="0361cd8c"/>
    </style:style>
    <style:style style:name="T209" style:family="text">
      <style:text-properties officeooo:rsid="0364500b"/>
    </style:style>
    <style:style style:name="T210" style:family="text">
      <style:text-properties officeooo:rsid="03645c61"/>
    </style:style>
    <style:style style:name="T211" style:family="text">
      <style:text-properties officeooo:rsid="036643b2"/>
    </style:style>
    <style:style style:name="T212" style:family="text">
      <style:text-properties officeooo:rsid="0366c56b"/>
    </style:style>
    <style:style style:name="T213" style:family="text">
      <style:text-properties officeooo:rsid="036acc3b"/>
    </style:style>
    <style:style style:name="T214" style:family="text">
      <style:text-properties officeooo:rsid="036b93d4"/>
    </style:style>
    <style:style style:name="T215" style:family="text">
      <style:text-properties officeooo:rsid="036d04be"/>
    </style:style>
    <style:style style:name="T216" style:family="text">
      <style:text-properties officeooo:rsid="036ecf7c"/>
    </style:style>
    <style:style style:name="T217" style:family="text">
      <style:text-properties officeooo:rsid="036edd5f"/>
    </style:style>
    <style:style style:name="T218" style:family="text">
      <style:text-properties officeooo:rsid="0381a02c"/>
    </style:style>
    <style:style style:name="T219" style:family="text">
      <style:text-properties officeooo:rsid="03844d62"/>
    </style:style>
    <style:style style:name="T220" style:family="text">
      <style:text-properties officeooo:rsid="0369fbd5"/>
    </style:style>
    <style:style style:name="T221" style:family="text">
      <style:text-properties officeooo:rsid="02f4ffc9"/>
    </style:style>
    <style:style style:name="T222" style:family="text">
      <style:text-properties officeooo:rsid="0351b5f5"/>
    </style:style>
    <style:style style:name="T223" style:family="text">
      <style:text-properties officeooo:rsid="0341021e"/>
    </style:style>
    <style:style style:name="T224" style:family="text">
      <style:text-properties officeooo:rsid="0384b78c"/>
    </style:style>
    <style:style style:name="T225" style:family="text">
      <style:text-properties officeooo:rsid="030c5f2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24090720" text:id="ct124090720">
          <text:format-change>
            <office:change-info>
              <dc:creator>Unknown Author</dc:creator>
              <dc:date>2018-11-14T22:43:33</dc:date>
            </office:change-info>
          </text:format-change>
        </text:changed-region>
        <text:changed-region xml:id="ct129737824" text:id="ct129737824">
          <text:insertion>
            <office:change-info>
              <dc:creator>Autore sconosciuto</dc:creator>
              <dc:date>2018-11-14T16:13:51</dc:date>
            </office:change-info>
          </text:insertion>
        </text:changed-region>
        <text:changed-region xml:id="ct124632384" text:id="ct124632384">
          <text:format-change>
            <office:change-info>
              <dc:creator>Unknown Author</dc:creator>
              <dc:date>2018-11-14T22:43:43</dc:date>
            </office:change-info>
          </text:format-change>
        </text:changed-region>
        <text:changed-region xml:id="ct129783312" text:id="ct129783312">
          <text:deletion>
            <office:change-info>
              <dc:creator>Unknown Author</dc:creator>
              <dc:date>2018-11-14T22:33:35</dc:date>
            </office:change-info>
            <text:p text:style-name="P1"><text:span text:style-name="T1">dà</text:span></text:p>
          </text:deletion>
        </text:changed-region>
        <text:changed-region xml:id="ct129760864" text:id="ct129760864">
          <text:insertion>
            <office:change-info>
              <dc:creator>Unknown Author</dc:creator>
              <dc:date>2018-11-14T22:33:35</dc:date>
            </office:change-info>
          </text:insertion>
        </text:changed-region>
        <text:changed-region xml:id="ct129775968" text:id="ct129775968">
          <text:insertion>
            <office:change-info>
              <dc:creator>Unknown Author</dc:creator>
              <dc:date>2018-11-14T22:33:45</dc:date>
            </office:change-info>
          </text:insertion>
        </text:changed-region>
        <text:changed-region xml:id="ct129778112" text:id="ct129778112">
          <text:deletion>
            <office:change-info>
              <dc:creator>Autore sconosciuto</dc:creator>
              <dc:date>2018-11-14T16:14:28</dc:date>
            </office:change-info>
            <text:p text:style-name="P1"><text:span text:style-name="T2">Ma</text:span></text:p>
          </text:deletion>
        </text:changed-region>
        <text:changed-region xml:id="ct129779952" text:id="ct129779952">
          <text:insertion>
            <office:change-info>
              <dc:creator>Autore sconosciuto</dc:creator>
              <dc:date>2018-11-14T16:14:28</dc:date>
            </office:change-info>
          </text:insertion>
        </text:changed-region>
        <text:changed-region xml:id="ct129794992" text:id="ct129794992">
          <text:insertion>
            <office:change-info>
              <dc:creator>Unknown Author</dc:creator>
              <dc:date>2018-11-14T22:34:34</dc:date>
            </office:change-info>
          </text:insertion>
        </text:changed-region>
        <text:changed-region xml:id="ct129796976" text:id="ct129796976">
          <text:deletion>
            <office:change-info>
              <dc:creator>Unknown Author</dc:creator>
              <dc:date>2018-11-14T22:34:40</dc:date>
            </office:change-info>
            <text:p text:style-name="P1"><text:span text:style-name="T2"><text:s/>qui di seguito</text:span></text:p>
          </text:deletion>
        </text:changed-region>
        <text:changed-region xml:id="ct129798352" text:id="ct129798352">
          <text:deletion>
            <office:change-info>
              <dc:creator>Unknown Author</dc:creator>
              <dc:date>2018-11-14T22:35:07</dc:date>
            </office:change-info>
            <text:p text:style-name="P2"><text:span text:style-name="T3">consente</text:span></text:p>
          </text:deletion>
        </text:changed-region>
        <text:changed-region xml:id="ct129785600" text:id="ct129785600">
          <text:insertion>
            <office:change-info>
              <dc:creator>Unknown Author</dc:creator>
              <dc:date>2018-11-14T22:35:07</dc:date>
            </office:change-info>
          </text:insertion>
        </text:changed-region>
        <text:changed-region xml:id="ct129778768" text:id="ct129778768">
          <text:deletion>
            <office:change-info>
              <dc:creator>Unknown Author</dc:creator>
              <dc:date>2018-11-14T22:35:11</dc:date>
            </office:change-info>
            <text:p text:style-name="P2"><text:span text:style-name="T3"><text:s/></text:span></text:p>
          </text:deletion>
        </text:changed-region>
        <text:changed-region xml:id="ct124632624" text:id="ct124632624">
          <text:insertion>
            <office:change-info>
              <dc:creator>Unknown Author</dc:creator>
              <dc:date>2018-11-14T22:35:28</dc:date>
            </office:change-info>
          </text:insertion>
        </text:changed-region>
        <text:changed-region xml:id="ct129787456" text:id="ct129787456">
          <text:deletion>
            <office:change-info>
              <dc:creator>Unknown Author</dc:creator>
              <dc:date>2018-11-14T22:35:38</dc:date>
            </office:change-info>
            <text:p text:style-name="P2"><text:span text:style-name="T3">delle nostre </text:span></text:p>
          </text:deletion>
        </text:changed-region>
        <text:changed-region xml:id="ct129768064" text:id="ct129768064">
          <text:insertion>
            <office:change-info>
              <dc:creator>Unknown Author</dc:creator>
              <dc:date>2018-11-14T22:35:38</dc:date>
            </office:change-info>
          </text:insertion>
        </text:changed-region>
        <text:changed-region xml:id="ct129762816" text:id="ct129762816">
          <text:deletion>
            <office:change-info>
              <dc:creator>Unknown Author</dc:creator>
              <dc:date>2018-11-14T22:35:43</dc:date>
            </office:change-info>
            <text:p text:style-name="P2"><text:span text:style-name="T3">perizie</text:span></text:p>
          </text:deletion>
        </text:changed-region>
        <text:changed-region xml:id="ct129795232" text:id="ct129795232">
          <text:deletion>
            <office:change-info>
              <dc:creator>Unknown Author</dc:creator>
              <dc:date>2018-11-14T22:44:24</dc:date>
            </office:change-info>
            <text:p text:style-name="P3">Vedi Voce</text:p>
          </text:deletion>
        </text:changed-region>
        <text:changed-region xml:id="ct129761456" text:id="ct129761456">
          <text:insertion>
            <office:change-info>
              <dc:creator>Unknown Author</dc:creator>
              <dc:date>2018-11-14T22:44:24</dc:date>
            </office:change-info>
          </text:insertion>
        </text:changed-region>
        <text:changed-region xml:id="ct123726704" text:id="ct123726704">
          <text:deletion>
            <office:change-info>
              <dc:creator>Unknown Author</dc:creator>
              <dc:date>2018-11-14T22:45:03</dc:date>
            </office:change-info>
            <text:p text:style-name="P3">Invio Voce</text:p>
          </text:deletion>
        </text:changed-region>
        <text:changed-region xml:id="ct129760336" text:id="ct129760336">
          <text:insertion>
            <office:change-info>
              <dc:creator>Unknown Author</dc:creator>
              <dc:date>2018-11-14T22:45:03</dc:date>
            </office:change-info>
          </text:insertion>
        </text:changed-region>
        <text:changed-region xml:id="ct129779520" text:id="ct129779520">
          <text:deletion>
            <office:change-info>
              <dc:creator>Unknown Author</dc:creator>
              <dc:date>2018-11-14T22:45:17</dc:date>
            </office:change-info>
            <text:p text:style-name="P3">computo</text:p>
          </text:deletion>
        </text:changed-region>
        <text:changed-region xml:id="ct129796384" text:id="ct129796384">
          <text:insertion>
            <office:change-info>
              <dc:creator>Unknown Author</dc:creator>
              <dc:date>2018-11-14T22:45:17</dc:date>
            </office:change-info>
          </text:insertion>
        </text:changed-region>
        <text:changed-region xml:id="ct129802848" text:id="ct129802848">
          <text:deletion>
            <office:change-info>
              <dc:creator>Unknown Author</dc:creator>
              <dc:date>2018-11-14T22:45:29</dc:date>
            </office:change-info>
            <text:p text:style-name="P3"><text:span text:style-name="T3">elenco prezzi</text:span></text:p>
          </text:deletion>
        </text:changed-region>
        <text:changed-region xml:id="ct129808720" text:id="ct129808720">
          <text:insertion>
            <office:change-info>
              <dc:creator>Unknown Author</dc:creator>
              <dc:date>2018-11-14T22:45:29</dc:date>
            </office:change-info>
          </text:insertion>
        </text:changed-region>
        <text:changed-region xml:id="ct129812160" text:id="ct129812160">
          <text:format-change>
            <office:change-info>
              <dc:creator>Unknown Author</dc:creator>
              <dc:date>2018-11-14T22:52:18</dc:date>
            </office:change-info>
          </text:format-change>
        </text:changed-region>
        <text:changed-region xml:id="ct129813984" text:id="ct129813984">
          <text:deletion>
            <office:change-info>
              <dc:creator>Unknown Author</dc:creator>
              <dc:date>2018-11-14T22:45:53</dc:date>
            </office:change-info>
            <text:p text:style-name="P3">Menù Principale</text:p>
          </text:deletion>
        </text:changed-region>
        <text:changed-region xml:id="ct129820960" text:id="ct129820960">
          <text:insertion>
            <office:change-info>
              <dc:creator>Unknown Author</dc:creator>
              <dc:date>2018-11-14T22:45:53</dc:date>
            </office:change-info>
          </text:insertion>
        </text:changed-region>
        <text:changed-region xml:id="ct129823584" text:id="ct129823584">
          <text:deletion>
            <office:change-info>
              <dc:creator>Unknown Author</dc:creator>
              <dc:date>2018-11-14T22:46:18</dc:date>
            </office:change-info>
            <text:p text:style-name="P3">Elenco Prezzi</text:p>
          </text:deletion>
        </text:changed-region>
        <text:changed-region xml:id="ct129821200" text:id="ct129821200">
          <text:insertion>
            <office:change-info>
              <dc:creator>Unknown Author</dc:creator>
              <dc:date>2018-11-14T22:46:18</dc:date>
            </office:change-info>
          </text:insertion>
        </text:changed-region>
        <text:changed-region xml:id="ct129839312" text:id="ct129839312">
          <text:format-change>
            <office:change-info>
              <dc:creator>Unknown Author</dc:creator>
              <dc:date>2018-11-14T22:46:26</dc:date>
            </office:change-info>
          </text:format-change>
        </text:changed-region>
        <text:changed-region xml:id="ct129833648" text:id="ct129833648">
          <text:deletion>
            <office:change-info>
              <dc:creator>Unknown Author</dc:creator>
              <dc:date>2018-11-14T22:53:57</dc:date>
            </office:change-info>
            <text:p text:style-name="P4">Viste</text:p>
          </text:deletion>
        </text:changed-region>
        <text:changed-region xml:id="ct123690912" text:id="ct123690912">
          <text:insertion>
            <office:change-info>
              <dc:creator>Unknown Author</dc:creator>
              <dc:date>2018-11-14T22:53:57</dc:date>
            </office:change-info>
          </text:insertion>
        </text:changed-region>
        <text:changed-region xml:id="ct129830016" text:id="ct129830016">
          <text:deletion>
            <office:change-info>
              <dc:creator>Unknown Author</dc:creator>
              <dc:date>2018-11-14T22:37:55</dc:date>
            </office:change-info>
            <text:p text:style-name="P2">lettura</text:p>
          </text:deletion>
        </text:changed-region>
        <text:changed-region xml:id="ct129762560" text:id="ct129762560">
          <text:insertion>
            <office:change-info>
              <dc:creator>Unknown Author</dc:creator>
              <dc:date>2018-11-14T22:37:55</dc:date>
            </office:change-info>
          </text:insertion>
        </text:changed-region>
        <text:changed-region xml:id="ct128090528" text:id="ct128090528">
          <text:deletion>
            <office:change-info>
              <dc:creator>Unknown Author</dc:creator>
              <dc:date>2018-11-14T22:54:46</dc:date>
            </office:change-info>
            <text:p text:style-name="P4">Anteprima di stampa</text:p>
          </text:deletion>
        </text:changed-region>
        <text:changed-region xml:id="ct129821440" text:id="ct129821440">
          <text:insertion>
            <office:change-info>
              <dc:creator>Unknown Author</dc:creator>
              <dc:date>2018-11-14T22:54:46</dc:date>
            </office:change-info>
          </text:insertion>
        </text:changed-region>
        <text:changed-region xml:id="ct129824880" text:id="ct129824880">
          <text:format-change>
            <office:change-info>
              <dc:creator>Unknown Author</dc:creator>
              <dc:date>2018-11-14T22:55:06</dc:date>
            </office:change-info>
          </text:format-change>
        </text:changed-region>
        <text:changed-region xml:id="ct129826064" text:id="ct129826064">
          <text:deletion>
            <office:change-info>
              <dc:creator>Unknown Author</dc:creator>
              <dc:date>2018-11-14T22:38:49</dc:date>
            </office:change-info>
            <text:p text:style-name="P5">attribuito</text:p>
          </text:deletion>
        </text:changed-region>
        <text:changed-region xml:id="ct129809344" text:id="ct129809344">
          <text:insertion>
            <office:change-info>
              <dc:creator>Unknown Author</dc:creator>
              <dc:date>2018-11-14T22:38:49</dc:date>
            </office:change-info>
          </text:insertion>
        </text:changed-region>
        <text:changed-region xml:id="ct129826304" text:id="ct129826304">
          <text:deletion>
            <office:change-info>
              <dc:creator>Unknown Author</dc:creator>
              <dc:date>2018-11-14T22:39:29</dc:date>
            </office:change-info>
            <text:p text:style-name="P5">del computo </text:p>
          </text:deletion>
        </text:changed-region>
        <text:changed-region xml:id="ct129810912" text:id="ct129810912">
          <text:insertion>
            <office:change-info>
              <dc:creator>Unknown Author</dc:creator>
              <dc:date>2018-11-14T22:56:12</dc:date>
            </office:change-info>
          </text:insertion>
        </text:changed-region>
        <text:changed-region xml:id="ct129811152" text:id="ct129811152">
          <text:deletion>
            <office:change-info>
              <dc:creator>Unknown Author</dc:creator>
              <dc:date>2018-11-14T22:56:13</dc:date>
            </office:change-info>
            <text:p text:style-name="P2"><text:span text:style-name="menu"><text:span text:style-name="T4">p</text:span></text:span></text:p>
          </text:deletion>
        </text:changed-region>
        <text:changed-region xml:id="ct129803312" text:id="ct129803312">
          <text:format-change>
            <office:change-info>
              <dc:creator>Unknown Author</dc:creator>
              <dc:date>2018-11-14T22:56:24</dc:date>
            </office:change-info>
          </text:format-change>
        </text:changed-region>
        <text:changed-region xml:id="ct129803776" text:id="ct129803776">
          <text:insertion>
            <office:change-info>
              <dc:creator>Unknown Author</dc:creator>
              <dc:date>2018-11-14T22:56:09</dc:date>
            </office:change-info>
          </text:insertion>
        </text:changed-region>
        <text:changed-region xml:id="ct129804016" text:id="ct129804016">
          <text:deletion>
            <office:change-info>
              <dc:creator>Unknown Author</dc:creator>
              <dc:date>2018-11-14T22:56:09</dc:date>
            </office:change-info>
            <text:p text:style-name="P2"><text:span text:style-name="menu"><text:span text:style-name="T4">a</text:span></text:span></text:p>
          </text:deletion>
        </text:changed-region>
        <text:changed-region xml:id="ct129804256" text:id="ct129804256">
          <text:insertion>
            <office:change-info>
              <dc:creator>Unknown Author</dc:creator>
              <dc:date>2018-11-14T22:40:20</dc:date>
            </office:change-info>
          </text:insertion>
        </text:changed-region>
        <text:changed-region xml:id="ct129804496" text:id="ct129804496">
          <text:deletion>
            <office:change-info>
              <dc:creator>Autore sconosciuto</dc:creator>
              <dc:date>2018-11-14T16:17:28</dc:date>
            </office:change-info>
            <text:p text:style-name="P2">ancora</text:p>
          </text:deletion>
        </text:changed-region>
        <text:changed-region xml:id="ct129805648" text:id="ct129805648">
          <text:insertion>
            <office:change-info>
              <dc:creator>Autore sconosciuto</dc:creator>
              <dc:date>2018-11-14T16:17:28</dc:date>
            </office:change-info>
          </text:insertion>
        </text:changed-region>
        <text:changed-region xml:id="ct138619184" text:id="ct138619184">
          <text:insertion>
            <office:change-info>
              <dc:creator>Unknown Author</dc:creator>
              <dc:date>2018-11-20T22:01:59</dc:date>
            </office:change-info>
          </text:insertion>
        </text:changed-region>
        <text:changed-region xml:id="ct121911344" text:id="ct121911344">
          <text:insertion>
            <office:change-info>
              <dc:creator>Unknown Author</dc:creator>
              <dc:date>2018-11-20T22:02:01</dc:date>
            </office:change-info>
          </text:insertion>
        </text:changed-region>
        <text:changed-region xml:id="ct130098384" text:id="ct130098384">
          <text:insertion>
            <office:change-info>
              <dc:creator>Unknown Author</dc:creator>
              <dc:date>2018-11-20T22:03:42</dc:date>
            </office:change-info>
          </text:insertion>
        </text:changed-region>
        <text:changed-region xml:id="ct122442768" text:id="ct122442768">
          <text:insertion>
            <office:change-info>
              <dc:creator>Unknown Author</dc:creator>
              <dc:date>2018-11-20T22: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36239422" text:style-name="Numbering_20_1">
        <text:list-item>
          <text:h text:style-name="P259" text:outline-level="1"><text:bookmark-start text:name="__RefHeading__31540_1949188957"/>Note di versione<text:bookmark-end text:name="__RefHeading__31540_1949188957"/></text:h>
        </text:list-item>
      </text:list>
      <text:list xml:id="list3174442130" text:style-name="elenco-U">
        <text:list-item>
          <text:h text:style-name="P261" text:outline-level="3"><text:bookmark-start text:name="__RefHeading__31542_1949188957"/>Modello_190_LeenO-3.9.xx.ods<text:bookmark-end text:name="__RefHeading__31542_1949188957"/></text:h>
        </text:list-item>
      </text:list>
      <text:p text:style-name="P81"><text:span text:style-name="T6">Aggiunto il modulo di </text:span><text:span text:style-name="fogli"><text:span text:style-name="T6">Analisi di Prezz</text:span></text:span><text:span text:style-name="fogli"><text:span text:style-name="T20">o</text:span></text:span><text:span text:style-name="T6"> come da schema della AVCP.</text:span></text:p>
      <text:p text:style-name="P77">Cambiati alcuni stili di formattazione e i menu a pulsanti delle tabelle di lavoro principali.</text:p>
      <text:p text:style-name="P77">Aggiunti automatismi di aggiornamento di header e footer.</text:p>
      <text:list xml:id="list233931740633298" text:continue-numbering="true" text:style-name="elenco-U">
        <text:list-item>
          <text:h text:style-name="P261" text:outline-level="3"><text:bookmark-start text:name="__RefHeading__31544_1949188957"/>3.9.0 (oxt)<text:bookmark-end text:name="__RefHeading__31544_1949188957"/></text:h>
        </text:list-item>
      </text:list>
      <text:p text:style-name="P81"><text:span text:style-name="T6">Introdotto il </text:span><text:span text:style-name="menu"><text:span text:style-name="T6">Vedi Voce</text:span></text:span><text:span text:style-name="T6"> sia in </text:span><text:span text:style-name="fogli"><text:span text:style-name="T6">COMPUTO</text:span></text:span><text:span text:style-name="T6"> che in </text:span><text:span text:style-name="fogli"><text:span text:style-name="T6">CONTABILITA</text:span></text:span><text:span text:style-name="T6">'.</text:span></text:p>
      <text:p text:style-name="P83"><text:span text:style-name="T6">Introdotto il riepilogo per Categorie in </text:span><text:span text:style-name="fogli"><text:span text:style-name="T6">COMPUTO</text:span></text:span><text:span text:style-name="T6">.</text:span></text:p>
      <text:p text:style-name="P81"><text:span text:style-name="T6">Introdotti i pulsanti di </text:span><text:span text:style-name="menu"><text:span text:style-name="T6">Partita provvisoria</text:span></text:span><text:span text:style-name="T6"> e </text:span><text:span text:style-name="menu"><text:span text:style-name="T6">Detrai partita provvisoria</text:span></text:span></text:p>
      <text:p text:style-name="P77">Automatizzato l'aggiornamento di header e footer degli stili di pagina.</text:p>
      <text:p text:style-name="P77">Migliorati i controlli in apertura del documento.</text:p>
      <text:p text:style-name="P77">Risolti alcuni bug minori.2</text:p>
      <text:list xml:id="list233932226633232" text:continue-numbering="true" text:style-name="elenco-U">
        <text:list-item>
          <text:h text:style-name="P261" text:outline-level="3"><text:bookmark-start text:name="__RefHeading__20936_1805123075"/>3.9.1 (oxt)<text:bookmark-end text:name="__RefHeading__20936_1805123075"/></text:h>
        </text:list-item>
      </text:list>
      <text:p text:style-name="P77"><text:span text:style-name="T51">M</text:span>igliorato l'inserimento di una nuova voce nel Computo.</text:p>
      <text:p text:style-name="P77"><text:span text:style-name="T51">M</text:span>igliorata la gestione dell'indice dei listini: inserito un messaggio che suggerisce di selezionare una voce dell'indice.</text:p>
      <text:p text:style-name="P77"><text:span text:style-name="T51">I</text:span>ntrodotto <text:span text:style-name="T52">colora_capitoli_listino</text:span>: tool di formattazione dei listini che colora i righi a secondo del tipo: titolo capitolo, titolo sotto-capitolo, voce madre (senza prezzo)</text:p>
      <text:p text:style-name="P77"><text:span text:style-name="T51">I</text:span>ntrodotta l'installazione dei MODELLI: per creare nuovi documenti si può usare File &gt; Nuovo &gt; Modelli &gt;... - inseriti i modelli:</text:p>
      <text:p text:style-name="P86">Computo_LeenO.ots</text:p>
      <text:p text:style-name="P86">Listino_LeenO.ots</text:p>
      <text:p text:style-name="P86">UsoBollo.ott</text:p>
      <text:p text:style-name="P77"><text:span text:style-name="T51">M</text:span>igliorato l'inserimento di una nuova analisi: si può tenere il cursore oltre la riga rossa. La nuova voce è inserita dopo quella selezionata</text:p>
      <text:p text:style-name="P77"><text:span text:style-name="T51">H</text:span>o reso opzionale l'inserimento della riga della sicurezza [+%] che propone una percentuale ma che si può gestire a discrezione dell'utente. Va trattata come "notizia": non influisce sul calcolo del prezzo finale.</text:p>
      <text:p text:style-name="P77"><text:span text:style-name="T51">V</text:span>olendo ottenere “Importo Parziale” pari a €0,00 è sufficiente cancellare il testo nella casella del codice.</text:p>
      <text:p text:style-name="P77"><text:span text:style-name="T51">R</text:span>iscritto il "RIORDINA le Analisi di Prezzo"</text:p>
      <text:p text:style-name="P77"><text:span text:style-name="T51">A</text:span>ggiunta macro per la creazione di <text:span text:style-name="T52">Genera_SOMMARIO_ANALISI</text:span></text:p>
      <text:p text:style-name="P77"><text:span text:style-name="T51">R</text:span>isoluzione di bug minori</text:p>
      <text:list xml:id="list233931813098449" text:continue-numbering="true" text:style-name="elenco-U">
        <text:list-item>
          <text:h text:style-name="P262" text:outline-level="3"><text:bookmark-start text:name="__RefHeading__16249_539796941"/>3.<text:span text:style-name="T64">10</text:span>.<text:span text:style-name="T64">0 </text:span>(oxt)<text:bookmark-end text:name="__RefHeading__16249_539796941"/></text:h>
        </text:list-item>
      </text:list>
      <text:p text:style-name="P78">Sto mirando ad escludere pian piano i riferimenti al foglio S5 per la creazione degli elementi di ogni tabella, affidando tutto il lavoro al codice Basic.</text:p>
      <text:p text:style-name="P78">Resa opzionale la richiesta di descrizione nel Vedi Voce.</text:p>
      <text:p text:style-name="P78">Aggiornata la “formula_magica” (Ctrl+9) che permette di scrivere sul rigo di descrizione il dettaglio delle operazioni complesse in modo che lavori solo se necessario. Riabilitato l’aggiornamento automatico di tutto il foglio.</text:p>
      <text:p text:style-name="P78">Riscritto completamente svuota_contabilita_esegui: ricrea il contenuto del foglio senza fare riferimento al foglio S5 (è tutto nel codice), rifà il totale e inserisce la riga “noprint”.</text:p>
      <text:p text:style-name="P78">Inserito ELIMINA_VOCE (aggiunto al menu pop up).</text:p>
      <text:p text:style-name="P78">Migliorato l’inserimento di voci in CONTABILITA.</text:p>
      <text:p text:style-name="P78"><text:soft-page-break/>Aggiunto RICICLA_MISURE (nel menù pop-up) che preleva le voci da COMPUTO per inserirle in CONTABILITA.</text:p>
      <text:p text:style-name="P78">Migliorata l’importazione delle voci da Analisi di Prezzo in Elenco Prezzi.</text:p>
      <text:p text:style-name="P78">Implementato il calcolo incidenze degli importi nel Riepilogo del COMPUTO.</text:p>
      <text:p text:style-name="P78"/>
      <text:p text:style-name="P78">NEL FILE DI ESEMPIO/MODELLO:</text:p>
      <text:p text:style-name="P78">Cambiata la struttura e gli stili di ESEMPIO_LeenO.ods uniformando l’aspetto delle tabelle di lavoro.</text:p>
      <text:p text:style-name="P78">Alleggeriti i colori delle celle. Lo scopo è permettere la stampa senza che lo “sbiancamento” sia necessario.</text:p>
      <text:p text:style-name="P78">Isolato il menu a pulsantoni che non interferisce più con le intestazioni di tabelle.</text:p>
      <text:p text:style-name="P78">Sostituite alcune formule di SOMMA() con SUBTOTALE() che permetterà la futura implementazione del parziale nelle voci di misurazione.</text:p>
      <text:p text:style-name="P78">Qualche ritocco del modulo di analisi.</text:p>
      <text:p text:style-name="P78">Migliorata la gestione ed eliminate le due righe superflue in Categoria e SottoCategoria che passano da 3 ad 1.</text:p>
      <text:p text:style-name="P78">Migliorata la creazione dei sommari in Elenco Prezzi che adesso è istantanea.</text:p>
      <text:p text:style-name="P78">Risolti bug minori.</text:p>
      <text:list xml:id="list233932373497039" text:continue-numbering="true" text:style-name="elenco-U">
        <text:list-item>
          <text:h text:style-name="P263" text:outline-level="3"><text:bookmark-start text:name="__RefHeading__16251_539796941"/>3.10.1 (oxt)<text:bookmark-end text:name="__RefHeading__16251_539796941"/></text:h>
        </text:list-item>
      </text:list>
      <text:p text:style-name="P78">Prime modifiche al menu popup.</text:p>
      <text:p text:style-name="P78">Correzione del “riordina” in Elenco prezzi.</text:p>
      <text:p text:style-name="P78">Correzioni nella riga riassuntiva in cima al COMPUTO.</text:p>
      <text:p text:style-name="P78">Correzione delle formule di sommario della contabilità in Elenco Prezzi:</text:p>
      <text:p text:style-name="P78">il calcolo adesso è diretto: quantità x prezzo = importo.</text:p>
      <text:p text:style-name="P78">il range di dati nel foglio di CONTABILITA tiene conto dell’ultimo SAL registrato.</text:p>
      <text:p text:style-name="P78">Implementato un suggerimento per il salvataggio subito dopo la creazione di un nuovo lavoro.</text:p>
      <text:p text:style-name="P78">Correzione di bug minori.</text:p>
      <text:list xml:id="list233932278896511" text:continue-numbering="true" text:style-name="elenco-U">
        <text:list-item>
          <text:h text:style-name="P260" text:outline-level="3"><text:bookmark-start text:name="__RefHeading__16253_539796941"/>3.10.2 (oxt)<text:bookmark-end text:name="__RefHeading__16253_539796941"/></text:h>
        </text:list-item>
      </text:list>
      <text:p text:style-name="P84"><text:span text:style-name="T6">Corretto bug nel calcolo dei totali SubCat del </text:span><text:span text:style-name="fogli"><text:span text:style-name="T6">COMPUTO</text:span></text:span></text:p>
      <text:p text:style-name="P85">Corretto il menù Analisi</text:p>
      <text:p text:style-name="P85"><text:span text:style-name="T59">make_pack</text:span> adeguato anche Linux</text:p>
      <text:p text:style-name="P85">Introdotto il modulo <text:span text:style-name="T59">conversioni</text:span></text:p>
      <text:p text:style-name="P85">Adeguamento di <text:span text:style-name="T59">inizializza_computo</text:span> e <text:span text:style-name="T59">inizializza_elenco</text:span> per l'adeguamento di template vecchi</text:p>
      <text:p text:style-name="P85">introdotto <text:span text:style-name="T59">da_vecchio_template</text:span>:</text:p>
      <text:list xml:id="list2530274537" text:style-name="L1">
        <text:list-item>
          <text:p text:style-name="P251">Fonde insieme le colonne di parti uguali e coefficiente.</text:p>
        </text:list-item>
      </text:list>
      <text:list xml:id="list4229987399" text:style-name="L2">
        <text:list-item>
          <text:p text:style-name="P252">elimina le righe vuote bianche di Cat e SubCat</text:p>
        </text:list-item>
        <text:list-item>
          <text:p text:style-name="P253"><text:span text:style-name="T66">Aggiorna</text:span> gli stili di cella direttamente da template di LeenO (versione corrente)</text:p>
        </text:list-item>
        <text:list-item>
          <text:p text:style-name="P252"><text:span text:style-name="T59">Controlla_Somme_Componenti_conversioni</text:span> rigenera tutte le formule ed adegua le colonne di misurazione</text:p>
        </text:list-item>
        <text:list-item>
          <text:p text:style-name="P252">Crea una copia di backup del file di origine, lavora su un file-TMP e riversa su un nuovo file creato dal template</text:p>
        </text:list-item>
        <text:list-item>
          <text:p text:style-name="P252">il convertitore tiene conto anche di eventuali formule presenti nelle celle</text:p>
        </text:list-item>
        <text:list-item>
          <text:p text:style-name="P252"><text:span text:style-name="T59">su_apertura_doc</text:span> riconosce i vecchi documenti e propone la conversione</text:p>
        </text:list-item>
      </text:list>
      <text:p text:style-name="P82"><text:span text:style-name="T6">Corretti i comandi di Cat e SubCat che adesso vengono generati direttamente da Basic senza guardare in </text:span><text:span text:style-name="fogli"><text:span text:style-name="T6">S5</text:span></text:span></text:p>
      <text:p text:style-name="P82"><text:span text:style-name="T6">Riscritto il </text:span><text:span text:style-name="T19">circoscrive_voce</text:span><text:span text:style-name="T6"> che adesso verifica la presenza della prima riga della voce e, in caso negativo, la inserisce (funziona con </text:span><text:span text:style-name="fogli"><text:span text:style-name="T6">COMPUTO</text:span></text:span><text:span text:style-name="T6"> e </text:span><text:span text:style-name="fogli"><text:span text:style-name="T6">CONTABILITA</text:span></text:span><text:span text:style-name="T6">)</text:span></text:p>
      <text:p text:style-name="P82"><text:soft-page-break/><text:span text:style-name="T6">La sheet </text:span><text:span text:style-name="fogli"><text:span text:style-name="T6">CONTABILITA</text:span></text:span><text:span text:style-name="T6"> rimane esclusa dalla conversione (ritengo eccessivo curarmene per via della molto diversa concezione attuale)</text:span></text:p>
      <text:p text:style-name="P79">Modificato il <text:span text:style-name="T59">salva_come_data</text:span> rendendo opzionale il timestamp nel nome del file</text:p>
      <text:p text:style-name="P76">Modificato il <text:span text:style-name="T59">trova_attr_sheet</text:span> che adesso lavora convertendo in maiuscolo le stringhe agevolandone la ricerca</text:p>
      <text:p text:style-name="OOoTextBody"><text:span text:style-name="T6">Rivisti i sommari su </text:span><text:span text:style-name="fogli"><text:span text:style-name="T6">Elenco Prezzi</text:span></text:span><text:span text:style-name="T6"> che adesso sono permanenti ed aggiornati in tempo reale</text:span></text:p>
      <text:list xml:id="list2646978005" text:style-name="L3">
        <text:list-item>
          <text:p text:style-name="P160"><text:span text:style-name="T6">Revisione della creazione di una voce in </text:span><text:span text:style-name="fogli"><text:span text:style-name="T6">Elenco Prezzi</text:span></text:span><text:span text:style-name="T6"> per la generazione contestuale dei sommari</text:span></text:p>
        </text:list-item>
        <text:list-item>
          <text:p text:style-name="P160"><text:span text:style-name="T6">Revisione della inizializzazione dell'</text:span><text:span text:style-name="fogli"><text:span text:style-name="T6">Elenco Prezzi</text:span></text:span></text:p>
        </text:list-item>
      </text:list>
      <text:p text:style-name="P80">Nuove voci nel menù a tendina:</text:p>
      <text:list xml:id="list3815244407" text:style-name="L4">
        <text:list-item>
          <text:p text:style-name="P255"><text:span text:style-name="menu"><text:span text:style-name="T6">Nuovo...</text:span></text:span><text:span text:style-name="T6"> &gt; </text:span><text:span text:style-name="menu"><text:span text:style-name="T6">Listino</text:span></text:span><text:span text:style-name="T6"> </text:span><text:span text:style-name="menu"><text:span text:style-name="T6">prezzi</text:span></text:span></text:p>
        </text:list-item>
        <text:list-item>
          <text:p text:style-name="P254"><text:span text:style-name="menu"><text:span text:style-name="T6">Manuale...</text:span></text:span><text:span text:style-name="T6"> apre il file PDF del Manuale d'uso</text:span></text:p>
        </text:list-item>
      </text:list>
      <text:p text:style-name="OOoTextBody"><text:span text:style-name="T6">Aggiustamenti sulla voce di menù </text:span><text:span text:style-name="menu"><text:span text:style-name="T6">=&gt;ELENCO</text:span></text:span><text:span text:style-name="T6"> (invia voci di analisi ad elenco) per controllo presenza doppioni</text:span></text:p>
      <text:p text:style-name="OOoTextBody"><text:span text:style-name="T6">Modificato aggiorna_somma_se per adeguamento a sommari in </text:span><text:span text:style-name="fogli"><text:span text:style-name="T6">Elenco Prezzi</text:span></text:span></text:p>
      <text:p text:style-name="P76">Modifiche su “controllo Doppioni durante”</text:p>
      <text:list xml:id="list233932996221155" text:continue-list="list233932278896511" text:style-name="elenco-U">
        <text:list-item>
          <text:h text:style-name="P260" text:outline-level="3"><text:bookmark-start text:name="__RefHeading__16255_539796941"/><text:span text:style-name="T65">Template 193</text:span> <text:bookmark-end text:name="__RefHeading__16255_539796941"/></text:h>
        </text:list-item>
      </text:list>
      <text:p text:style-name="P55">Descrizione di Cat e SubCat su più righe</text:p>
      <text:p text:style-name="Standard"><text:span text:style-name="T6">Adeguato anche </text:span><text:span text:style-name="fogli"><text:span text:style-name="T6">Elenco Prezzi</text:span></text:span><text:span text:style-name="T6"> al modello degli altri fogli operativi. Porta la riga dei totali sia in cima che in fondo alla tabella</text:span></text:p>
      <text:p text:style-name="Standard"><text:span text:style-name="T6">Resi permanenti i sommari di </text:span><text:span text:style-name="fogli"><text:span text:style-name="T6">COMPUTO</text:span></text:span><text:span text:style-name="T6"> e </text:span><text:span text:style-name="fogli"><text:span text:style-name="T6">CONTABILITA</text:span></text:span><text:span text:style-name="T6"> in </text:span><text:span text:style-name="fogli"><text:span text:style-name="T6">Elenco Prezzi</text:span></text:span></text:p>
      <text:p text:style-name="Standard"><text:span text:style-name="T6">Aggiunto </text:span><text:span text:style-name="menu"><text:span text:style-name="T6">Dettaglio misure ON</text:span></text:span><text:span text:style-name="T6"> e </text:span><text:span text:style-name="menu"><text:span text:style-name="T6">Dettaglio misure OFF</text:span></text:span><text:span text:style-name="T6"> nel menù </text:span><text:span text:style-name="menu"><text:span text:style-name="T6">Viste</text:span></text:span></text:p>
      <text:p text:style-name="Standard"><text:span text:style-name="fogli"><text:span text:style-name="T6">Aggiornati i menù </text:span></text:span><text:span text:style-name="menu"><text:span text:style-name="T6">Viste</text:span></text:span><text:span text:style-name="fogli"><text:span text:style-name="T6"> di Elenco Prezzi, COMPUTO e Analisi di prezzo</text:span></text:span></text:p>
      <text:p text:style-name="P56">Introdotto lo stile <text:span text:style-name="T59">"comp 1-a peso"</text:span> per consentire di dare alla colonna del peso un numero di decimali diverso dalle altre misure.</text:p>
      <text:p text:style-name="P57">Disattivata la procedura di controllo in apertura del documento che resta disponibile nel menù a tendina.</text:p>
      <text:list xml:id="list233931289829468" text:continue-numbering="true" text:style-name="elenco-U">
        <text:list-item>
          <text:h text:style-name="P260" text:outline-level="3"><text:bookmark-start text:name="__RefHeading___Toc16328_751277993"/>3.11.0 (OXT)<text:bookmark-end text:name="__RefHeading___Toc16328_751277993"/></text:h>
          <text:list>
            <text:list-item>
              <text:p text:style-name="P161">Introdotte funzionalità per la gestione della contabilità a misura a norma di regolamento (da considerarsi sperimentale).</text:p>
            </text:list-item>
            <text:list-item>
              <text:p text:style-name="P163">Disabilitata definitivamente la gestione della contabilità “semplificata”, con eliminazione del relativo menù VISTE</text:p>
            </text:list-item>
            <text:list-item>
              <text:p text:style-name="P161">Introdotta la gestione del <text:span text:style-name="T67">L</text:span>ibretto delle <text:span text:style-name="T67">M</text:span>isure</text:p>
            </text:list-item>
            <text:list-item>
              <text:p text:style-name="P161">Introdotta la generazione del Registro di Contabilità</text:p>
            </text:list-item>
            <text:list-item>
              <text:p text:style-name="P162">Introdotta la generazione dello Stato di Avanzamento Lavori</text:p>
            </text:list-item>
          </text:list>
          <text:p text:style-name="P165">Sul foglio CONTABILITA:</text:p>
          <text:list text:continue-numbering="true">
            <text:list-item>
              <text:p text:style-name="P165">Abilitato lo spostamento voce</text:p>
            </text:list-item>
            <text:list-item>
              <text:p text:style-name="P165">Abilitato il filtro di ricerca</text:p>
            </text:list-item>
            <text:list-item>
              <text:p text:style-name="P166">abilitata la numerazione automatica delle voci</text:p>
            </text:list-item>
            <text:list-item>
              <text:p text:style-name="P166">L'immissione di nuove misure nel Computo Metrico è condizionata dall'esistenza di un eventuale primo Libretto delle Misure già registrato.</text:p>
            </text:list-item>
            <text:list-item>
              <text:p text:style-name="P166">Nel nuovo menù VISTE di Contabilità sono state escluse le funzionalità che, cambiando le dimensioni degli elementi del foglio, comprometterebbero la struttura degli atti contabili.</text:p>
            </text:list-item>
            <text:list-item>
              <text:p text:style-name="P166">Risolto bug che mandava in errore la conversione da vecchia versione.</text:p>
            </text:list-item>
            <text:list-item>
              <text:p text:style-name="P166">La conversione di vecchi lavori tiene conto anche di eventuali link tra celle.</text:p>
            </text:list-item>
            <text:list-item>
              <text:p text:style-name="P166">Risolto bug del #N/D che si presentava su computi appena creati da template.</text:p>
            </text:list-item>
            <text:list-item>
              <text:p text:style-name="P166">Introdotto il “parziale” in Computo e Contabilità.</text:p>
            </text:list-item>
            <text:list-item>
              <text:p text:style-name="P166"><text:soft-page-break/>Il “parziale” viene aggiornato/adeguato in tempo reale nel caso di cancellazione di altri</text:p>
            </text:list-item>
            <text:list-item>
              <text:p text:style-name="P166">parziali o di righe di misura nell'ambito della stessa voce di Computo o Contabilità.</text:p>
            </text:list-item>
            <text:list-item>
              <text:p text:style-name="P166">Risolti i messaggi di errore che si presentavano gestendo i file-prezzario con Calc (template</text:p>
            </text:list-item>
            <text:list-item>
              <text:p text:style-name="P166">Listino_LeenO.ots) in assenza dell'installazione di LeenO.</text:p>
            </text:list-item>
            <text:list-item>
              <text:p text:style-name="P166">Modifiche mirate a snellire la procedura di controllo del file di Computo</text:p>
            </text:list-item>
            <text:list-item>
              <text:p text:style-name="P166">Introdotte Toolbars contestuali, una per ognuno dei fogli “operativi”: ELENCO, ANALISI, COMUTO, CONTABILITA</text:p>
            </text:list-item>
            <text:list-item>
              <text:p text:style-name="P166">Le Toolbars rimangono visibili ed attive solo ne caso si stia lavorando con un template di LeenO. Restano invisibili quando si usa un comune foglio di Calc.</text:p>
            </text:list-item>
            <text:list-item>
              <text:p text:style-name="P166">Il documento di lavoro generato e gestito con LeenO rimane utilizzabile anche senza l'installazione di LeenO e senza mostrare messaggi di errore.</text:p>
            </text:list-item>
            <text:list-item>
              <text:p text:style-name="P166">La visualizzazione è parametrica e dipende dall'opzione Livello di difficoltà/esperienza utenti: in modalità “primo approccio” (0) le toolbars rimangono tutte indistintamente visualizzate.</text:p>
            </text:list-item>
            <text:list-item>
              <text:p text:style-name="P166">Sostituito il set di icone di tutte le voci di menù</text:p>
            </text:list-item>
            <text:list-item>
              <text:p text:style-name="P166">aggiunti automatismi per la gestione degli Eventi/foglio ed Eventi/file all'apertura ed alla chiusura del file di computo.</text:p>
            </text:list-item>
            <text:list-item>
              <text:p text:style-name="P166">Eliminata la dicitura “Ultimus” dai vari loghi</text:p>
            </text:list-item>
          </text:list>
        </text:list-item>
      </text:list>
      <text:p text:style-name="P59">Nel file-computo:</text:p>
      <text:list xml:id="list233932764986178" text:continue-numbering="true" text:style-name="elenco-U">
        <text:list-item>
          <text:list>
            <text:list-item>
              <text:p text:style-name="P166">Aggiornamenti sul template (n.196) che “dialoga” con la libreria di funzioni</text:p>
            </text:list-item>
            <text:list-item>
              <text:p text:style-name="P166">Corretto il range di “elenco_prezzi”</text:p>
            </text:list-item>
            <text:list-item>
              <text:p text:style-name="P166">Eliminati i menù a pulsantoni.</text:p>
            </text:list-item>
          </text:list>
        </text:list-item>
      </text:list>
      <text:p text:style-name="P59">Nel file-prezzario:</text:p>
      <text:list xml:id="list233931511425192" text:continue-numbering="true" text:style-name="elenco-U">
        <text:list-item>
          <text:list>
            <text:list-item>
              <text:p text:style-name="P166">introdotta funzionalità per l'invio diretto del prezzo selezionato al documento di contabilità, corrente (DCC)</text:p>
            </text:list-item>
          </text:list>
        </text:list-item>
      </text:list>
      <text:p text:style-name="P59">Atro:</text:p>
      <text:list xml:id="list233931772186557" text:continue-numbering="true" text:style-name="elenco-U">
        <text:list-item>
          <text:list>
            <text:list-item>
              <text:p text:style-name="P166">Introdotto un primo modulo in Python per la conversione di prezzari dal formato XML-SIN (non ancora abilitato in LeenO – funziona solo da shell).</text:p>
            </text:list-item>
          </text:list>
        </text:list-item>
      </text:list>
      <text:p text:style-name="P58"/>
      <text:p text:style-name="P58"/>
      <text:list xml:id="list608400217" text:style-name="L5">
        <text:list-header>
          <text:p text:style-name="P164"/>
        </text:list-header>
      </text:list>
      <text:list xml:id="list233932490486685" text:continue-list="list233931772186557" text:style-name="elenco-U">
        <text:list-item>
          <text:h text:style-name="P264" text:outline-level="3">3.15.0</text:h>
        </text:list-item>
      </text:list>
      <text:list xml:id="list2040989332" text:style-name="L6">
        <text:list-item>
          <text:p text:style-name="P168">Introdotto il numero di versione <text:span text:style-name="T79">di LeenO </text:span>sul <text:span text:style-name="menu">Menù Principale</text:span>.</text:p>
        </text:list-item>
        <text:list-item>
          <text:p text:style-name="P169"><text:span text:style-name="T69">Avviando LeenO dalla toolbar o con </text:span><text:span text:style-name="menu"><text:span text:style-name="T69">Ctrl+0</text:span></text:span><text:span text:style-name="T69">, se il file corrente non è un file di computo, non ha nome e non ha dati, viene chiuso.</text:span></text:p>
        </text:list-item>
        <text:list-item>
          <text:p text:style-name="P168">Eliminata la gestione delle tabelle sulla base di alcuni attributi delle celle. La nuova gestione si basa sul nome di tabella.</text:p>
        </text:list-item>
        <text:list-item>
          <text:p text:style-name="P168">Le operazioni di autoexec passano gradualmente al Python.</text:p>
        </text:list-item>
        <text:list-item>
          <text:p text:style-name="P168">Nella creazione dei quadri di raffronto, introdotta la chiusura delle righe con errore <text:span text:style-name="Emphasis">"#DIV/0"</text:span> nella colonna <text:span text:style-name="colonne">VAR. %</text:span></text:p>
        </text:list-item>
        <text:list-item>
          <text:p text:style-name="P170">Implementazione del terzo livello di <text:span text:style-name="T76">suddivisione in </text:span>categori<text:span text:style-name="T76">e</text:span>.</text:p>
        </text:list-item>
        <text:list-item>
          <text:p text:style-name="P168">Le funzioni XPWE_import e XPWE_export sono state implementate con la possibilità di scelta tra <text:span text:style-name="fogli">COMPUTO</text:span> e <text:span text:style-name="fogli">VARIANTE</text:span>.</text:p>
        </text:list-item>
        <text:list-item>
          <text:p text:style-name="P168">Ampliato il formato XPWE <text:span text:style-name="T76">come </text:span>.XLO.XPWE. Questo <text:span text:style-name="T76">formato </text:span>permette di esportare anche le incidenze di manodopera e sicurezza. Il file rimane compatibile con Primus, <text:span text:style-name="T74">ed</text:span> in ambito LeenO permette accodamenti di computi metrici senza perdere le incidenze.</text:p>
        </text:list-item>
        <text:list-item>
          <text:p text:style-name="P170">Migliorata la gestione del vedi voce in XPWE_out. <text:span text:style-name="T69">L'esportazione adesso compila anche i dati relativi a descrizione ridotta e descrizione breve.</text:span></text:p>
        </text:list-item>
        <text:list-item>
          <text:p text:style-name="P176">Gestito con un avviso all'utente l'errore che impedisce di scrivere un file di output.xlo.xpwe nel caso questo sia già in uso.</text:p>
        </text:list-item>
        <text:list-item>
          <text:p text:style-name="P168">Correzioni su XPWE_in per una migliore <text:span text:style-name="T79">la </text:span>gestione delle incidenze e del vedi voce. <text:span text:style-name="T77">Abilitato il riconoscimento dei valori esponenziali.</text:span></text:p>
        </text:list-item>
        <text:list-item>
          <text:p text:style-name="P177">Aggiunto il modulo di esportazioni delle <text:span text:style-name="fogli"><text:span text:style-name="T79">A</text:span></text:span><text:span text:style-name="fogli">nalisi </text:span><text:span text:style-name="fogli"><text:span text:style-name="T79">di Prezzo</text:span></text:span><text:span text:style-name="T79"> </text:span>verso il formato XPWE.</text:p>
        </text:list-item>
        <text:list-item>
          <text:p text:style-name="P178">Aggiunto il modulo di <text:span text:style-name="T72">importazioni </text:span>delle <text:s/><text:span text:style-name="fogli"><text:span text:style-name="T79">A</text:span></text:span><text:span text:style-name="fogli">nalisi </text:span><text:span text:style-name="fogli"><text:span text:style-name="T79">di Prezzo</text:span></text:span><text:span text:style-name="T79"> da</text:span>l formato XPWE.</text:p>
        </text:list-item>
        <text:list-item>
          <text:p text:style-name="P168">Aggiunta funzione per l'azzeramento della quantità totale di una voce di computo con la dicitura '*** VOCE AZZERATA ***' e la colorazione con sfondo grigio, associata alla scorciatoia <text:span text:style-name="menu">Ctrl+Shift-E</text:span>.</text:p>
        </text:list-item>
        <text:list-item>
          <text:p text:style-name="P170">Aggiunta scorciatoia <text:span text:style-name="menu">F3 Tronca_Altezza_Voci</text:span>.</text:p>
        </text:list-item>
        <text:list-item>
          <text:p text:style-name="P171">Aggiuta la voce <text:span text:style-name="menu">LeenO&gt;Utility...&gt;Titolo all'inizio delle misure</text:span> che inserisce, all'inizio di ogni voce di <text:span text:style-name="fogli"><text:span text:style-name="T78">COMPUTO</text:span></text:span> o <text:span text:style-name="fogli"><text:span text:style-name="T78">VARIANTE</text:span></text:span>, una nuova riga con una descrizione a scelta.</text:p>
        </text:list-item>
        <text:list-item>
          <text:p text:style-name="P180">Nuovo <text:span text:style-name="T71">c</text:span>omando <text:span text:style-name="menu"><text:span text:style-name="T6">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181">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170">Aggiunto “<text:span text:style-name="T52">taglia </text:span><text:span text:style-name="T53">corto</text:span><text:span text:style-name="T79">”:</text:span> taglia il contenuto della selezione senza cancellare la formattazione delle celle. E' associato alla shortcut <text:span text:style-name="menu">Ctrl+X</text:span>.</text:p>
        </text:list-item>
        <text:list-item>
          <text:p text:style-name="P171">Aggiunta voce di menù <text:span text:style-name="menu">Lista Lavorazioni e Forniture</text:span> al dialogo <text:span text:style-name="menu">VISTE</text:span> di <text:span text:style-name="fogli">Elenco Prezzi.</text:span></text:p>
        </text:list-item>
        <text:list-item>
          <text:p text:style-name="P167">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170"><text:span text:style-name="T73">In </text:span><text:span text:style-name="fogli"><text:span text:style-name="T73">Analisi di Prezzo</text:span></text:span><text:span text:style-name="T73"> migliorato l’invio multiplo di voci all’</text:span><text:span text:style-name="fogli"><text:span text:style-name="T73">Elenco Prezzi</text:span></text:span><text:span text:style-name="T73"> del comando </text:span><text:span text:style-name="menu"><text:span text:style-name="T73">Tutte le Analisi ad E.P.</text:span></text:span></text:p>
        </text:list-item>
        <text:list-item>
          <text:p text:style-name="P168">Migliorato il controllo della visualizzazione delle toolbars <text:span text:style-name="T73">in contesto con i fogli di lavoro</text:span>.</text:p>
        </text:list-item>
        <text:list-item>
          <text:p text:style-name="P168">Migliorata l'esportazione delle tabelle su file esterno.</text:p>
        </text:list-item>
        <text:list-item>
          <text:p text:style-name="P168">Corretto il range di righe per il settaggio dell'area di stampa.</text:p>
        </text:list-item>
        <text:list-item>
          <text:p text:style-name="P168">Riscritta e velocizzata la funzione per la cancellazione dei doppioni dall'<text:span text:style-name="fogli"><text:span text:style-name="T70">E</text:span></text:span><text:span text:style-name="fogli">lenco Prezzi</text:span>.</text:p>
        </text:list-item>
        <text:list-item>
          <text:p text:style-name="P168">Implementato un sistema per l'adeguamento di vecchie versioni del template alla versione corrente <text:span text:style-name="T79">di LeenO</text:span>.</text:p>
        </text:list-item>
        <text:list-item>
          <text:p text:style-name="P168">Il foglio <text:span text:style-name="fogli">VARIANTE</text:span> ha le intestazioni di colore giallo per una migliore distinguibilità.</text:p>
        </text:list-item>
        <text:list-item>
          <text:p text:style-name="P168"><text:soft-page-break/>Migliorata la gestione del <text:span text:style-name="menu">Dettaglio misure</text:span> in descrizione della voce.</text:p>
        </text:list-item>
        <text:list-item>
          <text:p text:style-name="P168">Migliorata la gestione dell'abbreviazione della voce di descrizione prezzo.</text:p>
        </text:list-item>
        <text:list-item>
          <text:p text:style-name="P168">Introdotta la visualizzazione di un dialogo, che si avvia come thread contestualmente ad altre funzioni, tale da impedire qualsiasi intervento dell'utente fino a conclusione di alcune operazioni particolari.</text:p>
        </text:list-item>
        <text:list-item>
          <text:p text:style-name="P168">Migliorata la gestione dell'inserimento di nuove voci nel caso di visualizzazione voce abbreviata attiva.</text:p>
        </text:list-item>
        <text:list-item>
          <text:p text:style-name="P168">Aggiunto il backup automatico all'avvio del menu principale, <text:span text:style-name="T69">ma solo nel caso in cui il file di lavoro abbia già un nome</text:span>. <text:span text:style-name="T69">Il backup del file di lavoro viene fatto partendo dall'ultimo salvataggio certo.</text:span></text:p>
        </text:list-item>
        <text:list-item>
          <text:p text:style-name="P168">Sostituito il naming LeenO del menu principale con il banner originario in formato jpg.</text:p>
        </text:list-item>
        <text:list-item>
          <text:p text:style-name="P179">Correzioni nella gestione delle toolbars contestuali ai fogli di lavoro.</text:p>
        </text:list-item>
        <text:list-item>
          <text:p text:style-name="P179">Correzioni di alcune didascaline del menù <text:span text:style-name="menu">Viste</text:span> della <text:span text:style-name="fogli">CONTABILITA</text:span><text:span text:style-name="T70">.</text:span></text:p>
        </text:list-item>
        <text:list-item>
          <text:p text:style-name="P182">Cancellata la voce di menù pop <text:span text:style-name="menu">Crea Copia del Computo Metrico (con o) Senza Prezzi</text:span>.</text:p>
        </text:list-item>
        <text:list-item>
          <text:p text:style-name="P183">Correzioni sul comando <text:span text:style-name="menu">Genera Variante</text:span>.</text:p>
        </text:list-item>
        <text:list-item>
          <text:p text:style-name="P183">Traduzione diversi comand<text:span text:style-name="T75">i</text:span> dal Basic al Python.</text:p>
        </text:list-item>
        <text:list-item>
          <text:p text:style-name="P185">Cancellazione di consistenti parti di codice Basic.</text:p>
        </text:list-item>
        <text:list-item>
          <text:p text:style-name="P185">Aggiornamenti dei menù di dialogo.</text:p>
        </text:list-item>
        <text:list-item>
          <text:p text:style-name="P186">Aggiornamento degli stili di testo nel template.</text:p>
        </text:list-item>
        <text:list-item>
          <text:p text:style-name="P187">Aggiornamenti del <text:span text:style-name="T75">Manuale d’uso</text:span>.</text:p>
        </text:list-item>
        <text:list-item>
          <text:p text:style-name="P184">Eliminati alcuni conflitti tra le shortcuts.</text:p>
        </text:list-item>
        <text:list-item>
          <text:p text:style-name="P214">Correzioni di bug minori.</text:p>
        </text:list-item>
      </text:list>
      <text:p text:style-name="P60">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62">A dirla tutta, oltre che supportato, il formato .XPWE è stato addirittura ampliato. E di fatti LeenO genera un suo formato con estenzione .XLO.XPWE che rimane pienamente compatibile con i software in grado di leggere i file .XPWE, <text:span text:style-name="T80">ma conserva</text:span> le incidenze della manodopera e della sicurezza sui prezzi. <text:span text:style-name="T80">Com’è</text:span> noto, questo formato, per <text:span text:style-name="T80">scelta di chi lo ha definito in origine, <text:s/></text:span>non conserva <text:span text:style-name="T80">queste informazioni, rendendo paradossalmente monco un l’interscambio dei dati, motivo per cui lo stetto sarebbe stato creato. Evidentemente ognuno cerca di esercitare le proprie pratiche di <text:s/>lock-in con i sistemi che più ritiene opportuni...</text:span></text:p>
      <text:p text:style-name="P61"><text:span text:style-name="T80">Intanto è sorta </text:span>per LeenO la necessità di <text:span text:style-name="T80">disporre d</text:span>i un formato <text:span text:style-name="T80">di interscambio interno </text:span>che, conservando quest<text:span text:style-name="T80">e incidenze</text:span>, permettesse <text:span text:style-name="T80">di assemblare a cascata in un unico lavoro i dati provenienti da più progettisti specialistici. Ciò che nelle precedenti versioni era l’operazione indicata come “accodamento”. Per giunta, in fase di importazione da formato .XPWE o </text:span>.XLO.XPWE, <text:span text:style-name="T80">LeenO propone anche la possibilità di riordinare le voci di computo sendondo l’ordine naturale della struttura di categorie.</text:span></text:p>
      <text:p text:style-name="P63">In coda alle voci di menù <text:span text:style-name="menu">LeenO&gt;Utility...&gt;</text:span> ho aggiunto una serie di comandi di uso pratico. Alcuni di questi funzionano indipendendemente <text:span text:style-name="T81">anche su fogli semplici di Calc</text:span>. Sono <text:span text:style-name="menu">Titolo all'inizio delle misure</text:span>, <text:s/><text:span text:style-name="menu"><text:span text:style-name="T22">Unisci tutti i fogli del documento</text:span></text:span><text:span text:style-name="T22"> </text:span><text:span text:style-name="T6">e <text:s/></text:span><text:span text:style-name="menu"><text:span text:style-name="T23">Copia solo le celle visibili</text:span></text:span><text:span text:style-name="T23">. </text:span><text:span text:style-name="T6">Quest’ultimo ispirato a </text:span><text:span text:style-name="T23">"Copy only visible cells" </text:span><text:span text:style-name="T6">di Gustavo Pacheco</text:span><text:span text:style-name="T23"> </text:span><text:a xlink:type="simple" xlink:href="http://bit.ly/2j3bfq2" text:style-name="Internet_20_link" text:visited-style-name="Visited_20_Internet_20_Link"><text:span text:style-name="T23">http://bit.ly/2j3bfq2</text:span></text:a><text:span text:style-name="T23">.</text:span></text:p>
      <text:p text:style-name="P64"><text:span text:style-name="T6">Un altro </text:span><text:span text:style-name="T24">nuovo </text:span><text:span text:style-name="T6">comando degno di nota è il “</text:span><text:span text:style-name="T15">taglia </text:span><text:span text:style-name="T16">corto</text:span><text:span text:style-name="T12">”. </text:span><text:span text:style-name="T11">Una versione meno aggressiva del taglia </text:span><text:span text:style-name="T14">convenzionale</text:span><text:span text:style-name="T11"> che fa il suo lavoro </text:span><text:span text:style-name="T14">lasciando invariata</text:span><text:span text:style-name="T11"> la formattazione delle celle </text:span><text:span text:style-name="T14">trattate</text:span><text:span text:style-name="T11">. Questo l’ho associato alla shortcut </text:span><text:span text:style-name="menu"><text:span text:style-name="T17">Ctrl+X</text:span></text:span><text:span text:style-name="T11"> senza temere conflitti con le shortcut</text:span><text:span text:style-name="T14">s</text:span><text:span text:style-name="T11"> di sistema: </text:span><text:span text:style-name="T13">del resto per il taglia tradizionale si può far uso dello </text:span><text:span text:style-name="menu"><text:span text:style-name="T18">SHIFT-CANC</text:span></text:span><text:span text:style-name="T13">.</text:span></text:p>
      <text:p text:style-name="P65">Molto interessante è <text:span text:style-name="menu">Trova voce in Elenco Prezzi</text:span>, già presente nelle vecchie versioni di LeenO, ma 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65">Potrete leggere di altre migliorie e facilitazioni dalle Note di Versione.</text:p>
      <text:list xml:id="list233931112041352" text:continue-list="list233932490486685" text:style-name="elenco-U">
        <text:list-item>
          <text:h text:style-name="P265" text:outline-level="3">3.15.<text:span text:style-name="T82">1</text:span></text:h>
        </text:list-item>
      </text:list>
      <text:list xml:id="list233932741752043" text:continue-list="list2040989332" text:style-name="L6">
        <text:list-item>
          <text:p text:style-name="P188">In fase di creazione del quadro di raffronto in <text:span text:style-name="fogli">Elenco Prezzi</text:span>, riattivato il raggruppamento delle righe con risultato <text:span text:style-name="T52">#DIV/0!</text:span></text:p>
        </text:list-item>
        <text:list-item>
          <text:p text:style-name="P172"><text:span text:style-name="T82">Il range delle voci di </text:span><text:span text:style-name="fogli"><text:span text:style-name="T82">Elenco Prezzi</text:span></text:span><text:span text:style-name="T82"> da trattare in fase di cancellazione delle voci doppie è stato corretto.</text:span></text:p>
        </text:list-item>
        <text:list-item>
          <text:p text:style-name="P188">In <text:span text:style-name="fogli">Elenco Prezzi</text:span>, con la cancellazione dei doppioni, <text:span text:style-name="T83">vengono rigenerati i riferimenti alle voci di </text:span><text:span text:style-name="fogli"><text:span text:style-name="T83">Analisi di Prezzo</text:span></text:span><text:span text:style-name="T83">, </text:span>viene eseguito il riordino <text:span text:style-name="T83">e vengono rispettati gli stili di cella</text:span>.</text:p>
        </text:list-item>
        <text:list-item>
          <text:p text:style-name="P189">Introdotto il messaggio <text:span text:style-name="T86">di</text:span> attesa durante la cancellazione dei doppioni.</text:p>
        </text:list-item>
        <text:list-item>
          <text:p text:style-name="P190">Correzioni nelle voci di menù a tendina.</text:p>
        </text:list-item>
        <text:list-item>
          <text:p text:style-name="P190">Nella creazione della Richiesta Offerta, ripristinata la numerazione delle categorie.</text:p>
        </text:list-item>
        <text:list-item>
          <text:p text:style-name="P190">Abilitato il riepilogo in calce al computo anche in <text:span text:style-name="fogli">Computo_NoP</text:span>.</text:p>
        </text:list-item>
        <text:list-item>
          <text:p text:style-name="P189">Cambiata l'immagine del menù di attesa con il logo piccolo di LeenO.</text:p>
        </text:list-item>
        <text:list-item>
          <text:p text:style-name="P189">Disabilitato il calcolo automatico delle formule per alcuni script al fine di accelerare il lavoro.</text:p>
        </text:list-item>
        <text:list-item>
          <text:p text:style-name="P191"><text:span text:style-name="T82">L</text:span>'importazione dal formato XPWE <text:span text:style-name="T85">non è più condizionata dalla presenza del foglio di </text:span><text:span text:style-name="fogli"><text:span text:style-name="T82">Analisi di Prezzo</text:span></text:span><text:span text:style-name="T82">.</text:span></text:p>
        </text:list-item>
        <text:list-item>
          <text:p text:style-name="P192">Aggiunta la gestione di diverse eccezioni in XPWE_in per poter <text:span text:style-name="T84">trattare</text:span> file con struttura XML minimale.</text:p>
        </text:list-item>
        <text:list-item>
          <text:p text:style-name="P193">Disabilitato il messaggio di conclusione dell'importazione da XPWE: il dialogo di attesa è sufficiente.</text:p>
        </text:list-item>
        <text:list-item>
          <text:p text:style-name="P194">In importazione da XPWE, la prima voce di <text:span text:style-name="fogli">COMPUTO</text:span> vuota viene cancellata per evitare l'errore <text:span text:style-name="T52">#N/A</text:span> sul totale computo.</text:p>
        </text:list-item>
        <text:list-item>
          <text:p text:style-name="P195">Al termine dell'importazione da XPWE viene effettuato il controllo delle voci doppie in <text:span text:style-name="fogli">Elenco Prezzi</text:span>.</text:p>
        </text:list-item>
        <text:list-item>
          <text:p text:style-name="P192">I valori negativi nella colonna delle quantità sono in rosso.</text:p>
        </text:list-item>
        <text:list-item>
          <text:p text:style-name="P192">Aggiunta una nuova voce di menù, nella toolbar, per l'inversione di segno della formula nella colonna delle quantità in <text:span text:style-name="fogli">COMPUTO</text:span> e <text:span text:style-name="fogli">VARIANTE</text:span>.</text:p>
        </text:list-item>
        <text:list-item>
          <text:p text:style-name="P190">Cancellate porzioni di codice obsoleto dal Basic.</text:p>
        </text:list-item>
        <text:list-item>
          <text:p text:style-name="P215">Correzioni di bug minori.</text:p>
        </text:list-item>
      </text:list>
      <text:p text:style-name="P66">Rilascio di subversion per LeenO. Risolti alcuni bug che impedivano la corretta importazione di formati XPWE <text:span text:style-name="T87">con struttura del file ridotta all'essenziale</text:span>.</text:p>
      <text:p text:style-name="Standard"><text:span text:style-name="T88">Naturalmente non perdiamo occasione per arricchire il pacchetto con altri comandi che facilitano il lavoro degli utenti. Questa volta tocca al pulsante </text:span><text:span text:style-name="T88"><draw:frame draw:style-name="fr1" draw:name="Immagine68" text:anchor-type="as-char" svg:width="0.499cm" svg:height="0.499cm" draw:z-index="19"><draw:image xlink:href="Pictures/100002010000001A0000001A0239AF18178E6F02.png" xlink:type="simple" xlink:show="embed" xlink:actuate="onLoad" loext:mime-type="image/png"/></draw:frame></text:span><text:span text:style-name="T88">per l'inversione del segno delle formule di quantità sui righi di misurazione in </text:span><text:span text:style-name="fogli"><text:span text:style-name="T88">COMPUTO</text:span></text:span><text:span text:style-name="T88"> e </text:span><text:span text:style-name="fogli"><text:span text:style-name="T88">VARIANTE</text:span></text:span><text:span text:style-name="T88">, accolto con gradimento dai beta tester. </text:span>E qui approfitto per ringraziare ancora una volta Alberto Vallortigara per la sua grande disponibilità. <text:span text:style-name="T88"><text:s/>La scrittura di questo comando ha consentito una più facile trattazione delle righe con quantità negativa proprio in fase di importazione da XPWE.</text:span></text:p>
      <text:p text:style-name="P67">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87">finale </text:span>dell'elenco.</text:p>
      <text:p text:style-name="P68">Continua l'eliminazione di consistenti porzioni di codice obsoleto.</text:p>
      <text:p text:style-name="P67"/>
      <text:list xml:id="list233931256393781" text:continue-list="list233931112041352" text:style-name="elenco-U">
        <text:list-item>
          <text:h text:style-name="P266" text:outline-level="3">3.<text:span text:style-name="T89">16</text:span>.<text:span text:style-name="T89">0</text:span></text:h>
        </text:list-item>
      </text:list>
      <text:list xml:id="list233931102750535" text:continue-list="list233932741752043" text:style-name="L6">
        <text:list-item>
          <text:p text:style-name="P196">Migliorata la gestione in esportazione del formato XPWE che ora si basa sul tipo di contenuto delle celle e non più su flag aggiuntivi.</text:p>
        </text:list-item>
        <text:list-item>
          <text:p text:style-name="P196">Introdotta la ricerca di stringhe per colonna (uFindStringCol) per il miglioramento del riordina Elenco Prezzi.</text:p>
        </text:list-item>
        <text:list-item>
          <text:p text:style-name="P196">Correzioni dell’assegnazione dei comandi in alcuni menù di dialogo.</text:p>
        </text:list-item>
        <text:list-item>
          <text:p text:style-name="P196"><text:span text:style-name="T90">Tradotto in Python</text:span> <draw:frame draw:style-name="fr2" draw:name="Image5" text:anchor-type="as-char" svg:width="0.49cm" svg:height="0.51cm" draw:z-index="20"><draw:image xlink:href="Pictures/100002010000001A0000001B816ECEE455655C5A.png" xlink:type="simple" xlink:show="embed" xlink:actuate="onLoad" loext:mime-type="image/png"/></draw:frame>Elimina voce per la cancellazione di voci in COMPUTO, VARIANTE, CONTABILITA o Analisi di Prezzo.</text:p>
        </text:list-item>
        <text:list-item>
          <text:p text:style-name="P198">Attivato il comando <draw:frame draw:style-name="fr3" draw:name="Image2" text:anchor-type="as-char" svg:y="-0.575cm" svg:width="0.51cm" svg:height="0.51cm" draw:z-index="21"><draw:image xlink:href="Pictures/100002010000001A0000001AF6F89E8E5DDCB780.png" xlink:type="simple" xlink:show="embed" xlink:actuate="onLoad" loext:mime-type="image/png"/></draw:frame><text:span text:style-name="menu">Azzera una voce di COMPUTO</text:span> <text:s/>che aggiunge <text:span text:style-name="T89">la dicitura '*** VOCE AZZERATA ***'</text:span></text:p>
        </text:list-item>
        <text:list-item>
          <text:p text:style-name="P197">Aggiunto <draw:frame draw:style-name="fr3" draw:name="Image3" text:anchor-type="as-char" svg:y="-0.446cm" svg:width="0.51cm" svg:height="0.51cm" draw:z-index="22"><draw:image xlink:href="Pictures/100002010000001A0000001A9C3BA88EE4EA656E.png" xlink:type="simple" xlink:show="embed" xlink:actuate="onLoad" loext:mime-type="image/png"/></draw:frame>Elimina voc<text:span text:style-name="T91">i</text:span> azzerat<text:span text:style-name="T91">e</text:span> per la cancellazione di voci in cui compare la dicitura '*** VOCE AZZERATA ***', sia in <text:span text:style-name="fogli">COMPUTO</text:span> che in <text:span text:style-name="fogli">VARIANTE</text:span>, senza chiedere conferma dell’utente.</text:p>
        </text:list-item>
        <text:list-item>
          <text:p text:style-name="P198">Nel comando<text:span text:style-name="menu"> </text:span><text:span text:style-name="menu"><draw:frame draw:style-name="fr2" draw:name="Image4" text:anchor-type="as-char" svg:width="0.43cm" svg:height="0.51cm" draw:z-index="23"><draw:image xlink:href="Pictures/10000201000000160000001A02C7D849900E4C22.png" xlink:type="simple" xlink:show="embed" xlink:actuate="onLoad" loext:mime-type="image/png"/></draw:frame></text:span><text:span text:style-name="menu">Riepilogo e/o firme in calce</text:span> il titolo 'Riepilogo Categorie' diventa 'Riepilogo strutturale delle Categorie'.</text:p>
        </text:list-item>
        <text:list-item>
          <text:p text:style-name="P199">Aggiunto il pulsante ‘DCC’ nel menù principale per il settaggio del Documento di Contabilità Corrente.</text:p>
        </text:list-item>
        <text:list-item>
          <text:p text:style-name="P199">Introdotto <draw:frame draw:style-name="fr2" draw:name="Image6" text:anchor-type="as-char" svg:width="0.51cm" svg:height="0.51cm" draw:z-index="24"><draw:image xlink:href="Pictures/100002010000001A0000001AB8BA0B61CC3E26F3.png" xlink:type="simple" xlink:show="embed" xlink:actuate="onLoad" loext:mime-type="image/png"/></draw:frame>Invia le voci di Elenco Prezzi selezionate al DCC per il trasferimento di voci di Elenco Prezzi (anche con Analisi di Prezzo) tra documenti.</text:p>
        </text:list-item>
        <text:list-item>
          <text:p text:style-name="P200">Aggiunta 'Importa voci da prezzario XML-SIX in Elenco Prezzi' in template COMPUTO.</text:p>
        </text:list-item>
        <text:list-item>
          <text:p text:style-name="P200">Eliminato il template dei Listini.</text:p>
        </text:list-item>
        <text:list-item>
          <text:p text:style-name="P200">Riorganizzazione delle voci di menù relative a Nuovo Computo ed Importa/Esporta...</text:p>
        </text:list-item>
        <text:list-item>
          <text:p text:style-name="P200">Correzione di bug minori e cancellazione di codice osboleto.</text:p>
        </text:list-item>
        <text:list-item>
          <text:p text:style-name="P216">Aggiornamenti e correzioni delle didascalie dei menù.</text:p>
        </text:list-item>
      </text:list>
      <text:p text:style-name="P69">Questo salto di minor release vede in LeenO l’introduzione di novità di una certa rilevanza. Anche se la gestione e l’utilizzo dei vecchi listini rimane praticabile, la loro creazione con il template “Listino” non è più possibile.</text:p>
      <text:p text:style-name="P69"/>
      <text:p text:style-name="P69">La parola d’ordine è <text:span text:style-name="T59">semplificazione</text:span>. E si fa sul serio!</text:p>
      <text:p text:style-name="P69"/>
      <text:p text:style-name="P69">Da questa versione in poi il file modello di LeenO è uno solo, si tratti di prezzari o di computi metrici, e trasferire le voci di prezzario da un lavoro all’altro è molto più semplice.</text:p>
      <text:p text:style-name="P69"/>
      <text:p text:style-name="P69">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69"/>
      <text:p text:style-name="P69">Come vedete nei video in questa pagina, è più facile da usare che da spiegare…</text:p>
      <text:p text:style-name="P69"/>
      <text:p text:style-name="P69">E’ importante sottolineare che, con l’uso di questo nuovo comando, verranno aggiunte al Documento di Contabilità Corrente (il file a cui sono destinate le voci da trasferire) anche le Analisi di Prezzo eventualmente collegate alle voci di elenco.</text:p>
      <text:p text:style-name="P69"/>
      <text:p text:style-name="P69">Naturalmente sono stati adeguati a questo nuovo sistema di gestione dei listini anche i comandi di importazione dei prezzari dal formato XML-SIX che soddisfa meglio i requisiti di opendata rispetto al formato XPWE.</text:p>
      <text:p text:style-name="P69"/>
      <text:p text:style-name="P69">Altra novità interessante, in realtà già presente da tempo nel codice sorgente di LeenO, è il comando <text:soft-page-break/><text:span text:style-name="menu">Azzera una voce di COMPUTO</text:span> che aggiunge la dicitura ‘<text:span text:style-name="T52">***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59">** </text:span>della toolbar.</text:p>
      <text:list xml:id="list233932808364357" text:continue-list="list233931256393781" text:style-name="elenco-U">
        <text:list-item>
          <text:h text:style-name="P267" text:outline-level="3">3.16.1</text:h>
        </text:list-item>
      </text:list>
      <text:list xml:id="list233932931930217" text:continue-list="list233931102750535" text:style-name="L6">
        <text:list-item>
          <text:p text:style-name="P201">Disabilitato l’uso dei tag dal menù <draw:frame draw:style-name="fr3" draw:name="Immagine69" text:anchor-type="as-char" svg:y="-0.46cm" svg:width="0.499cm" svg:height="0.499cm" draw:z-index="3"><draw:image xlink:href="Pictures/100002010000001A0000001A11CC598B200B14D3.png" xlink:type="simple" xlink:show="embed" xlink:actuate="onLoad" loext:mime-type="image/png"/></draw:frame><text:span text:style-name="menu"><text:span text:style-name="T93">V</text:span></text:span><text:span text:style-name="menu">iste</text:span> in <text:span text:style-name="fogli"><text:span text:style-name="T93">COMPUTO</text:span></text:span> (ormai obsoleto).</text:p>
        </text:list-item>
        <text:list-item>
          <text:p text:style-name="P201">Notevolmente accelerata la generazione dei sommari in <text:span text:style-name="fogli">Elenco Prezzi</text:span>.</text:p>
        </text:list-item>
        <text:list-item>
          <text:p text:style-name="P201">Risolto l'errore <text:span text:style-name="T56">#DIV/0!</text:span> nella generazione dei sommari.</text:p>
        </text:list-item>
        <text:list-item>
          <text:p text:style-name="P202">Aggiunto il calcolo dello scostamento percentuale in cima al foglio <text:span text:style-name="fogli">Elenco Prezzi</text:span> e sulla riga del totale nei quadri di raffronto.</text:p>
        </text:list-item>
        <text:list-item>
          <text:p text:style-name="P201">I pulsanti dei filtri <draw:frame draw:style-name="fr1" draw:name="Immagine70" text:anchor-type="as-char" svg:width="0.46cm" svg:height="0.499cm" draw:z-index="25"><draw:image xlink:href="Pictures/10000201000000180000001ADDD68311787B574F.png" xlink:type="simple" xlink:show="embed" xlink:actuate="onLoad" loext:mime-type="image/png"/></draw:frame><draw:frame draw:style-name="fr1" draw:name="Immagine71" text:anchor-type="as-char" svg:width="0.46cm" svg:height="0.499cm" draw:z-index="26"><draw:image xlink:href="Pictures/100002010000001A0000001CBDB9C0DD981F2B73.png" xlink:type="simple" xlink:show="embed" xlink:actuate="onLoad" loext:mime-type="image/png"/></draw:frame>della toolbar sono stati spostati <text:span text:style-name="T92">nella toolbar del </text:span><text:span text:style-name="fogli"><text:span text:style-name="T92">COMPUTO</text:span></text:span><text:span text:style-name="T92"> </text:span>in una posizione più conveniente.</text:p>
        </text:list-item>
        <text:list-item>
          <text:p text:style-name="P201">Migliorata l’importazione dal formato XML-SIX: si fa riferimento unicamente alla presenza del prezzo della voce. <text:span text:style-name="T92">Se questo non è presente la voce è considerata “</text:span>voce madre” a cui le successive vengono assemblate.</text:p>
        </text:list-item>
        <text:list-item>
          <text:p text:style-name="P205">La vista in struttura <draw:frame draw:style-name="fr2" draw:name="Immagine72" text:anchor-type="as-char" svg:width="0.48cm" svg:height="0.499cm" draw:z-index="27"><draw:image xlink:href="Pictures/100002010000001A0000001B2EAE2C5EF18105FA.png" xlink:type="simple" xlink:show="embed" xlink:actuate="onLoad" loext:mime-type="image/png"/></draw:frame><text:s/><text:span text:style-name="T95">dell'</text:span><text:span text:style-name="fogli"><text:span text:style-name="T94">Elenco Prezzi</text:span></text:span> raggruppa le righe senza prezzo.</text:p>
        </text:list-item>
        <text:list-item>
          <text:p text:style-name="P206">Ripristinata compatibilità con vecchi listini (momentaneamente)</text:p>
        </text:list-item>
        <text:list-item>
          <text:p text:style-name="P206">Implementata <text:s/>la conversione da vecchi listini</text:p>
          <text:p text:style-name="P206">Aggiunta nuova voce di menù: <text:span text:style-name="menu">LeenO&gt;Importa/Esporta...&gt;Converti Listino in Elenco Prezzi (-leeno)</text:span></text:p>
        </text:list-item>
        <text:list-item>
          <text:p text:style-name="P201">Correzioni di bug minori.</text:p>
        </text:list-item>
        <text:list-item>
          <text:p text:style-name="P217">Cancellato codice obsoleto.</text:p>
        </text:list-item>
      </text:list>
      <text:p text:style-name="P70">Continua il lavoro di alleggerimento e accelerazione <text:span text:style-name="T99">delle</text:span> funzionalità di LeenO, in particolar modo riguardo alla generazione dei sommari, quindi dei quadri di raffronto, nel foglio <text:span text:style-name="fogli">Elenco Prezzi</text:span>. </text:p>
      <text:p text:style-name="P70"><text:span text:style-name="T96">L’errore </text:span><text:span text:style-name="T57">#DIV/0!</text:span><text:span text:style-name="T61"> </text:span><text:span text:style-name="T62">che prima costringeva a nascondere alcune voci di elenco </text:span><text:span text:style-name="T61">nella gestione dei quadri di raffronto</text:span><text:span text:style-name="T96">, a cui non riuscivo proprio ad abituarmi, è solo un ricordo grazie all’uso della funzione =IFS(), nella colonna degli scostamenti percentuali, che consente molteplici possibilità di valutazione delle formule.</text:span></text:p>
      <text:p text:style-name="P73"><text:span text:style-name="T96">Piccoli ritocchi nell’organizzazione delle icone nelle toolbar che vedono i pulsanti per l’attivazione dei filtri </text:span><text:span text:style-name="T96"><draw:frame draw:style-name="fr1" draw:name="Image7" text:anchor-type="as-char" svg:width="0.46cm" svg:height="0.499cm" draw:z-index="28"><draw:image xlink:href="Pictures/10000201000000180000001ADDD68311787B574F.png" xlink:type="simple" xlink:show="embed" xlink:actuate="onLoad" loext:mime-type="image/png"/></draw:frame></text:span><text:span text:style-name="T96"><draw:frame draw:style-name="fr1" draw:name="Image8" text:anchor-type="as-char" svg:width="0.46cm" svg:height="0.499cm" draw:z-index="29"><draw:image xlink:href="Pictures/100002010000001A0000001CBDB9C0DD981F2B73.png" xlink:type="simple" xlink:show="embed" xlink:actuate="onLoad" loext:mime-type="image/png"/></draw:frame></text:span><text:span text:style-name="T97"><text:s/></text:span>in una posizione più co<text:span text:style-name="T96">nsona rispetto al contesto.</text:span></text:p>
      <text:p text:style-name="P71">Migliorata l’importazione dal formato XML-SIX che dà come risultato un elenco prezzi di voci già pronte all’utilizzo in quanto complete di descrizione e sottodescrizione.</text:p>
      <text:p text:style-name="P72">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98">Al termine del processo di conversione, il programma chiede di poter mettere in vista struttura </text:span><text:span text:style-name="T98"><draw:frame draw:style-name="fr2" draw:name="Image9" text:anchor-type="as-char" svg:width="0.48cm" svg:height="0.499cm" draw:z-index="30"><draw:image xlink:href="Pictures/100002010000001A0000001B2EAE2C5EF18105FA.png" xlink:type="simple" xlink:show="embed" xlink:actuate="onLoad" loext:mime-type="image/png"/></draw:frame></text:span><text:span text:style-name="T98"><text:s/>il nuovo </text:span><text:span text:style-name="menu"><text:span text:style-name="T98">Elenco Prezzi </text:span></text:span><text:span text:style-name="T98">così ottenuto, permettendo di nascondere le eventuali voci senza un prezzo tramite i punti di controllo a margine del foglio di calcolo.</text:span></text:p>
      <text:list xml:id="list233931776509687" text:continue-list="list233932808364357" text:style-name="elenco-U">
        <text:list-item>
          <text:h text:style-name="P268" text:outline-level="3">3.1<text:span text:style-name="T100">7.0</text:span></text:h>
        </text:list-item>
      </text:list>
      <text:list xml:id="list233932904217303" text:continue-list="list233932931930217" text:style-name="L6">
        <text:list-item>
          <text:p text:style-name="P203"><text:span text:style-name="T100">Eliminato il colore di sfondo dalle celle di </text:span><text:span text:style-name="fogli"><text:span text:style-name="T100">Elenco Prezzi</text:span></text:span>.</text:p>
        </text:list-item>
        <text:list-item>
          <text:p text:style-name="P207">L’inserimento di nuova voce in <text:span text:style-name="fogli">Elenco Prezzi</text:span> <text:span text:style-name="T111">è</text:span> completo delle formule di sommario del <text:span text:style-name="fogli">COMPUTO</text:span>.</text:p>
        </text:list-item>
        <text:list-item>
          <text:p text:style-name="P207">Aggiunta la lista di scelta delle unità di misura nelle voci di <text:span text:style-name="fogli">Elenco Prezzi</text:span>.</text:p>
        </text:list-item>
        <text:list-item>
          <text:p text:style-name="P208">Nelle importazioni dei prezzari le righe senza prezzo hanno un colore di sfondo.</text:p>
        </text:list-item>
        <text:list-item>
          <text:p text:style-name="P208">Corretta formula per il calcolo dell'incidenza percentuale di manodopera nelle righe di categoria.</text:p>
        </text:list-item>
        <text:list-item>
          <text:p text:style-name="P208">Aggiornata l’esportazione in formato XPWE <text:span text:style-name="T102">con l’uso di una routine per il riconoscimento di qualsiasi tipo di contenuto delle celle</text:span>.</text:p>
        </text:list-item>
        <text:list-item>
          <text:p text:style-name="P209">Aggiornata l’importazione dal formato XPWE per la presenza dei codici WBS <text:span text:style-name="T106">(ultime versioni di Primus)</text:span>.</text:p>
        </text:list-item>
        <text:list-item>
          <text:p text:style-name="P210">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210">Alleggerito il grigio di sfondo delle voci di <text:span text:style-name="fogli">COMPUTO</text:span> trattate con il <text:span text:style-name="T103">comando </text:span><text:span text:style-name="T103"><draw:frame draw:style-name="fr3" draw:name="Image10" text:anchor-type="as-char" svg:y="-0.575cm" svg:width="0.51cm" svg:height="0.51cm" draw:z-index="4"><draw:image xlink:href="Pictures/100002010000001A0000001AF6F89E8E5DDCB780.png" xlink:type="simple" xlink:show="embed" xlink:actuate="onLoad" loext:mime-type="image/png"/></draw:frame></text:span><text:span text:style-name="menu"><text:span text:style-name="T103">Azzera una voce di COMPUTO</text:span></text:span><text:span text:style-name="T101">.</text:span></text:p>
        </text:list-item>
        <text:list-item>
          <text:p text:style-name="P173">Aggiunte le colonne di <text:span text:style-name="colonne"><text:span text:style-name="T105">Materiali e Noli (€)</text:span></text:span> sia in <text:span text:style-name="fogli">COMPUTO</text:span> che in <text:span text:style-name="fogli">CONTABILITA</text:span>.</text:p>
        </text:list-item>
        <text:list-item>
          <text:p text:style-name="P211">Aggiunta alla modalità <text:span text:style-name="menu"><text:span text:style-name="T94"><draw:frame draw:style-name="fr3" draw:name="Image12" text:anchor-type="as-char" svg:y="-0.46cm" svg:width="0.499cm" svg:height="0.499cm" draw:z-index="31"><draw:image xlink:href="Pictures/100002010000001A0000001A11CC598B200B14D3.png" xlink:type="simple" xlink:show="embed" xlink:actuate="onLoad" loext:mime-type="image/png"/></draw:frame></text:span></text:span><text:span text:style-name="menu"><text:span text:style-name="T94">Viste&gt;Manodopera</text:span></text:span> la colonna con l'importo dei <text:span text:style-name="colonne">Materiali e Noli</text:span><text:span text:style-name="colonne"><text:span text:style-name="T105"> (€)</text:span></text:span>.</text:p>
        </text:list-item>
        <text:list-item>
          <text:p text:style-name="P212">Aggiunti i parziali di categoria per la colonna <text:span text:style-name="colonne"><text:span text:style-name="T104">Materiali e Noli (€)</text:span></text:span><text:span text:style-name="T104">.</text:span></text:p>
        </text:list-item>
        <text:list-item>
          <text:p text:style-name="P212">Aggiunto in <text:span text:style-name="menu"><text:span text:style-name="T103"><text:s/></text:span></text:span><text:span text:style-name="menu"><text:span text:style-name="T103"><draw:frame draw:style-name="fr2" draw:name="Image11" text:anchor-type="as-char" svg:width="0.43cm" svg:height="0.51cm" draw:z-index="32"><draw:image xlink:href="Pictures/10000201000000160000001A02C7D849900E4C22.png" xlink:type="simple" xlink:show="embed" xlink:actuate="onLoad" loext:mime-type="image/png"/></draw:frame></text:span></text:span><text:span text:style-name="menu"><text:span text:style-name="T103">Riepilogo e/o firme in calce</text:span></text:span> i valori di <text:span text:style-name="colonne"><text:span text:style-name="T104">Materiali e Noli (€)</text:span></text:span><text:span text:style-name="T104">.</text:span></text:p>
        </text:list-item>
        <text:list-item>
          <text:p text:style-name="P209">Aggiunta voce di menù <text:span text:style-name="menu">Importa/Esporta...&gt;Importa voci da prezzario Regione Toscana XML</text:span>.</text:p>
        </text:list-item>
        <text:list-item>
          <text:p text:style-name="P209">Il passaggio di voci di prezzo da un computo ad un altro aggiunge le formule di sommario sulle righe importate.</text:p>
        </text:list-item>
        <text:list-item>
          <text:p text:style-name="P209">Aggiornato l’adeguamento automatico dei vecchi lavori alla versione corrente di LenneO.</text:p>
        </text:list-item>
        <text:list-item>
          <text:p text:style-name="P204">Correzioni di bug minori.</text:p>
        </text:list-item>
        <text:list-item>
          <text:p text:style-name="P218">Cancellato codice obsoleto.</text:p>
        </text:list-item>
      </text:list>
      <text:p text:style-name="P90">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90"/>
      <text:p text:style-name="P90">Ovviamente gli importi parziali di Materiali e Noli vengono annotati anche su ogni riga di categoria, oltre che nel riepilogo in calce al <text:span text:style-name="fogli">COMPUTO</text:span>.</text:p>
      <text:p text:style-name="P90"/>
      <text:p text:style-name="P91">Per la visualizzazione di questi dati è <text:span text:style-name="T107">sufficiente agire su</text:span>lla voce di menù <text:span text:style-name="menu"><text:span text:style-name="T94"><draw:frame draw:style-name="fr3" draw:name="Image13" text:anchor-type="as-char" svg:y="-0.46cm" svg:width="0.499cm" svg:height="0.499cm" draw:z-index="33"><draw:image xlink:href="Pictures/100002010000001A0000001A11CC598B200B14D3.png" xlink:type="simple" xlink:show="embed" xlink:actuate="onLoad" loext:mime-type="image/png"/></draw:frame></text:span></text:span><text:span text:style-name="menu"><text:span text:style-name="T94">Viste&gt;Manodopera</text:span></text:span><text:span text:style-name="T104">.</text:span></text:p>
      <text:p text:style-name="P90"/>
      <text:p text:style-name="P92"><text:span text:style-name="T110">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110">comunque,</text:span> è di fornire agli utenti tutti i mezzi per <text:span text:style-name="T112">produrre </text:span>in autonomia.</text:p>
      <text:p text:style-name="P92"/>
      <text:p text:style-name="P88"><text:span text:style-name="T108">Da poco è stato pubblicato il set completo dei prezzari delle provincie della Regione Toscana e questo sarebbe stato il terzo anno di pubblicazione su questo sito. Ciò</text:span> comporta parecchio lavoro "manuale" che, con un po' di dimestichez<text:span text:style-name="T108">z</text:span>a acquisita, potrebbe svolgere chiunque. </text:p>
      <text:p text:style-name="P88"/>
      <text:p text:style-name="Preformatted_20_Text">C'è un altro aspetto. Nel frattempo LeenO si è evoluto e non genera più file del formato listino partendo da zero. Questo significa che, per convertire i prezzari aggiornati, dovrei installare una versione vecchia di LeenO e lavorare alla vecchia maniera. Non è più il caso.</text:p>
      <text:p text:style-name="Preformatted_20_Text"/>
      <text:p text:style-name="Preformatted_20_Text"><text:soft-page-break/>Ormai LeenO lavora solo su file del tipo computo <text:span text:style-name="T112">(vedi </text:span><text:a xlink:type="simple" xlink:href="http://leeno.org/leeno-3-16-0/" text:style-name="Internet_20_link" text:visited-style-name="Visited_20_Internet_20_Link">http://leeno.org/leeno-3-16-0/</text:a><text:span text:style-name="T112">)</text:span>, quindi <text:span text:style-name="T108">ho preferito</text:span> impegnare il tempo che <text:span text:style-name="T108">avrei</text:span> usa<text:span text:style-name="T108">to</text:span> per le conversioni ad implementare <text:span text:style-name="T108">l’</text:span>importazione dal formato XML_TOSCANA.</text:p>
      <text:p text:style-name="Preformatted_20_Text"/>
      <text:p text:style-name="P89"><text:span text:style-name="T108">Il risultato è l’aggiunta della nuova voce di menù </text:span><text:span text:style-name="menu"><text:span text:style-name="T109">Importa/Esporta...&gt;Importa voci da prezzario Regione Toscana XML</text:span></text:span><text:span text:style-name="T109"> che vi permette di importare i file in formato XML, presi direttamente dal sito regionale </text:span><text:a xlink:type="simple" xlink:href="http://prezzariollpp.regione.toscana.it/" text:style-name="Internet_20_link" text:visited-style-name="Visited_20_Internet_20_Link"><text:span text:style-name="T109">http://prezzariollpp.regione.toscana.it</text:span></text:a><text:span text:style-name="T109">.</text:span></text:p>
      <text:p text:style-name="P87"/>
      <text:p text:style-name="P93">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93"><draw:frame draw:style-name="fr4" draw:name="Image15" text:anchor-type="paragraph" svg:width="12.506cm" svg:height="9.386cm" draw:z-index="0"><draw:image xlink:href="Pictures/100000000000020500000184EEBCDB140398EC4E.png" xlink:type="simple" xlink:show="embed" xlink:actuate="onLoad" loext:mime-type="image/png"/></draw:frame></text:p>
      <text:list xml:id="list233931983153665" text:continue-list="list233931776509687" text:style-name="elenco-U">
        <text:list-item>
          <text:h text:style-name="P269" text:outline-level="3">3.1<text:span text:style-name="T117">7.1</text:span></text:h>
        </text:list-item>
      </text:list>
      <text:p text:style-name="P94">La versione 3.17.1 di LeenO:</text:p>
      <text:list xml:id="list233932274449284" text:continue-list="list233932904217303" text:style-name="L6">
        <text:list-item>
          <text:p text:style-name="P220"><text:span text:style-name="T119">Migliora i comandi </text:span><text:span text:style-name="menu"><text:span text:style-name="T119">LeenO&gt;Importa/Esporta...&gt;Importa voci da prezzario Regione Toscana XML </text:span></text:span><text:span text:style-name="T119">e </text:span><text:span text:style-name="menu"><text:span text:style-name="T123">Importa/accoda dati da archivio XPWE</text:span></text:span><text:span text:style-name="T119">: viene impostata subito una vista struttura </text:span><text:span text:style-name="T119"><draw:frame draw:style-name="fr2" draw:name="Image17" text:anchor-type="as-char" svg:width="0.48cm" svg:height="0.499cm" draw:z-index="5"><draw:image xlink:href="Pictures/100002010000001A0000001B2EAE2C5EF18105FA.png" xlink:type="simple" xlink:show="embed" xlink:actuate="onLoad" loext:mime-type="image/png"/></draw:frame></text:span><text:span text:style-name="T119"><text:s/>che rende meglio consultabile i capitoli del file. Il file importato viene salvato automaticamente nella stessa posizione del file di origine.</text:span></text:p>
        </text:list-item>
        <text:list-item>
          <text:p text:style-name="P222">Introduce un nuovo sistema di configurazione <text:span text:style-name="T113">tramite menù di dialogo </text:span><text:span text:style-name="menu">LeenO&gt;Opzioni…</text:span><text:span text:style-name="menu"><text:span text:style-name="T113"> </text:span></text:span><text:span text:style-name="menu"><text:span text:style-name="T113"><draw:frame draw:style-name="fr5" draw:name="Image16" text:anchor-type="as-char" svg:y="-0.529cm" svg:width="0.499cm" svg:height="0.499cm" draw:z-index="6"><draw:image xlink:href="Pictures/100002010000001A0000001A3DCC60A97E26CB8D.png" xlink:type="simple" xlink:show="embed" xlink:actuate="onLoad" loext:mime-type="image/png"/></draw:frame></text:span></text:span>che conserva i settaggi globali in un file <text:span text:style-name="T113">e</text:span>sterno /%HOME%/.config/leeno/leeno.conf.</text:p>
        </text:list-item>
        <text:list-item>
          <text:p text:style-name="P224">Elimina <text:span text:style-name="T118">l'uso del</text:span>la variabile che controlla la numerazione d<text:span text:style-name="T118">ei titoli </text:span>di categoria.</text:p>
        </text:list-item>
        <text:list-item>
          <text:p text:style-name="P221"><text:span text:style-name="T113">Aggiunge una </text:span><text:bookmark text:name="tw-target-text"/><text:span text:style-name="T6">casella combinata</text:span><text:span text:style-name="T113"> </text:span><text:span text:style-name="T10">al </text:span><text:span text:style-name="menu"><text:span text:style-name="T9">Menù Principale </text:span></text:span><text:span text:style-name="menu"><text:span text:style-name="T9"><draw:frame draw:style-name="fr2" draw:name="Image18" text:anchor-type="as-char" svg:width="0.499cm" svg:height="0.499cm" draw:z-index="34"><draw:image xlink:href="Pictures/100002010000001A000000203BE360953084650E.png" xlink:type="simple" xlink:show="embed" xlink:actuate="onLoad" loext:mime-type="image/png"/></draw:frame></text:span></text:span><text:span text:style-name="menu"><text:span text:style-name="T9"><text:s/></text:span></text:span><text:span text:style-name="T113">per decidere cosa visualizzare all’apertura di un file di lavoro.</text:span></text:p>
        </text:list-item>
        <text:list-item>
          <text:p text:style-name="P174"><text:span text:style-name="T26">E</text:span><text:span text:style-name="T25">limina i pulsanti </text:span><text:span text:style-name="menu"><text:span text:style-name="T25">Filtra Computo e fai una copia...</text:span></text:span><text:span text:style-name="T25"> e </text:span><text:span text:style-name="menu"><text:span text:style-name="T25">Cancella voci non usate nel Computo… </text:span></text:span><text:span text:style-name="T113">Dal </text:span><text:span text:style-name="menu"><text:span text:style-name="T9">Menù Principale</text:span></text:span><text:span text:style-name="menu"><text:span text:style-name="T10"> </text:span></text:span><text:span text:style-name="menu"><text:span text:style-name="T9"><draw:frame draw:style-name="fr2" draw:name="Image19" text:anchor-type="as-char" svg:width="0.499cm" svg:height="0.499cm" draw:z-index="35"><draw:image xlink:href="Pictures/100002010000001A000000203BE360953084650E.png" xlink:type="simple" xlink:show="embed" xlink:actuate="onLoad" loext:mime-type="image/png"/></draw:frame></text:span></text:span><text:span text:style-name="T9">.</text:span></text:p>
        </text:list-item>
        <text:list-item>
          <text:p text:style-name="P225">Disattiva il comando <text:span text:style-name="menu">Elimina riga </text:span><text:span text:style-name="menu"><draw:frame draw:style-name="fr2" draw:name="Image20" text:anchor-type="as-char" svg:width="0.499cm" svg:height="0.499cm" draw:z-index="36"><draw:image xlink:href="Pictures/100002010000001A0000001AF5858059795559BA.png" xlink:type="simple" xlink:show="embed" xlink:actuate="onLoad" loext:mime-type="image/png"/></draw:frame></text:span><text:s/>da <text:span text:style-name="fogli">Elenco Prezzi</text:span>.</text:p>
        </text:list-item>
        <text:list-item>
          <text:p text:style-name="P226"><text:span text:style-name="T115">Alla generazione dei quadri di raffronto, in </text:span><text:span text:style-name="fogli">Elenco Prezzi</text:span>, <text:span text:style-name="T115">chiede se nascondere le righe con scostamento nullo.</text:span></text:p>
        </text:list-item>
        <text:list-item>
          <text:p text:style-name="P227">Abilita il <text:span text:style-name="menu"><text:span text:style-name="T6">Pesca</text:span></text:span> <draw:frame draw:style-name="fr2" draw:name="Image14" text:anchor-type="as-char" svg:width="0.51cm" svg:height="0.51cm" draw:z-index="37"><draw:image xlink:href="Pictures/100002000000001A0000001A01D6A3AB03294369.png" xlink:type="simple" xlink:show="embed" xlink:actuate="onLoad" loext:mime-type="image/png"/></draw:frame><text:s/>nel foglio Analisi di Prezzo.</text:p>
        </text:list-item>
        <text:list-item>
          <text:p text:style-name="P228">Migliora il <text:span text:style-name="menu">LeenO&gt;Utility...&gt;Converti Stringhe in Numeri</text:span> <draw:frame draw:style-name="fr2" draw:name="Image21" text:anchor-type="as-char" svg:width="0.379cm" svg:height="0.499cm" draw:z-index="38"><draw:image xlink:href="Pictures/100002010000001A000000225638E4365C4D4C42.png" xlink:type="simple" xlink:show="embed" xlink:actuate="onLoad" loext:mime-type="image/png"/></draw:frame><text:s/>che non richiede più interazione dell’utente.</text:p>
        </text:list-item>
        <text:list-item>
          <text:p text:style-name="P229">I<text:span text:style-name="T115">n </text:span><text:span text:style-name="fogli"><text:span text:style-name="T115">Elenco Prezzi</text:span></text:span><text:span text:style-name="T115">, </text:span>corregge lo stile di cella di <text:span text:style-name="colonne">Manodopera</text:span> ed adegua la formula di calcolo degli scostamenti.</text:p>
        </text:list-item>
        <text:list-item>
          <text:p text:style-name="P229">Abilita l’uso della tabella <text:span text:style-name="menu"><text:span text:style-name="T116">Misure e Pesi (Ctrl+T)</text:span></text:span><text:span text:style-name="T116"> in </text:span><text:span text:style-name="fogli"><text:span text:style-name="T116">Analisi di Prezzo</text:span></text:span><text:span text:style-name="T116">.</text:span></text:p>
        </text:list-item>
        <text:list-item>
          <text:p text:style-name="P230"><text:span text:style-name="T120">Corregge </text:span><text:span text:style-name="menu"><text:span text:style-name="T119">LeenO&gt;Importa/Esporta...&gt;</text:span></text:span><text:span text:style-name="menu">Importa/accoda dati da archivio XPWE</text:span>: alcune formule non venivano restituite correttamente.</text:p>
        </text:list-item>
        <text:list-item>
          <text:p text:style-name="P175"><text:span text:style-name="T120">Corregge</text:span> <text:span text:style-name="menu"><text:span text:style-name="T119">LeenO&gt;Importa/Esporta...&gt;</text:span></text:span><text:span text:style-name="menu">Esporta dati in archivio XPWE</text:span>: non <text:span text:style-name="T117">venivano</text:span> riconosciut<text:span text:style-name="T120">i i riferimenti di</text:span> <text:span text:style-name="menu"><text:span text:style-name="T68">Vedi voce </text:span></text:span><text:span text:style-name="T58"><draw:frame draw:style-name="fr2" draw:name="Image23" text:anchor-type="as-char" svg:width="0.499cm" svg:height="0.499cm" draw:z-index="39"><draw:image xlink:href="Pictures/100002010000001A0000001A56619218F0DDBE45.png" xlink:type="simple" xlink:show="embed" xlink:actuate="onLoad" loext:mime-type="image/png"/></draw:frame></text:span><text:span text:style-name="T58">.</text:span></text:p>
        </text:list-item>
        <text:list-item>
          <text:p text:style-name="P223">Traduce in Python alcune funzioni per la gestione della <text:span text:style-name="fogli">CONTAILITA</text:span>, <text:span text:style-name="menu"><text:span text:style-name="T114">Nuova Voce</text:span></text:span><text:span text:style-name="T114"> </text:span><text:span text:style-name="T114"><draw:frame draw:style-name="fr2" draw:name="Image24" text:anchor-type="as-char" svg:width="0.499cm" svg:height="0.499cm" draw:z-index="40"><draw:image xlink:href="Pictures/100002010000001A0000001A1B9015B93CEECF7D.png" xlink:type="simple" xlink:show="embed" xlink:actuate="onLoad" loext:mime-type="image/png"/></draw:frame></text:span><text:span text:style-name="T114"><text:s/>e </text:span><text:span text:style-name="menu"><text:span text:style-name="T114">Svuota TUTTA la Contabilità</text:span></text:span><text:span text:style-name="T114">.</text:span></text:p>
        </text:list-item>
        <text:list-item>
          <text:p text:style-name="P223">Elimina vecchio codice.</text:p>
        </text:list-item>
        <text:list-item>
          <text:p text:style-name="P219"><text:span text:style-name="T121">Esegue a</text:span>ggiornamenti e debug minori.</text:p>
        </text:list-item>
      </text:list>
      <text:p text:style-name="P96">Gli utenti di LeenO occupano da sempre un ruolo molto importante nel miglioramento del progetto e, come spesso accade, anche questa volta il confronto con un utente mi ha permesso di <text:span text:style-name="T124">ottimizzare</text:span> alcuni aspetti della gestione dei prezzari. </text:p>
      <text:p text:style-name="P97">L’importazione dal formato XML, con cui la <text:span text:style-name="T122">T</text:span>oscana rilascia i <text:span text:style-name="T124">suoi </text:span>prezzari, <text:span text:style-name="T122">e </text:span>dal formato XPWE produce un foglio di <text:span text:style-name="fogli">Elenco Prezzi</text:span> <text:span text:style-name="T122">con visualizzazione già impostata in </text:span>modalità struttura <draw:frame draw:style-name="fr2" draw:name="Image28" text:anchor-type="as-char" svg:width="0.48cm" svg:height="0.499cm" draw:z-index="41"><draw:image xlink:href="Pictures/100002010000001A0000001B2EAE2C5EF18105FA.png" xlink:type="simple" xlink:show="embed" xlink:actuate="onLoad" loext:mime-type="image/png"/></draw:frame>, con i <text:span text:style-name="T122">codici dei </text:span>titoli <text:span text:style-name="T122">di </text:span>capitol<text:span text:style-name="T122">o</text:span> e sottocapitol<text:span text:style-name="T122">o</text:span> <text:span text:style-name="T122">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122">http://leeno.org/prezzari-regione-toscana-2017/</text:span></text:a><text:span text:style-name="T122"> con i nuovi di migliore comprensibilità.</text:span></text:p>
      <text:p text:style-name="P96"><draw:frame draw:style-name="fr4" draw:name="Image25" text:anchor-type="paragraph" svg:width="17cm" svg:height="12.502cm" draw:z-index="1"><draw:image xlink:href="Pictures/1000020100000700000005262AA9B01C0323A279.png" xlink:type="simple" xlink:show="embed" xlink:actuate="onLoad" loext:mime-type="image/png"/></draw:frame><text:soft-page-break/></text:p>
      <text:p text:style-name="P99"><text:span text:style-name="T124">Nettamente migliorato anche </text:span>il <text:span text:style-name="T124">comando </text:span><text:span text:style-name="menu">LeenO&gt;Utility...&gt;Converti Stringhe in Numeri</text:span> <draw:frame draw:style-name="fr2" draw:name="Image26" text:anchor-type="as-char" svg:width="0.379cm" svg:height="0.499cm" draw:z-index="42"><draw:image xlink:href="Pictures/100002010000001A000000225638E4365C4D4C42.png" xlink:type="simple" xlink:show="embed" xlink:actuate="onLoad" loext:mime-type="image/png"/></draw:frame><text:s/><text:span text:style-name="T124">che non richiede più alcun tipo di intervento dell’utente: la corversione si risolve selezionando le stringhe numeriche e scegliendo l’apposita voce di menù.</text:span></text:p>
      <text:p text:style-name="P100">Migliorie anche nella gestione dell’importazione/esportazione del formato XPWE,</text:p>
      <text:p text:style-name="P98">La novità per questa versione è l’introduzione d<text:span text:style-name="T125">el </text:span>dialogo <text:span text:style-name="menu"><text:span text:style-name="T113">LeenO&gt;Opzioni… </text:span></text:span><text:span text:style-name="menu"><text:span text:style-name="T113"><draw:frame draw:style-name="fr5" draw:name="Image27" text:anchor-type="as-char" svg:y="-0.529cm" svg:width="0.499cm" svg:height="0.499cm" draw:z-index="43"><draw:image xlink:href="Pictures/100002010000001A0000001A3DCC60A97E26CB8D.png" xlink:type="simple" xlink:show="embed" xlink:actuate="onLoad" loext:mime-type="image/png"/></draw:frame></text:span></text:span><text:span text:style-name="menu"><text:span text:style-name="T113"><text:s/></text:span></text:span>per la configurazione delle variabili. Alcune di queste, di carattere generale, vengono conservate fuori dal file di lavoro.</text:p>
      <text:p text:style-name="P101"><draw:frame draw:style-name="fr4" draw:name="Image22" text:anchor-type="paragraph" svg:width="7.966cm" svg:height="7.078cm" draw:z-index="2"><draw:image xlink:href="Pictures/10000201000001E4000001AE694FD15DD435D002.png" xlink:type="simple" xlink:show="embed" xlink:actuate="onLoad" loext:mime-type="image/png"/></draw:frame>Altre novità e informazioni sulla correzione di bug sono consultabili su <text:a xlink:type="simple" xlink:href="http://leeno.org/note-di-versione-3-17-1/" text:style-name="Internet_20_link" text:visited-style-name="Visited_20_Internet_20_Link">http://leeno.org/note-di-versione-3-17-1/</text:a></text:p>
      <text:list xml:id="list233932733671038" text:continue-list="list233931983153665" text:style-name="elenco-U">
        <text:list-item>
          <text:h text:style-name="P270" text:outline-level="3">3.1<text:span text:style-name="T117">7.2</text:span></text:h>
        </text:list-item>
      </text:list>
      <text:p text:style-name="P95">La versione 3.17.<text:span text:style-name="T126">2</text:span> di LeenO:</text:p>
      <text:list xml:id="list233931749728028" text:continue-list="list233932274449284" text:style-name="L6">
        <text:list-item>
          <text:p text:style-name="P231">Creando il foglio di <text:span text:style-name="fogli">CONTABILIT</text:span><text:span text:style-name="fogli"><text:span text:style-name="T129">A</text:span></text:span>, inserisce la prima voce di libretto.</text:p>
        </text:list-item>
        <text:list-item>
          <text:p text:style-name="P234"><text:span text:style-name="T126">All'apertura attiva l'opzione </text:span><text:span text:style-name="menu"><text:span text:style-name="T63">Usa i parametri della stampante per la formattazione del testo</text:span></text:span><text:span text:style-name="T126"> per lavorare in modalità </text:span>What You See Is What You Get<text:span text:style-name="T130"> .</text:span></text:p>
        </text:list-item>
        <text:list-item>
          <text:p text:style-name="P232"><text:span text:style-name="T131">Dal menù </text:span><text:span text:style-name="menu"><text:span text:style-name="T131">LeenO&gt;Opzioni...</text:span></text:span><text:span text:style-name="T131"> </text:span><text:span text:style-name="T131"><draw:frame draw:style-name="fr5" draw:name="Image31" text:anchor-type="as-char" svg:y="-0.529cm" svg:width="0.499cm" svg:height="0.499cm" draw:z-index="44"><draw:image xlink:href="Pictures/100002010000001A0000001A3DCC60A97E26CB8D.png" xlink:type="simple" xlink:show="embed" xlink:actuate="onLoad" loext:mime-type="image/png"/></draw:frame></text:span><text:span text:style-name="T131"><text:s/>permette di controllare lo </text:span>spostamento del cursore verso <text:span text:style-name="menu"><text:span text:style-name="T131">DESTRA</text:span></text:span><text:span text:style-name="T131"> o </text:span><text:span text:style-name="menu"><text:span text:style-name="T131">IN BASSO</text:span></text:span><text:span text:style-name="T131"> alla pressione di </text:span><text:span text:style-name="menu"><text:span text:style-name="T133">INVIO</text:span></text:span><text:span text:style-name="T131">.</text:span></text:p>
        </text:list-item>
        <text:list-item>
          <text:p text:style-name="P233"><text:span text:style-name="T131">Corregge l</text:span>'importazione <text:span text:style-name="T131">d</text:span>ei computi d<text:span text:style-name="T131">al formato XPWE che </text:span>si bloccava in assenza di suddivisione in capitoli del prezzario <text:span text:style-name="T132">di origine</text:span>.</text:p>
        </text:list-item>
        <text:list-item>
          <text:p text:style-name="P231"><text:span text:style-name="T131">In </text:span><text:span text:style-name="fogli"><text:span text:style-name="T131">COMPUTO</text:span></text:span><text:span text:style-name="T131">, </text:span><text:span text:style-name="fogli"><text:span text:style-name="T131">VARIANTE</text:span></text:span><text:span text:style-name="T131"> o </text:span><text:span text:style-name="fogli"><text:span text:style-name="T131">CONTABILITA</text:span></text:span><text:span text:style-name="T131">, il comando </text:span><text:span text:style-name="menu"><text:span text:style-name="T131">Quantità positiva/negativa </text:span></text:span><draw:frame draw:style-name="fr5" draw:name="Image32" text:anchor-type="as-char" svg:y="-0.425cm" svg:width="0.499cm" svg:height="0.499cm" draw:z-index="45"><draw:image xlink:href="Pictures/100002010000001A0000001A0239AF18178E6F02.png" xlink:type="simple" xlink:show="embed" xlink:actuate="onLoad" loext:mime-type="image/png"/></draw:frame><text:s/>cambia il colore dell'intera riga di misurazione (rosso = negativo).</text:p>
        </text:list-item>
        <text:list-item>
          <text:p text:style-name="P232"><text:span text:style-name="T133">Migliora la gestione del file di configurazione i</text:span>mplemen<text:span text:style-name="T133">tando</text:span> nuove <text:span text:style-name="T133">funzionalità e trasferendo dal foglio </text:span><text:span text:style-name="fogli"><text:span text:style-name="T133">S1</text:span></text:span><text:span text:style-name="T133"> il controllo delle </text:span><text:span text:style-name="menu"><text:span text:style-name="T133">Variabili Generali</text:span></text:span>. </text:p>
        </text:list-item>
        <text:list-item>
          <text:p text:style-name="P236"><text:span text:style-name="T134">Aggiunge al menù </text:span><text:span text:style-name="menu"><text:span text:style-name="T131">LeenO&gt;Opzioni...</text:span></text:span><text:span text:style-name="T131"> </text:span><text:span text:style-name="T131"><draw:frame draw:style-name="fr5" draw:name="Image33" text:anchor-type="as-char" svg:y="-0.529cm" svg:width="0.499cm" svg:height="0.499cm" draw:z-index="46"><draw:image xlink:href="Pictures/100002010000001A0000001A3DCC60A97E26CB8D.png" xlink:type="simple" xlink:show="embed" xlink:actuate="onLoad" loext:mime-type="image/png"/></draw:frame></text:span><text:span text:style-name="T131"><text:s/>il controllo</text:span> della numerazione d<text:span text:style-name="T127">elle</text:span> voci di <text:span text:style-name="fogli"><text:span text:style-name="T134">COMPUTO</text:span></text:span>.</text:p>
        </text:list-item>
        <text:list-item>
          <text:p text:style-name="P236"><text:span text:style-name="T134">Aggiunge al menù </text:span><text:span text:style-name="menu"><text:span text:style-name="T131">LeenO&gt;Opzioni...</text:span></text:span><text:span text:style-name="T131"> </text:span><text:span text:style-name="T131"><draw:frame draw:style-name="fr5" draw:name="Image35" text:anchor-type="as-char" svg:y="-0.529cm" svg:width="0.499cm" svg:height="0.499cm" draw:z-index="47"><draw:image xlink:href="Pictures/100002010000001A0000001A3DCC60A97E26CB8D.png" xlink:type="simple" xlink:show="embed" xlink:actuate="onLoad" loext:mime-type="image/png"/></draw:frame></text:span><text:span text:style-name="T131"><text:s/>la checkbox </text:span><text:span text:style-name="menu"><text:span text:style-name="T131">Torna a prezzario dopo invio</text:span></text:span><text:span text:style-name="T131"> che consente di tornare all'Elenco Prezzi di origine dopo aver inviato le voci al </text:span><text:span text:style-name="fogli"><text:span text:style-name="T131">DCC</text:span></text:span><text:span text:style-name="T131"> - comodo su sistemi con monitor singolo.</text:span></text:p>
        </text:list-item>
        <text:list-item>
          <text:p text:style-name="P235"><text:span text:style-name="T136">In </text:span><text:span text:style-name="fogli"><text:span text:style-name="T135">CONTABILITA</text:span></text:span><text:span text:style-name="T135"> migliora il riconoscimento della voce successiva a quella corrente. </text:span></text:p>
        </text:list-item>
        <text:list-item>
          <text:p text:style-name="P237"><text:span text:style-name="T136">In avvio</text:span> abilita il riconoscimento delle espressioni regolari nelle formule.</text:p>
        </text:list-item>
        <text:list-item>
          <text:p text:style-name="P237"><text:span text:style-name="T136">Corregge il </text:span><text:span text:style-name="menu"><text:span text:style-name="T136">LeenO&gt;Utility...&gt;Rinumera Cat</text:span></text:span><text:span text:style-name="T136"> ripristinando </text:span>il ricalcolo dei totali generali di <text:span text:style-name="fogli"><text:span text:style-name="T136">COMPUTO</text:span></text:span>.</text:p>
        </text:list-item>
        <text:list-item>
          <text:p text:style-name="P238"><text:span text:style-name="T136">Corregge </text:span>errore di <text:span text:style-name="menu"><text:span text:style-name="T136">&gt;Importa/Accoda dati da archivio </text:span></text:span><text:span text:style-name="menu">XPWE </text:span><text:span text:style-name="T136">in fase di in</text:span>serimento delle categorie <text:span text:style-name="T136">e del </text:span>di <text:span text:style-name="menu"><text:span text:style-name="T150">Vedi Voce</text:span></text:span><text:span text:style-name="T58"> </text:span><text:span text:style-name="T58"><draw:frame draw:style-name="fr2" draw:name="Image34" text:anchor-type="as-char" svg:width="0.499cm" svg:height="0.499cm" draw:z-index="48"><draw:image xlink:href="Pictures/100002010000001A0000001A56619218F0DDBE45.png" xlink:type="simple" xlink:show="embed" xlink:actuate="onLoad" loext:mime-type="image/png"/></draw:frame></text:span><text:span text:style-name="T58"><text:s/></text:span>riconosce<text:span text:style-name="T136">ndo</text:span> formule presenti nello stesso rigo di misurazione. <text:span text:style-name="T137">R</text:span>iconosce la presenza di valori negativi nelle colonne di misura ed adegua la formula della quantità.</text:p>
        </text:list-item>
        <text:list-item>
          <text:p text:style-name="P239"><text:span text:style-name="T137">In </text:span><text:span text:style-name="fogli"><text:span text:style-name="T137">Elenco Prezzi</text:span></text:span><text:span text:style-name="T137"> il comando </text:span><text:span text:style-name="menu"><text:span text:style-name="T137">Struttura </text:span></text:span><text:span text:style-name="T137"><draw:frame draw:style-name="fr2" draw:name="Image36" text:anchor-type="as-char" svg:width="0.48cm" svg:height="0.499cm" draw:z-index="49"><draw:image xlink:href="Pictures/100002010000001A0000001B2EAE2C5EF18105FA.png" xlink:type="simple" xlink:show="embed" xlink:actuate="onLoad" loext:mime-type="image/png"/></draw:frame></text:span><text:span text:style-name="T137">, quando possibile, c</text:span>olora con tre tonalità di giallo le righe del prezzario <text:span text:style-name="T137">a secondo dei capitoli</text:span>.</text:p>
        </text:list-item>
        <text:list-item>
          <text:p text:style-name="P240"><text:span text:style-name="T137">In <text:s/></text:span><text:span text:style-name="menu"><text:span text:style-name="T103">Azzera una voce di COMPUTO </text:span></text:span><text:span text:style-name="T103"><draw:frame draw:style-name="fr3" draw:name="Image30" text:anchor-type="as-char" svg:y="-0.575cm" svg:width="0.51cm" svg:height="0.51cm" draw:z-index="51"><draw:image xlink:href="Pictures/100002010000001A0000001AF6F89E8E5DDCB780.png" xlink:type="simple" xlink:show="embed" xlink:actuate="onLoad" loext:mime-type="image/png"/></draw:frame></text:span><text:span text:style-name="T103"><text:s/>a</text:span>ggiunge la possibilità di agire su selezioni estese, raggruppa le voci <text:span text:style-name="T137">che </text:span>possono essere nascoste tramite il punto di controllo "<text:span text:style-name="menu"><text:span text:style-name="T59">+</text:span></text:span>" sull'intestazione di riga, sciogl<text:span text:style-name="T128">i</text:span>e il gruppo al ripristino della quantità.</text:p>
        </text:list-item>
        <text:list-item>
          <text:p text:style-name="P241"><text:span text:style-name="T137">Esegue </text:span>una copia di sicurezza del file a conclusione della sessione di lavoro <text:span text:style-name="T137">nella cartella </text:span><text:span text:style-name="T60">\leeno-bk</text:span>.</text:p>
        </text:list-item>
        <text:list-item>
          <text:p text:style-name="P241">Introduce <text:span text:style-name="menu"><text:span text:style-name="T137">N</text:span></text:span><text:span text:style-name="menu">asconde </text:span><text:span text:style-name="menu"><text:span text:style-name="T137">V</text:span></text:span><text:span text:style-name="menu">oci </text:span><text:span text:style-name="menu"><text:span text:style-name="T137">A</text:span></text:span><text:span text:style-name="menu">zzerate</text:span> <text:span text:style-name="T137">per n</text:span>asconde<text:span text:style-name="T137">re</text:span> le voci in cui compare la dicitura '*** VOCE AZZERATA ***' in <text:span text:style-name="fogli">COMPUTO</text:span> o in <text:span text:style-name="fogli">VARIANTE</text:span>.</text:p>
        </text:list-item>
        <text:list-item>
          <text:p text:style-name="P242"><text:span text:style-name="T139">Nell’</text:span><text:span text:style-name="menu"><text:span text:style-name="T139">Elenco Prezzi</text:span></text:span><text:span text:style-name="T139"> s</text:span>ostituisce il vecchio comando di <text:span text:style-name="menu"><text:span text:style-name="T94">Viste&gt;</text:span></text:span><text:span text:style-name="menu">Lista lavorazioni e forniture </text:span><text:span text:style-name="menu"><text:span text:style-name="T94"><draw:frame draw:style-name="fr3" draw:name="Image37" text:anchor-type="as-char" svg:y="-0.46cm" svg:width="0.499cm" svg:height="0.499cm" draw:z-index="52"><draw:image xlink:href="Pictures/100002010000001A0000001A11CC598B200B14D3.png" xlink:type="simple" xlink:show="embed" xlink:actuate="onLoad" loext:mime-type="image/png"/></draw:frame></text:span></text:span><text:s/>con nuova versione in Python.</text:p>
        </text:list-item>
        <text:list-item>
          <text:p text:style-name="P243">Aggiunge <text:span text:style-name="T139">comando </text:span><text:span text:style-name="menu">Struttura Voci Azzerate</text:span> <draw:frame draw:style-name="fr2" draw:name="Image38" text:anchor-type="as-char" svg:width="0.499cm" svg:height="0.499cm" draw:z-index="53"><draw:image xlink:href="Pictures/100002010000001A0000001A93CDE787D9335ACD.png" xlink:type="simple" xlink:show="embed" xlink:actuate="onLoad" loext:mime-type="image/png"/></draw:frame><text:s/>alla toolbar.</text:p>
        </text:list-item>
        <text:list-item>
          <text:p text:style-name="P243">Aggiorna icona di installazione e banner del <text:span text:style-name="menu">Menù Principale</text:span>.</text:p>
        </text:list-item>
        <text:list-item>
          <text:p text:style-name="P256"><text:span text:style-name="T138">Elimina vecchio c</text:span>odice.</text:p>
        </text:list-item>
        <text:list-item>
          <text:p text:style-name="P257">Introduce altri piccoli aggiornamenti ed esegue correzioni minori.</text:p>
        </text:list-item>
      </text:list>
      <text:p text:style-name="P75"><text:span text:style-name="T140">Qualcuno si sarà accorto che nelle note di versione di LeenO 3.17.2 faccio riferimento al così dett</text:span>o <text:span text:style-name="T52">What You See Is What You Get –</text:span><text:span text:style-name="T54"> </text:span><text:span text:style-name="T140">letteralmente: </text:span>"quello che vedi è quello che è" –<text:span text:style-name="T141"> in maniera anche un po’ forzata visto che l’intera suite di LibreOffice lavora così da sempre. L’attivazione dell'opzione </text:span><text:span text:style-name="menu"><text:span text:style-name="T63">Usa i parametri della stampante per la formattazione del testo </text:span></text:span><text:span text:style-name="T142">serve solo a migliorare la formattazione del testo e del suo scorrimento nell’ambito delle celle. Ci tenevo a precisarlo visto che ancora oggi qualcuno fa del WYSIWYG un cavallo di battaglia. Non è il mio caso.</text:span></text:p>
      <text:p text:style-name="P75"><draw:frame draw:style-name="fr4" draw:name="Image44" text:anchor-type="paragraph" svg:width="13.462cm" svg:height="8.975cm" draw:z-index="8"><draw:image xlink:href="Pictures/10000201000003C000000280F48C0361AA62FCAD.png" xlink:type="simple" xlink:show="embed" xlink:actuate="onLoad" loext:mime-type="image/png"/></draw:frame><text:soft-page-break/></text:p>
      <text:p text:style-name="P74">L’odierno nuovo rilascio porta a corredo nuove piccole <text:span text:style-name="T143">e</text:span> comode innovazioni <text:span text:style-name="T143">e </text:span>una serie di correzioni a<text:span text:style-name="T143">l</text:span> codice. Oltre a<text:span text:style-name="T143">d implementare nuove capacità al </text:span>menù <text:span text:style-name="menu"><text:span text:style-name="T143">LeenO&gt;Opzioni…</text:span></text:span><text:span text:style-name="T143">, che comunque è destinato ancora a crescere, ho aggiunto alla gestione del computo metrico un paio di comandi per il controllo delle voci che in fase di redazione si vogliono momentaneamente azzerare ma non cancellare del tutto.</text:span></text:p>
      <text:p text:style-name="P74"/>
      <text:p text:style-name="P74"><draw:frame draw:style-name="fr4" draw:name="Image43" text:anchor-type="paragraph" svg:width="12.552cm" svg:height="7.724cm" draw:z-index="7"><draw:image xlink:href="Pictures/10000201000006900000041A7C82D53D185EAF82.png" xlink:type="simple" xlink:show="embed" xlink:actuate="onLoad" loext:mime-type="image/png"/></draw:frame><text:span text:style-name="T143">Ho ampliato le capacità del comando </text:span><text:span text:style-name="menu"><text:span text:style-name="T103">Azzera una voce di COMPUTO </text:span></text:span><text:span text:style-name="T103"><draw:frame draw:style-name="fr3" draw:name="Image39" text:anchor-type="as-char" svg:y="-0.515cm" svg:width="0.51cm" svg:height="0.51cm" draw:z-index="55"><draw:image xlink:href="Pictures/100002010000001A0000001AF6F89E8E5DDCB780.png" xlink:type="simple" xlink:show="embed" xlink:actuate="onLoad" loext:mime-type="image/png"/></draw:frame></text:span><text:span text:style-name="T103"><text:s/>facendo in modo che possa essere utilizzato anche su selezioni estese di voci. Lo </text:span><text:span text:style-name="menu"><text:span text:style-name="T103">Struttura Voci Azzerate</text:span></text:span><text:span text:style-name="T103"> </text:span><text:span text:style-name="T103"><draw:frame draw:style-name="fr2" draw:name="Image40" text:anchor-type="as-char" svg:width="0.499cm" svg:height="0.499cm" draw:z-index="58"><draw:image xlink:href="Pictures/100002010000001A0000001A93CDE787D9335ACD.png" xlink:type="simple" xlink:show="embed" xlink:actuate="onLoad" loext:mime-type="image/png"/></draw:frame></text:span><text:span text:style-name="T103">, com’è intuibile, mette in struttura ed aiuta a nascondere le voci con quantità azzerata agendo sui punti di controllo </text:span><text:span text:style-name="T103"><draw:frame draw:style-name="fr3" draw:name="Image42" text:anchor-type="as-char" svg:y="-0.522cm" svg:width="0.423cm" svg:height="0.741cm" draw:z-index="61"><draw:image xlink:href="Pictures/10000201000000100000001C3162240FE10EEDEE.png" xlink:type="simple" xlink:show="embed" xlink:actuate="onLoad" loext:mime-type="image/png"/></draw:frame></text:span><text:span text:style-name="T103"><text:s/>a margine sinistro della tabella di calcolo, oppure agendo sui numerini in intestazione degli stessi punti </text:span><text:span text:style-name="T103"><draw:frame draw:style-name="fr3" draw:name="Image41" text:anchor-type="as-char" svg:y="-0.393cm" svg:width="0.767cm" svg:height="0.45cm" draw:z-index="63"><draw:image xlink:href="Pictures/100002010000001D000000116A165F04C027E927.png" xlink:type="simple" xlink:show="embed" xlink:actuate="onLoad" loext:mime-type="image/png"/></draw:frame></text:span><text:span text:style-name="T103">.</text:span></text:p>
      <text:p text:style-name="P47"/>
      <text:list xml:id="list233933000304495" text:continue-list="list233932733671038" text:style-name="elenco-U">
        <text:list-item>
          <text:h text:style-name="P271" text:outline-level="3">3.<text:span text:style-name="T144">18.0</text:span></text:h>
        </text:list-item>
      </text:list>
      <text:p text:style-name="P23">La versione 3.1<text:span text:style-name="T144">8</text:span>.<text:span text:style-name="T146">0</text:span> di LeenO:</text:p>
      <text:list xml:id="list543605853" text:style-name="L7">
        <text:list-item>
          <text:p text:style-name="P244">Aggiorna il logo e gli sfondi.</text:p>
        </text:list-item>
        <text:list-item>
          <text:p text:style-name="P244">Potenzia la gestione delle variabili di configurazione, aggiungendo la gestione dei caratteri da visualizzare nella descrizione dei prezzi.</text:p>
        </text:list-item>
        <text:list-item>
          <text:p text:style-name="P244"><text:span text:style-name="T153">Evita un</text:span> bug di LibreOffice 5.3 e superiori, che non ottimizza l'altezza delle celle, agendo direttamente sull'impostazione dello stile di cella <text:span text:style-name="T151">o eseguendo l’operazione di ottimizzazione riga per riga</text:span>.</text:p>
        </text:list-item>
        <text:list-item>
          <text:p text:style-name="P244">Migliora il meccanismo di controllo dell’esistenza <text:span text:style-name="T149">di </text:span>atti contabili <text:span text:style-name="T149">registrati</text:span>.</text:p>
        </text:list-item>
        <text:list-item>
          <text:p text:style-name="P244">Riorganizza l’ordine di alcuni pulsanti delle toolbar si <text:span text:style-name="fogli">COMPUTO</text:span> e <text:span text:style-name="fogli">CONTAILITA</text:span>.</text:p>
        </text:list-item>
        <text:list-item>
          <text:p text:style-name="P244"><text:span text:style-name="T148">E</text:span>limina la gestione della riga bianca in inserimento categorie.</text:p>
        </text:list-item>
        <text:list-item>
          <text:p text:style-name="P246">Corregge la formula di incidenza <text:span text:style-name="colonne"><text:span text:style-name="T145">M</text:span></text:span><text:span text:style-name="colonne">anodopera</text:span> sulla riga delle categorie <text:span text:style-name="T153">in </text:span><text:span text:style-name="fogli"><text:span text:style-name="T153">COMPUTO</text:span></text:span>.</text:p>
        </text:list-item>
        <text:list-item>
          <text:p text:style-name="P247">Cambia le formule delle descrizioni di voce in <text:span text:style-name="fogli">COMPUTO</text:span>, <text:span text:style-name="fogli"><text:span text:style-name="T147">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245">Aggiunge al menù <text:span text:style-name="menu">LeenO&gt;Opzioni...</text:span> <draw:frame draw:style-name="fr5" draw:name="Image46" text:anchor-type="as-char" svg:y="-0.529cm" svg:width="0.499cm" svg:height="0.499cm" draw:z-index="50"><draw:image xlink:href="Pictures/100002010000001A0000001A3DCC60A97E26CB8D.png" xlink:type="simple" xlink:show="embed" xlink:actuate="onLoad" loext:mime-type="image/png"/></draw:frame><text:s/>l’opzione che permette di scegliere il foglio da cui prendere le voci con l’uso di <text:span text:style-name="menu">Ricicla Misure</text:span> <draw:frame draw:style-name="fr3" draw:name="Image45" text:anchor-type="as-char" svg:y="-0.487cm" svg:width="0.499cm" svg:height="0.499cm" draw:z-index="54"><draw:image xlink:href="Pictures/100002010000001A0000001A73CE82CB146F2978.png" xlink:type="simple" xlink:show="embed" xlink:actuate="onLoad" loext:mime-type="image/png"/></draw:frame><text:s/>che consente il riutilizzo in contabilità di voci e misure già inserite in <text:span text:style-name="fogli">COMPUTO</text:span> o <text:span text:style-name="fogli">VARIANTE</text:span>. Aggiunge pulsante <text:span text:style-name="menu">Ricicla Misure</text:span> <draw:frame draw:style-name="fr3" draw:name="Image47" text:anchor-type="as-char" svg:y="-0.487cm" svg:width="0.499cm" svg:height="0.499cm" draw:z-index="56"><draw:image xlink:href="Pictures/100002010000001A0000001A73CE82CB146F2978.png" xlink:type="simple" xlink:show="embed" xlink:actuate="onLoad" loext:mime-type="image/png"/></draw:frame><text:s/><text:span text:style-name="T153">anche </text:span>alla toolbar <text:span text:style-name="fogli">COMPUTO</text:span> <text:span text:style-name="T154">per la scelta della voce. <text:s/></text:span></text:p>
        </text:list-item>
        <text:list-item>
          <text:p text:style-name="P245">Migliora il <text:span text:style-name="menu">Vedi Voce</text:span> <draw:frame draw:style-name="fr2" draw:name="Image48" text:anchor-type="as-char" svg:width="0.499cm" svg:height="0.499cm" draw:z-index="57"><draw:image xlink:href="Pictures/100002010000001A0000001A56619218F0DDBE45.png" xlink:type="simple" xlink:show="embed" xlink:actuate="onLoad" loext:mime-type="image/png"/></draw:frame><text:s/>consentendo la visualizzazione della descrizione di origine, ma solo in <text:span text:style-name="fogli">COMPUTO</text:span> e <text:span text:style-name="fogli">VARIANTE</text:span>. Inoltre, in caso di valore negativo, i <text:span text:style-name="T152">testi</text:span> della riga diventano rossi.</text:p>
        </text:list-item>
        <text:list-item>
          <text:p text:style-name="P213">Aggiorna il meccanismo di adeguamento dei vecchi file per la correzione delle formule di <text:span text:style-name="menu">Vedi Voce</text:span> <draw:frame draw:style-name="fr2" draw:name="Image49" text:anchor-type="as-char" svg:width="0.499cm" svg:height="0.499cm" draw:z-index="60"><draw:image xlink:href="Pictures/100002010000001A0000001A56619218F0DDBE45.png" xlink:type="simple" xlink:show="embed" xlink:actuate="onLoad" loext:mime-type="image/png"/></draw:frame><text:s/>in <text:span text:style-name="fogli">COMPUTO</text:span> e <text:span text:style-name="fogli">VARIANTE</text:span>.</text:p>
        </text:list-item>
        <text:list-item>
          <text:p text:style-name="P248">Corregge <text:span text:style-name="T152">alcuni </text:span>stili di cella in <text:span text:style-name="fogli">Variabili Generali</text:span>.</text:p>
        </text:list-item>
        <text:list-item>
          <text:p text:style-name="P248">Aggiunge calendario_mensile() <text:span text:style-name="T152">che c</text:span>olora le colonne del sabato e della domenica, oltre le festività, nel file ../../calendario.ods che potrei implementare in <text:span text:style-name="T154">futuro</text:span> per la gestione delle ore in economia o del diagramma di Gantt.</text:p>
        </text:list-item>
        <text:list-item>
          <text:p text:style-name="P245">In <text:span text:style-name="menu">LeenO&gt;Opzioni...</text:span> <draw:frame draw:style-name="fr5" draw:name="Image50" text:anchor-type="as-char" svg:y="-0.529cm" svg:width="0.499cm" svg:height="0.499cm" draw:z-index="62"><draw:image xlink:href="Pictures/100002010000001A0000001A3DCC60A97E26CB8D.png" xlink:type="simple" xlink:show="embed" xlink:actuate="onLoad" loext:mime-type="image/png"/></draw:frame><text:s text:c="2"/>attiva la gestione di sconto e maggiorazione.</text:p>
        </text:list-item>
        <text:list-item>
          <text:p text:style-name="P245">Converte diverse porzioni di <text:span text:style-name="Emphasis">codice</text:span> dal Basic al Python</text:p>
        </text:list-item>
        <text:list-item>
          <text:p text:style-name="P258"><text:span text:style-name="T138">Elimina vecchio c</text:span>odice ed esegue correzioni minori.</text:p>
        </text:list-item>
      </text:list>
      <text:p text:style-name="P50"><text:span text:style-name="T157">LeenO 3.18.0 r</text:span>isol<text:span text:style-name="T157">ve</text:span> un problema che affligge LibreOffice 5,3 e superiori, che in casi particolari, <text:span text:style-name="T157">che</text:span> a quanto pare <text:span text:style-name="T157">sono </text:span>tipici in LeenO, non consente l’ottimizzazione dell’altezza delle celle in base al loro contenuto <text:span text:style-name="T157">sull’intero foglio di calcolo</text:span>. LeenO, con le sue macro, aggira l’ostacolo eseguendo l’ottimizzazione per ogni singola riga del foglio trattato.</text:p>
      <text:p text:style-name="P48"><draw:frame draw:style-name="fr4" draw:name="Image51" text:anchor-type="paragraph" svg:width="7.435cm" svg:height="9.133cm" draw:z-index="9"><draw:image xlink:href="Pictures/10000000000001EA0000025AB9F1153722A28764.png" xlink:type="simple" xlink:show="embed" xlink:actuate="onLoad" loext:mime-type="image/png"/></draw:frame><text:soft-page-break/><text:span text:style-name="T155">La gestione delle </text:span><text:span text:style-name="fogli"><text:span text:style-name="T155">Variabili Generali</text:span></text:span><text:span text:style-name="T155"> è stata potenziata ampliando le capacità del comando </text:span><text:span text:style-name="menu"><text:span text:style-name="T155">LeenO&gt;Opzioni…</text:span></text:span><text:span text:style-name="T155">, in cui adesso compaiono una serie di valori dedicati alla visualizzazione abbreviata delle descrizioni di voce.</text:span></text:p>
      <text:p text:style-name="P48"><text:span text:style-name="T155">Questa capacità è diventata strutturale e infatti, se in passato il comando </text:span><text:span text:style-name="menu"><text:span text:style-name="T155">Voce Abbreviata</text:span></text:span><text:span text:style-name="T155"> agiva sul foglio cambiando le formule che mostrano le descrizioni di voce, adesso LeenO lascia invariata questa formula e non fa altro che visualizzare i caratteri delle descrizioni secondo le indicazioni decise nel dialogo di menù dedicato.</text:span></text:p>
      <text:p text:style-name="P48"><draw:frame draw:style-name="fr4" draw:name="Image52" text:anchor-type="paragraph" svg:width="17cm" svg:height="10.571cm" draw:z-index="10"><draw:image xlink:href="Pictures/10000000000005B40000038CA9F8852E81ECC5BA.png" xlink:type="simple" xlink:show="embed" xlink:actuate="onLoad" loext:mime-type="image/png"/></draw:frame></text:p>
      <text:p text:style-name="P49"><text:span text:style-name="T155">Altra piccola novità introdotta, che ritengo particolarmente comoda, è la possibilità di scegliere il numero di caratteri di descrizione da mostrare nella riga di </text:span><text:span text:style-name="menu"><text:span text:style-name="T156">Vedi Voce</text:span></text:span><text:span text:style-name="T156">. Torna davvero utile, in fase di redazione del computo, quando si fa riferimento a voci di demolizione al momento di calcolare i trasporti a rifiuto ed i conferimenti a discarica.</text:span></text:p>
      <text:list xml:id="list233931789788509" text:continue-list="list233933000304495" text:style-name="elenco-U">
        <text:list-item>
          <text:h text:style-name="P272" text:outline-level="3">3.<text:span text:style-name="T144">18.1</text:span></text:h>
        </text:list-item>
      </text:list>
      <text:p text:style-name="P24">La versione 3.1<text:span text:style-name="T144">8</text:span>.<text:span text:style-name="T158">1</text:span> di LeenO:</text:p>
      <text:p text:style-name="P24"/>
      <text:list xml:id="list982896125" text:style-name="L8">
        <text:list-item>
          <text:p text:style-name="P138">Elimina comando per trasferire foglio verso il DDC. <text:span text:style-name="T159">Questa operazione è fattibile con i comandi di Calc.</text:span></text:p>
        </text:list-item>
        <text:list-item>
          <text:p text:style-name="P139"><text:span text:style-name="T159">Aggiunge</text:span> pulsante che mette <text:span text:style-name="T137"><text:s/></text:span><text:span text:style-name="fogli"><text:span text:style-name="T137">Elenco Prezzi</text:span></text:span><text:span text:style-name="T137"> in </text:span><text:span text:style-name="menu"><text:span text:style-name="T137">Struttura </text:span></text:span><text:span text:style-name="T137"><draw:frame draw:style-name="fr2" draw:name="Image53" text:anchor-type="as-char" svg:width="0.48cm" svg:height="0.499cm" draw:z-index="64"><draw:image xlink:href="Pictures/100002010000001A0000001B2EAE2C5EF18105FA.png" xlink:type="simple" xlink:show="embed" xlink:actuate="onLoad" loext:mime-type="image/png"/></draw:frame></text:span><text:span text:style-name="T137">.</text:span></text:p>
        </text:list-item>
        <text:list-item>
          <text:p text:style-name="P138"><text:span text:style-name="T160">Risolve un bug d</text:span>i XML_import() che si piantava se non trovava <text:span text:style-name="T160">il tag</text:span> 'prdStruttura' nel file di origine.</text:p>
        </text:list-item>
        <text:list-item>
          <text:p text:style-name="P139">Avviando <text:span text:style-name="T160">il comando </text:span><text:span text:style-name="menu"><text:span text:style-name="T160">LeenO&gt;Opzioni… </text:span></text:span><text:span text:style-name="menu"><text:span text:style-name="T160"><draw:frame draw:style-name="fr5" draw:name="Image54" text:anchor-type="as-char" svg:y="-0.529cm" svg:width="0.499cm" svg:height="0.499cm" draw:z-index="65"><draw:image xlink:href="Pictures/100002010000001A0000001A3DCC60A97E26CB8D.png" xlink:type="simple" xlink:show="embed" xlink:actuate="onLoad" loext:mime-type="image/png"/></draw:frame></text:span></text:span><text:span text:style-name="menu"><text:span text:style-name="T160">,</text:span></text:span> se il file non è un computo <text:span text:style-name="T160">LeenO</text:span>, le toolbar vengono chiuse.</text:p>
        </text:list-item>
        <text:list-item>
          <text:p text:style-name="P140">Corregge lo stile di alcune celle in<text:span text:style-name="T6"> </text:span><text:span text:style-name="fogli"><text:span text:style-name="T6">S5</text:span></text:span><text:span text:style-name="T6">.</text:span></text:p>
        </text:list-item>
        <text:list-item>
          <text:p text:style-name="P140">Aggiunge <text:span text:style-name="T160">in </text:span><text:span text:style-name="menu"><text:span text:style-name="T160">LeenO&gt;Opzioni… </text:span></text:span><text:span text:style-name="menu"><text:span text:style-name="T160"><draw:frame draw:style-name="fr5" draw:name="Image55" text:anchor-type="as-char" svg:y="-0.529cm" svg:width="0.499cm" svg:height="0.499cm" draw:z-index="66"><draw:image xlink:href="Pictures/100002010000001A0000001A3DCC60A97E26CB8D.png" xlink:type="simple" xlink:show="embed" xlink:actuate="onLoad" loext:mime-type="image/png"/></draw:frame></text:span></text:span><text:s/><text:span text:style-name="T160">il comando </text:span><text:span text:style-name="menu"><text:span text:style-name="T160">Descrizione in una colonna</text:span></text:span><text:span text:style-name="T160"> </text:span>che <text:span text:style-name="T160">c</text:span>onsente di estendere su più colonne o ridurre ad una colonna lo spazio occupato dalla descrizione di voce in <text:span text:style-name="fogli">COMPUTO</text:span>, <text:span text:style-name="fogli">VARIANTE</text:span> e <text:span text:style-name="fogli">CONTABILITA</text:span>.</text:p>
        </text:list-item>
        <text:list-item>
          <text:p text:style-name="P140"><text:span text:style-name="T161">L’adeguamento automatico </text:span>si allinea alla versione 210 del template correggendo lo stile ed il contenuto di alcune celle in tab <text:span text:style-name="fogli"><text:span text:style-name="T6">S5</text:span></text:span>.</text:p>
        </text:list-item>
        <text:list-item>
          <text:p text:style-name="P140">Il <text:span text:style-name="menu">Trova voce in Elenco Prezzi</text:span> visualizza la sheet <text:span text:style-name="fogli">ELENCO PREZZI </text:span><text:span text:style-name="T161">se questa è nascosta.</text:span></text:p>
        </text:list-item>
        <text:list-item>
          <text:p text:style-name="P140"><text:span text:style-name="T161">Q</text:span>uando è già stato emesso un SAL <text:span text:style-name="T161">in </text:span><text:span text:style-name="fogli">CONTABILITA </text:span><text:span text:style-name="T161">non è possibile cambiare il numero di caratteri da visualizzare nella colonna </text:span><text:span text:style-name="colonne"><text:span text:style-name="T161">LAVORAZIONI O PROVVISTE</text:span></text:span><text:span text:style-name="T161">.</text:span></text:p>
        </text:list-item>
        <text:list-item>
          <text:p text:style-name="P141">In <text:span text:style-name="menu"><text:span text:style-name="T119">LeenO&gt;Importa/Esporta...&gt;Importa/accoda dati da archivio XPWE</text:span></text:span> implementa l'importazione delle incidenze di IncMDO, IncMAT e IncATTR secondo le <text:span text:style-name="T162">nuove </text:span>specifiche del formato XML-XWPE.</text:p>
        </text:list-item>
        <text:list-item>
          <text:p text:style-name="P141">In <text:span text:style-name="menu"><text:span text:style-name="T119">LeenO&gt;Importa/Esporta...&gt;</text:span></text:span><text:span text:style-name="menu">Esporta dati in archivio XPWE</text:span> <text:s/>integra l'esportazione delle incidenze di IncMDO, IncMAT e IncATTR secondo le <text:span text:style-name="T162">nuove</text:span> specifiche del formato XML-XWPE.</text:p>
        </text:list-item>
        <text:list-item>
          <text:p text:style-name="P141">In <text:span text:style-name="menu"><text:span text:style-name="T119">LeenO&gt;Importa/Esporta...&gt;</text:span></text:span><text:span text:style-name="menu">Esporta dati in archivio XPWE</text:span> corregge il segno delle righe <text:span text:style-name="T162">di tipo </text:span><text:span text:style-name="T52">***VOCE AZZERATA***</text:span>.</text:p>
        </text:list-item>
        <text:list-item>
          <text:p text:style-name="P142">Elimina il suffisso aggiuntivo '.<text:span text:style-name="T162">XLO</text:span>.' dal nome file <text:span text:style-name="T162">XPWE </text:span>esportato in quanto non più utile.</text:p>
        </text:list-item>
        <text:list-item>
          <text:p text:style-name="P143"><text:span text:style-name="T162">In </text:span><text:span text:style-name="menu"><text:span text:style-name="T162">Esporta dati in archivio XPWE</text:span></text:span><text:span text:style-name="T162"> corregge un errore non non consentiva di interpretare </text:span>il<text:span text:style-name="T6"> </text:span><text:span text:style-name="menu"><text:span text:style-name="T6">Vedi </text:span></text:span><text:span text:style-name="menu"><text:span text:style-name="T21">v</text:span></text:span><text:span text:style-name="menu"><text:span text:style-name="T6">oce</text:span></text:span><text:span text:style-name="T6"> </text:span><text:span text:style-name="T21"><draw:frame draw:style-name="fr2" draw:name="Image56" text:anchor-type="as-char" svg:width="0.51cm" svg:height="0.51cm" draw:z-index="67"><draw:image xlink:href="Pictures/100002010000001A0000001A56619218F0DDBE45.png" xlink:type="simple" xlink:show="embed" xlink:actuate="onLoad" loext:mime-type="image/png"/></draw:frame></text:span><text:span text:style-name="T21"><text:s/></text:span>di segno negativo.</text:p>
        </text:list-item>
        <text:list-item>
          <text:p text:style-name="P158">Esegue correzioni minori e cancella porzioni obsolete di codice.</text:p>
        </text:list-item>
      </text:list>
      <text:p text:style-name="P28">Ormai siamo ad una svolta. Il formato XPWE <text:span text:style-name="T167">prodotto da </text:span>Primus di ACCA <text:span text:style-name="T163">finalmente conserva nel prezzario anche le incidenze relative a manodopera, materiali e noli</text:span>, <text:span text:style-name="T164">di certo</text:span> per andare incontro alle <text:span text:style-name="T163">esigenze che comporterà </text:span><text:a xlink:type="simple" xlink:href="http://www.ingegneri.info/news/innovazione-e-tecnologia/digitalizzazione-appalti-pubblici-ecco-il-decreto-per-il-bim/" text:style-name="Internet_20_link" text:visited-style-name="Visited_20_Internet_20_Link"><text:span text:style-name="T163">l’uso obbligatorio del BIM</text:span></text:a><text:span text:style-name="T163"> a partire dal 2019. Un passo di ACCA verso l’open data, probabilmente un po’ forzato, che consente agli utenti di LeenO una migliore collaborazione con i clienti utilizzatori di Primus.</text:span></text:p>
      <text:p text:style-name="P28"><draw:frame draw:style-name="fr4" draw:name="Image57" text:anchor-type="paragraph" svg:width="16.256cm" svg:height="10.829cm" draw:z-index="11"><draw:image xlink:href="Pictures/1000000000000780000004FFD9FF0834AF7C55FB.jpg" xlink:type="simple" xlink:show="embed" xlink:actuate="onLoad" loext:mime-type="image/jpeg"/></draw:frame><text:soft-page-break/></text:p>
      <text:p text:style-name="P29">Personalmente già da tempo chiedo ai miei interlocutori che non usano LeenO di inviarmi file in formato XPWE su cui lavoro senza grossi problemi. Adesso la compatibilità di LeenO con questo formato è nettamente migliorata. Rima<text:span text:style-name="T166">rran</text:span>no fuori dalla compatibilità le configurazioni di stampa ed in genere tutte quelle funzionalità che sono strettamente legate al tipo di interfaccia che ognuno dei programmi utilizza.</text:p>
      <text:p text:style-name="P29"/>
      <text:p text:style-name="P30">Nella continua ricerca <text:span text:style-name="T168">di</text:span> semplificazione d’uso e <text:span text:style-name="T165">di riduzione del codice del programma al minimo indispensabile, nell’ottica di una spiccia economia della sua digitazione e conseguente riduzione di possibili errori, sono stati eliminati alcuni comandi di LeenO che erano un surrogato dei comandi di Calc già efficienti.</text:span></text:p>
      <text:p text:style-name="P35">Ancora una volta il set delle opzioni si arricchisce di una nuova possibilità: <text:s/><text:span text:style-name="T160">il comando </text:span><text:span text:style-name="menu"><text:span text:style-name="T160">Descrizione in una colonna</text:span></text:span><text:span text:style-name="T160"> consente di <text:s/>estendere su più colonne o ridurre ad una colonna lo spazio occupato dalla descrizione di voce.</text:span></text:p>
      <text:p text:style-name="P34"><text:soft-page-break/><draw:frame draw:style-name="fr6" draw:name="Image58" text:anchor-type="as-char" svg:width="17cm" svg:height="12.808cm" draw:z-index="68"><draw:image xlink:href="Pictures/100000000000047C00000361D92D52CAA35FC0D6.png" xlink:type="simple" xlink:show="embed" xlink:actuate="onLoad" loext:mime-type="image/png"/></draw:frame></text:p>
      <text:p text:style-name="P31"/>
      <text:p text:style-name="P31"><text:span text:style-name="T169">E’ stata migliorata la capacità di esportare la voci del tipo </text:span><text:span text:style-name="T55">***VOCE AZZERATA***</text:span> e, <text:span text:style-name="T169">in virtù di quanto detto prima, più in generale sono stati migliorati i comandi di importazione ed esportazione del formato XPWE. Si consideri, però, che la versione attuale di LeenO supporta solo le incidenze di sicurezza e manodopera. Ad onor del vero LeenO è da subito capace di leggere è scrivere tutte le incidenze disponibili nel formato XPWE, ma la struttura attuale del file di computo non ne consente un’agevole gestione. Questa ed altre migliorie già in lavorazione saranno caratteristiche fondamentali delle prossime versioni di LeenO.</text:span></text:p>
      <text:p text:style-name="P36"/>
      <text:list xml:id="list233933410548254" text:continue-list="list233931789788509" text:style-name="elenco-U">
        <text:list-item>
          <text:h text:style-name="P273" text:outline-level="3">3.<text:span text:style-name="T144">18.2</text:span></text:h>
        </text:list-item>
      </text:list>
      <text:p text:style-name="P25">La versione 3.1<text:span text:style-name="T144">8</text:span>.<text:span text:style-name="T170">2</text:span> di LeenO:</text:p>
      <text:p text:style-name="P25"/>
      <text:list xml:id="list233932996593799" text:continue-list="list982896125" text:style-name="L8">
        <text:list-item>
          <text:p text:style-name="P144">Corregge la creazione dei sommari in Elenco Prezzi.</text:p>
        </text:list-item>
        <text:list-item>
          <text:p text:style-name="P144">Corregge l’esportazione delle righe “vedi voce” in XPWE.</text:p>
        </text:list-item>
        <text:list-item>
          <text:p text:style-name="P144">Sostituisce comandi Basic con Python.</text:p>
        </text:list-item>
        <text:list-item>
          <text:p text:style-name="P144">Corregge la generazione del Registro di Contabilità in cui veniva cancellata una colonna.</text:p>
        </text:list-item>
        <text:list-item>
          <text:p text:style-name="P144">In <text:span text:style-name="fogli">Elenco Prezzi</text:span> adegua la formula nella colonna di VAR.% al nuovo formato %.</text:p>
        </text:list-item>
      </text:list>
      <text:p text:style-name="P51"/>
      <text:p text:style-name="P39">Grazie alle segnalazioni degli utenti, ecco LeenO 3.18.2.</text:p>
      <text:p text:style-name="P38"/>
      <text:p text:style-name="P37"><draw:frame draw:style-name="fr7" draw:name="Image59" text:anchor-type="paragraph" svg:width="15.935cm" svg:height="9.996cm" draw:z-index="12"><draw:image xlink:href="Pictures/10000000000006900000041E17D3904E9A934897.png" xlink:type="simple" xlink:show="embed" xlink:actuate="onLoad" loext:mime-type="image/png"/></draw:frame></text:p>
      <text:p text:style-name="P32"><text:span text:style-name="T171">Approfitto per segnalare che, dopo aver generato il Quadro di raffronto con il comando </text:span><text:span text:style-name="menu"><text:span text:style-name="T27"><draw:frame draw:style-name="fr2" draw:name="Image60" text:anchor-type="as-char" svg:width="0.51cm" svg:height="0.51cm" draw:z-index="13"><draw:image xlink:href="Pictures/100002010000001A0000001A11CC598B200B14D3.png" xlink:type="simple" xlink:show="embed" xlink:actuate="onLoad" loext:mime-type="image/png"/></draw:frame></text:span></text:span><text:span text:style-name="menu"><text:span text:style-name="T27">VISTE</text:span></text:span>,<text:span text:style-name="T27"> è possibile utilizzare il comando </text:span><text:span text:style-name="T29">di </text:span><text:span text:style-name="T27">Calc </text:span><text:span text:style-name="menu"><text:span text:style-name="T27">Formato&gt;Formattazione Condizionata</text:span></text:span><text:span text:style-name="T27"> per avere un colpo d’occhio delle variazioni a confronto. </text:span><text:span text:style-name="T28">Nell’immagine è stato scelto il </text:span><text:span text:style-name="menu"><text:span text:style-name="T28">Gradiente</text:span></text:span><text:span text:style-name="T28">.</text:span></text:p>
      <text:list xml:id="list233932023024384" text:continue-list="list233933410548254" text:style-name="elenco-U">
        <text:list-item>
          <text:h text:style-name="P274" text:outline-level="3">3.<text:span text:style-name="T144">18.3</text:span></text:h>
        </text:list-item>
      </text:list>
      <text:p text:style-name="P26"><text:span text:style-name="T28">La versione 3.1</text:span><text:span text:style-name="T30">8</text:span><text:span text:style-name="T28">.</text:span><text:span text:style-name="T31">3</text:span><text:span text:style-name="T28"> di LeenO:</text:span></text:p>
      <text:p text:style-name="P12"/>
      <text:list xml:id="list2312969861" text:style-name="L9">
        <text:list-item>
          <text:p text:style-name="P145"><text:span text:style-name="T32">R</text:span><text:span text:style-name="T6">isolve bug in </text:span><text:span text:style-name="menu"><text:span text:style-name="T33">Importa/Accoda dati da archivio XPWE</text:span></text:span><text:span text:style-name="T179">:</text:span></text:p>
          <text:list>
            <text:list-item>
              <text:p text:style-name="P146"><text:span text:style-name="T179">nelle </text:span><text:span text:style-name="fogli"><text:span text:style-name="T118">Analisi di Prezzo,</text:span></text:span><text:span text:style-name="T118"> quando la quantità di una misurazione era indicata con una formula, questa non era interpretata correttamente;</text:span></text:p>
            </text:list-item>
            <text:list-item>
              <text:p text:style-name="P149"><text:span text:style-name="T179">i</text:span> valori delle incidenze di Spese generali ed Utile di impresa non erano caricati;</text:p>
            </text:list-item>
            <text:list-item>
              <text:p text:style-name="P149"><text:span text:style-name="T179">i</text:span>n presenza di "Vedi voce" con <text:span text:style-name="colonne">P.U.</text:span>, <text:span text:style-name="colonne">Lung.</text:span>, <text:span text:style-name="colonne">Larg.</text:span> e <text:span text:style-name="colonne">Alt.</text:span> tutti assegnati, la riga dati non era correttamente compilata.</text:p>
            </text:list-item>
          </text:list>
        </text:list-item>
        <text:list-item>
          <text:p text:style-name="P150">Aggiunge <text:span text:style-name="T174">al menù delle </text:span><text:span text:style-name="menu"><text:span text:style-name="T174">Opzioni</text:span></text:span><text:span text:style-name="T174"> :</text:span></text:p>
          <text:list>
            <text:list-item>
              <text:p text:style-name="P151"><text:span text:style-name="T177">le </text:span>didascalie di help;</text:p>
            </text:list-item>
            <text:list-item>
              <text:p text:style-name="P152"><text:span text:style-name="T174">i</text:span>l controll<text:span text:style-name="T175">o</text:span> <text:span text:style-name="menu"><text:span text:style-name="T180">T</text:span></text:span><text:span text:style-name="menu">oolbar </text:span><text:span text:style-name="menu"><text:span text:style-name="T180">contestuali</text:span></text:span>;</text:p>
            </text:list-item>
            <text:list-item>
              <text:p text:style-name="P152"><text:span text:style-name="T178">il </text:span>controll<text:span text:style-name="T175">o</text:span> <text:span text:style-name="menu">Visualizza tutti i fogli</text:span>.</text:p>
            </text:list-item>
          </text:list>
        </text:list-item>
        <text:list-item>
          <text:p text:style-name="P153">Aggiunge il pulsante di <text:span text:style-name="menu">Riordina Voci</text:span> nella <text:span text:style-name="T175">t</text:span>oolbar della <text:span text:style-name="fogli">Analisi di Prezzo</text:span>.</text:p>
        </text:list-item>
        <text:list-item>
          <text:p text:style-name="P150">Tr<text:span text:style-name="T173">a</text:span>duce cerca_in_elenco() in Python e <text:span text:style-name="T176">ne </text:span>implementa l'uso in <text:span text:style-name="fogli">Analisi di prezzo</text:span>.</text:p>
        </text:list-item>
        <text:list-item>
          <text:p text:style-name="P150"><text:span text:style-name="T176">Migliora l’ottimizzazione dell’altezza celle in </text:span><text:span text:style-name="fogli"><text:span text:style-name="T176">Elenco Prezzi</text:span></text:span><text:span text:style-name="T176"> in modalità </text:span><text:span text:style-name="menu"><text:span text:style-name="T176">Visualizza voci abbreviate</text:span></text:span><text:span text:style-name="T176">.</text:span></text:p>
        </text:list-item>
        <text:list-item>
          <text:p text:style-name="P153">Cancella celle inutili dal fog<text:span text:style-name="T172">l</text:span>io <text:span text:style-name="fogli">S5.</text:span></text:p>
        </text:list-item>
        <text:list-item>
          <text:p text:style-name="P153"><text:span text:style-name="T175">C</text:span>ambia formule di <text:span text:style-name="colonne">Importo</text:span> per l'adeguamento alle unità di misu<text:span text:style-name="T172">r</text:span>a percent<text:span text:style-name="T172">u</text:span>ali %.</text:p>
        </text:list-item>
        <text:list-item>
          <text:p text:style-name="P153"><text:span text:style-name="T176">Corregge il </text:span><text:span text:style-name="menu"><text:span text:style-name="T176">Genera Variante</text:span></text:span> <text:span text:style-name="T176">che cancellava </text:span>anche la r<text:span text:style-name="T176">i</text:span>ga dei <text:span text:style-name="T59">TOTALI COMPUTO</text:span>.</text:p>
        </text:list-item>
        <text:list-item>
          <text:p text:style-name="P154">Cancella vecchio codice</text:p>
        </text:list-item>
        <text:list-item>
          <text:p text:style-name="P155">Elimina comandi superflui</text:p>
        </text:list-item>
        <text:list-item>
          <text:p text:style-name="P155">Corregge errori minori</text:p>
        </text:list-item>
      </text:list>
      <text:p text:style-name="P52"/>
      <text:p text:style-name="P40"/>
      <text:p text:style-name="P42">Non c’è limite alla fantasia con cui gli utenti usano inserire dati nelle righe di misurazione di un computo e, in generale, <text:span text:style-name="T180">nelle celle di un </text:span>fogli<text:span text:style-name="T181">o</text:span> di calcolo. Ecco perché lo staff di LeenO è continuamente impegnato all’ottimizzazione delle procedure di importazione da altri formati.</text:p>
      <text:p text:style-name="P42"><draw:frame draw:style-name="fr7" draw:name="Image62" text:anchor-type="paragraph" svg:width="16.256cm" svg:height="9.634cm" draw:z-index="15"><draw:image xlink:href="Pictures/10000000000007800000047204B3B13625749F57.jpg" xlink:type="simple" xlink:show="embed" xlink:actuate="onLoad" loext:mime-type="image/jpeg"/></draw:frame>In quest’ultima sessione di sviluppo è toccato ancora lavorare al formato XPWE. Adesso anche in <text:span text:style-name="fogli"><text:span text:style-name="T179">A</text:span></text:span><text:span text:style-name="fogli">nalisi </text:span><text:span text:style-name="fogli"><text:span text:style-name="T179">di prezzo</text:span></text:span><text:span text:style-name="T179"> i </text:span>singol<text:span text:style-name="T179">i valori di misura, anche se indicati tramite formula, vengono interpretati </text:span><text:soft-page-break/><text:span text:style-name="T179">correttamente.</text:span></text:p>
      <text:p text:style-name="P43">Il menù delle <text:span text:style-name="menu">Opzioni</text:span> è materia viva e continua a crescere. Adesso presenta anche una pic<text:span text:style-name="T180">c</text:span>ola stringa di help al passaggio del mouse su<text:span text:style-name="T180">i vari pulsanti</text:span>. <text:span text:style-name="T180">Inoltre rende disponibili i controlli </text:span><text:span text:style-name="menu"><text:span text:style-name="T180">Toolbar contestuali</text:span></text:span><text:span text:style-name="T180"> e </text:span><text:span text:style-name="menu"><text:span text:style-name="T118">Visualizza tutti i fogli</text:span></text:span><text:span text:style-name="T118">. Quest’ultimo da utilizzare con attenzione, ma solo per evitare di affollare la barra che mostra le etichette dei singoli fogli.</text:span></text:p>
      <text:p text:style-name="P43"/>
      <text:p text:style-name="P43"><draw:frame draw:style-name="fr4" draw:name="Image63" text:anchor-type="paragraph" svg:width="8.601cm" svg:height="9.38cm" draw:z-index="16"><draw:image xlink:href="Pictures/10000201000001F10000021E205B078BA1D0F303.png" xlink:type="simple" xlink:show="embed" xlink:actuate="onLoad" loext:mime-type="image/png"/></draw:frame></text:p>
      <text:p text:style-name="P44">Non escludo la possibilità che, crescendo, <text:span text:style-name="T181">il </text:span>menù delle <text:span text:style-name="menu">Opzioni </text:span><text:span text:style-name="T182">in futuro v</text:span>enga suddiviso in sottosezioni.</text:p>
      <text:p text:style-name="P45"><text:span text:style-name="T182">Nei principali fogli di calcolo è</text:span> stata aggiornata la formula per il calcolo degli importi in modo che tenga conto di eventuali valori percentuali. <text:span text:style-name="T182">L</text:span>’utente non deve preoccuparsi di modificare a mano le formule <text:span text:style-name="T182">presenti </text:span>in vecchi lavori: l’adeguamento di questi è un automatismo che viene avviato, una sola volta, quando LeenO si accorge che il file aperto non è allineato alla versione dell’applicativo installata.</text:p>
      <text:p text:style-name="P46"><draw:frame draw:style-name="fr7" draw:name="Image61" text:anchor-type="paragraph" svg:width="8.063cm" svg:height="2.972cm" draw:z-index="14"><draw:image xlink:href="Pictures/100002010000019F00000099217429364DAB092A.png" xlink:type="simple" xlink:show="embed" xlink:actuate="onLoad" loext:mime-type="image/png"/></draw:frame></text:p>
      <text:list xml:id="list233931973820233" text:continue-list="list233932023024384" text:style-name="elenco-U">
        <text:list-item>
          <text:h text:style-name="P275" text:outline-level="3">3.<text:span text:style-name="T144">18.4</text:span></text:h>
        </text:list-item>
      </text:list>
      <text:p text:style-name="P27"><text:span text:style-name="T28">La versione 3.1</text:span><text:span text:style-name="T30">8</text:span><text:span text:style-name="T28">.</text:span><text:span text:style-name="T34">4</text:span><text:span text:style-name="T28"> di LeenO:</text:span></text:p>
      <text:p text:style-name="P13"/>
      <text:list xml:id="list705080576" text:style-name="L10">
        <text:list-item>
          <text:p text:style-name="P102"><text:span text:style-name="T188">Elimina vecchi pulsanti ed introduce </text:span><text:span text:style-name="menu">Cancella voci non usate</text:span> <text:span text:style-name="T188">nel menù </text:span><text:span text:style-name="T188"><draw:frame draw:style-name="fr2" draw:name="Image29" text:anchor-type="as-char" svg:width="0.51cm" svg:height="0.51cm" draw:z-index="69"><draw:image xlink:href="Pictures/100002010000001A0000001A11CC598B200B14D3.png" xlink:type="simple" xlink:show="embed" xlink:actuate="onLoad" loext:mime-type="image/png"/></draw:frame></text:span><text:span text:style-name="menu"><text:span text:style-name="T188">Viste</text:span></text:span><text:span text:style-name="T188"> dell’</text:span><text:span text:style-name="fogli"><text:span text:style-name="T188">Elenco Prezzi</text:span></text:span>;</text:p>
        </text:list-item>
        <text:list-item>
          <text:p text:style-name="P103">Implementa il controllo degli aggiornamenti dal gestore delle estensioni di LibreOffice;</text:p>
        </text:list-item>
        <text:list-item>
          <text:p text:style-name="P103">Aggiunge struttura_off() <text:span text:style-name="T183">per cancellare la Vista in struttura;</text:span></text:p>
        </text:list-item>
        <text:list-item>
          <text:p text:style-name="P103">Elimina codice obsoleto <text:span text:style-name="T188">delle funzioni nella</text:span> tabella <text:span text:style-name="fogli">S3</text:span>;</text:p>
        </text:list-item>
        <text:list-item>
          <text:p text:style-name="P103">Elimina la tabella <text:span text:style-name="fogli">S3</text:span>;</text:p>
        </text:list-item>
        <text:list-item>
          <text:p text:style-name="P103">Ripulisce il foglio <text:span text:style-name="fogli">M1</text:span> da dati e pulsanti inutili;</text:p>
        </text:list-item>
        <text:list-item>
          <text:p text:style-name="P103">Elimina i riferimenti del <text:span text:style-name="Emphasis">D</text:span><text:span text:style-name="Emphasis"><text:span text:style-name="T188">ocumento di </text:span></text:span><text:span text:style-name="Emphasis">C</text:span><text:span text:style-name="Emphasis"><text:span text:style-name="T188">ontabilità </text:span></text:span><text:span text:style-name="Emphasis">C</text:span><text:span text:style-name="Emphasis"><text:span text:style-name="T188">orrente</text:span></text:span> al foglio <text:span text:style-name="fogli">M1</text:span>;</text:p>
        </text:list-item>
        <text:list-item>
          <text:p text:style-name="P103">Aggiunge inizializza_elenco() che riscrive le intestazioni di colonna e le formule dei totali in <text:span text:style-name="fogli">Elenco Prezzi</text:span>;</text:p>
        </text:list-item>
        <text:list-item>
          <text:p text:style-name="P104"><text:span text:style-name="T183">Bug f</text:span>ix <text:span text:style-name="T183">in</text:span> <text:span text:style-name="T188"><text:s/></text:span><text:span text:style-name="T188"><draw:frame draw:style-name="fr2" draw:name="Image64" text:anchor-type="as-char" svg:width="0.51cm" svg:height="0.51cm" draw:z-index="72"><draw:image xlink:href="Pictures/100002010000001A0000001A11CC598B200B14D3.png" xlink:type="simple" xlink:show="embed" xlink:actuate="onLoad" loext:mime-type="image/png"/></draw:frame></text:span><text:span text:style-name="menu"><text:span text:style-name="T188">Viste</text:span></text:span><text:span text:style-name="T183"> dell’Elenco Prezzi che annullava l’eventuale raggruppamento di righe e colonne;</text:span></text:p>
        </text:list-item>
        <text:list-item>
          <text:p text:style-name="P102"><text:span text:style-name="T188">A</text:span>vvia <text:span text:style-name="T183">il riordino delle voci prima di mettere l’Elenco Prezzi in Vista struttura;</text:span></text:p>
        </text:list-item>
        <text:list-item>
          <text:p text:style-name="P103">Elimina pulsante Analisi di Prezzo <text:span text:style-name="T183">dal menu Viste di Elenco Prezzi;</text:span></text:p>
        </text:list-item>
        <text:list-item>
          <text:p text:style-name="P103"><text:span text:style-name="T184">Bug f</text:span>ix in <text:span text:style-name="T184">adeguamento da vecchie versioni, che </text:span>non lavorava con file protetto;</text:p>
        </text:list-item>
        <text:list-item>
          <text:p text:style-name="P103">Aggiunge nuove voci di menù <text:span text:style-name="T184">che puntano al sito leeno.org;</text:span></text:p>
        </text:list-item>
        <text:list-item>
          <text:p text:style-name="P105">Attiva <text:span text:style-name="T184">l’impostazione utente </text:span><text:span text:style-name="menu">Salva sempre copia di backup</text:span> <text:span text:style-name="T189">di LibreOffice;</text:span></text:p>
        </text:list-item>
        <text:list-item>
          <text:p text:style-name="P156">Cancella vecchio codice <text:span text:style-name="T184">o lo traduce in linguaggio Python;</text:span></text:p>
        </text:list-item>
        <text:list-item>
          <text:p text:style-name="P156">Elimina <text:span text:style-name="T184">diversi </text:span>comandi superflui;</text:p>
        </text:list-item>
        <text:list-item>
          <text:p text:style-name="P106">Corregge errori minori.</text:p>
        </text:list-item>
      </text:list>
      <text:p text:style-name="P53"/>
      <text:p text:style-name="P41"/>
      <text:p text:style-name="P19"><text:span text:style-name="T193">L’impegno che c’è dietro al </text:span>rilascio di LeenO <text:span text:style-name="T192">3.18.4 consiste in gran parte in un </text:span>alleggerimento del codice che mira all’eliminazione delle ridondanze e delle ripetizioni dei comandi.</text:p>
      <text:p text:style-name="P18"><draw:frame draw:style-name="fr8" draw:name="Image66" text:anchor-type="paragraph" svg:width="17cm" svg:height="6.539cm" draw:z-index="18"><draw:image xlink:href="Pictures/10000000000002F70000012470D145D2AA85C9B7.png" xlink:type="simple" xlink:show="embed" xlink:actuate="onLoad" loext:mime-type="image/png"/></draw:frame>Dal file di lavoro scompare il foglio <text:span text:style-name="fogli">S3</text:span> che, <text:span text:style-name="T185">oltre ad un sistema di filtro delle voci di cui nel tempo mi sono chiesto più volte se fosse davvero utile,</text:span> conteneva un set di pulsanti dedicato alla ricerca e rimozione delle voci di <text:span text:style-name="fogli">Elenco Prezzi</text:span> non utilizzate nel resto del documento.</text:p>
      <text:p text:style-name="P16"/>
      <text:p text:style-name="P15"><draw:frame draw:style-name="fr4" draw:name="Image1" text:anchor-type="paragraph" svg:width="9.41cm" svg:height="6.71cm" draw:z-index="17"><draw:image xlink:href="Pictures/100002010000023800000195F159D99C5ACB59BE.png" xlink:type="simple" xlink:show="embed" xlink:actuate="onLoad" loext:mime-type="image/png"/></draw:frame><text:soft-page-break/></text:p>
      <text:p text:style-name="P17">L<text:span text:style-name="T186">o stesso insieme di funzioni </text:span>adesso è <text:span text:style-name="T186">sostituito </text:span>egregiamente da un unico pulsante nel dialogo del menù<text:span text:style-name="T188"> </text:span><text:span text:style-name="T188"><draw:frame draw:style-name="fr2" draw:name="Image65" text:anchor-type="as-char" svg:width="0.51cm" svg:height="0.51cm" draw:z-index="59"><draw:image xlink:href="Pictures/100002010000001A0000001A11CC598B200B14D3.png" xlink:type="simple" xlink:show="embed" xlink:actuate="onLoad" loext:mime-type="image/png"/></draw:frame></text:span><text:span text:style-name="menu"><text:span text:style-name="T188">Viste</text:span></text:span><text:span text:style-name="T188"> </text:span><text:s/><text:span text:style-name="T185">che, dopo una richiesta di conferma, fa quello che deve e basta. </text:span>Ovviamente è un comando da utilizzare con attenzione, magari al completamento di un lavoro su cui si è certi di non dover tornare.</text:p>
      <text:p text:style-name="P20">Un’importante innovazione introdotta è il controllo della disponibilità di una nuova versione <text:span text:style-name="T187">di LeenO direttamente dal gestore delle estensioni di LibreOffice</text:span>. Naturalmente questa caratteristica sarà <text:span text:style-name="T190">efficace</text:span> <text:span text:style-name="T190">dal prossimo rilascio di LeenO</text:span>. <text:span text:style-name="T190">L’unico problema sarà una riduzione delle visite su questo sito, ma il rimedio c’è già: in fondo al menù a tendina </text:span><text:span text:style-name="menu"><text:span text:style-name="T190">LeenO</text:span></text:span><text:span text:style-name="T190"> da ora compaiono alcune voci che permettono di raggiungere il sito e sono </text:span><text:span text:style-name="menu"><text:span text:style-name="T190">Licenza...</text:span></text:span><text:span text:style-name="T190"> e </text:span><text:span text:style-name="menu"><text:span text:style-name="T190">About LeenO...</text:span></text:span><text:span text:style-name="T190"> </text:span></text:p>
      <text:p text:style-name="P21">Ah ecco, dimenticavo <text:span text:style-name="T191">la voce di menù</text:span> <text:span text:style-name="menu">Sostieni LeenO...</text:span>. <text:span text:style-name="T191">Non dimenticatevene </text:span>anche voi!</text:p>
      <text:list xml:id="list233932280887799" text:continue-list="list233931973820233" text:style-name="elenco-U">
        <text:list-item>
          <text:h text:style-name="P276" text:outline-level="3">3.<text:span text:style-name="T144">19.0</text:span></text:h>
        </text:list-item>
      </text:list>
      <text:p text:style-name="P33"><text:span text:style-name="T28">La versione 3.1</text:span><text:span text:style-name="T35">9.0</text:span><text:span text:style-name="T28"> di LeenO:</text:span></text:p>
      <text:p text:style-name="P14"/>
      <text:list xml:id="list1166343463" text:style-name="L11">
        <text:list-item>
          <text:p text:style-name="P157"><text:span text:style-name="T28">M</text:span><text:span text:style-name="T6">igliora il comando </text:span><text:span text:style-name="menu"><text:span text:style-name="T37">Vedi </text:span></text:span><text:span text:style-name="menu"><text:span text:style-name="T38">V</text:span></text:span><text:span text:style-name="menu"><text:span text:style-name="T37">oce</text:span></text:span><text:span text:style-name="T37"> </text:span><text:span text:style-name="T21"><draw:frame draw:style-name="fr2" draw:name="Immagine1" text:anchor-type="as-char" svg:width="0.51cm" svg:height="0.51cm" draw:z-index="70"><draw:image xlink:href="Pictures/100002010000001A0000001A56619218F0DDBE45.png" xlink:type="simple" xlink:show="embed" xlink:actuate="onLoad" loext:mime-type="image/png"/></draw:frame></text:span><text:span text:style-name="T6"><text:s/></text:span><text:span text:style-name="T47">che </text:span><text:span text:style-name="T36">non</text:span><text:span text:style-name="T6"> sovrascrive </text:span><text:span text:style-name="T36">eventual</text:span><text:span text:style-name="T6">i dati </text:span><text:span text:style-name="T38">già presenti </text:span><text:span text:style-name="T36">nella</text:span><text:span text:style-name="T6"> riga corrente; </text:span><text:span text:style-name="T43">inoltre l’indicazione della quantità di riferimento non è nella colonna delle parti uguali, ma nella descrizione.</text:span></text:p>
        </text:list-item>
        <text:list-item>
          <text:p text:style-name="P107">Aggiunge rispristina_voce() che <text:span text:style-name="T194">r</text:span>ipristina/ricalcola le formule di descrizione e somma di una voce di <text:span text:style-name="fogli"><text:span text:style-name="T194">COMPUTO</text:span></text:span> <text:span text:style-name="T194">o </text:span><text:span text:style-name="fogli"><text:span text:style-name="T194">VARIANTE</text:span></text:span>;</text:p>
        </text:list-item>
        <text:list-item>
          <text:p text:style-name="P147"><text:span text:style-name="T39">Aggiunge </text:span><text:span text:style-name="menu"><text:span text:style-name="T38">I</text:span></text:span><text:span text:style-name="menu"><text:span text:style-name="T39">nvio </text:span></text:span><text:span text:style-name="menu"><text:span text:style-name="T38">V</text:span></text:span><text:span text:style-name="menu"><text:span text:style-name="T39">oce</text:span></text:span><text:span text:style-name="T39"> </text:span><text:span text:style-name="T39"><draw:frame draw:style-name="fr2" draw:name="Immagine3" text:anchor-type="as-char" svg:width="0.51cm" svg:height="0.51cm" draw:z-index="71"><draw:image xlink:href="Pictures/100002010000001A0000001AB8BA0B61CC3E26F3.png" xlink:type="simple" xlink:show="embed" xlink:actuate="onLoad" loext:mime-type="image/png"/></draw:frame></text:span><text:span text:style-name="T39"><text:s/>Permette l'invio diretto di una voce di prezzo verso il </text:span><text:span text:style-name="fogli"><text:span text:style-name="T40">COMPUTO</text:span></text:span><text:span text:style-name="T39"> del DCC a partire dal </text:span><text:span text:style-name="fogli"><text:span text:style-name="T40">COMPUTO</text:span></text:span><text:span text:style-name="T39"> </text:span><text:span text:style-name="T41">o dell’</text:span><text:span text:style-name="fogli"><text:span text:style-name="T40">Elenco</text:span></text:span><text:span text:style-name="T41"> </text:span><text:span text:style-name="fogli"><text:span text:style-name="T40">Prezzi</text:span></text:span><text:span text:style-name="T41"> </text:span><text:span text:style-name="T39">del file di partenza, </text:span><text:span text:style-name="T41">portando con sé anche le eventuali </text:span><text:span text:style-name="fogli"><text:span text:style-name="T40">Analisi di Prezzo</text:span></text:span><text:span text:style-name="T203"> </text:span><text:span text:style-name="T204">con </text:span><text:span text:style-name="T203">rispettivi costi elementari.</text:span><text:span text:style-name="T39"> </text:span><text:span text:style-name="T41">Dopo l’invio, </text:span><text:span text:style-name="T39">il focus </text:span><text:span text:style-name="T41">torna </text:span><text:span text:style-name="T39">sulla tabella del DCC da cui si è partiti. </text:span><text:span text:style-name="T42">I</text:span><text:span text:style-name="T39">nserendo una nuova voce di computo nel DCC quando il comando viene impartito con la tabella </text:span><text:span text:style-name="fogli"><text:span text:style-name="T40">COMPUTO</text:span></text:span><text:span text:style-name="T39"> attiva;</text:span></text:p>
        </text:list-item>
        <text:list-item>
          <text:p text:style-name="P108"><text:span text:style-name="T195">All’</text:span>apertura del <text:change-start text:change-id="ct124090720"/><text:span text:style-name="menu"><text:span text:style-name="T197">Menù</text:span></text:span><text:change-end text:change-id="ct124090720"/><text:span text:style-name="menu"><text:span text:style-name="T197"> Principale</text:span></text:span><text:span text:style-name="T113"> </text:span><text:span text:style-name="menu"><text:span text:style-name="T197"><draw:frame draw:style-name="fr2" draw:name="Immagine2" text:anchor-type="as-char" svg:width="0.499cm" svg:height="0.499cm" draw:z-index="73"><draw:image xlink:href="Pictures/100002010000001A000000203BE360953084650E.png" xlink:type="simple" xlink:show="embed" xlink:actuate="onLoad" loext:mime-type="image/png"/></draw:frame></text:span></text:span><text:s/><text:span text:style-name="T206">evidenzia con un </text:span>color<text:span text:style-name="T206">e</text:span> la prima riga del foglio se il documento coincide con il DCC. <text:span text:style-name="T199">Alla chiusura del file, viene ripristinato lo sfondo trasparente;</text:span></text:p>
        </text:list-item>
        <text:list-item>
          <text:p text:style-name="P109">Aggiunge <text:span text:style-name="T200">il dettaglio delle misure </text:span>nel<text:span text:style-name="T200">la cella</text:span> di descrizione quando incontra delle formule nei valori immessi. <text:span text:style-name="T201">L’opzione è attiva di default</text:span> <text:span text:style-name="T201">in </text:span><text:span text:style-name="fogli"><text:span text:style-name="T194">COMPUTO/VARIANTE</text:span></text:span> e <text:span text:style-name="fogli"><text:span text:style-name="T194">CONTABILITA</text:span></text:span><text:span text:style-name="T200">;</text:span></text:p>
        </text:list-item>
        <text:list-item>
          <text:p text:style-name="P109"><text:span text:style-name="T200">Aggiorna </text:span><text:span text:style-name="menu"><text:span text:style-name="T200">Riepilogo e/o firme in calce </text:span></text:span><text:span text:style-name="menu"><text:span text:style-name="T200"><draw:frame draw:style-name="fr2" draw:name="Immagine4" text:anchor-type="as-char" svg:width="0.43cm" svg:height="0.51cm" draw:z-index="74"><draw:image xlink:href="Pictures/10000201000000160000001A02C7D849900E4C22.png" xlink:type="simple" xlink:show="embed" xlink:actuate="onLoad" loext:mime-type="image/png"/></draw:frame></text:span></text:span><text:span text:style-name="T200">:</text:span> <text:span text:style-name="T200">f</text:span>ormatta i righi di riepilogo a secondo del livello di struttura delle categorie: SuperCategoria in grassetto, SubCategoria in corsivo;</text:p>
        </text:list-item>
        <text:list-item>
          <text:p text:style-name="P113">Aggiunge <text:span text:style-name="menu"><text:span text:style-name="T205">A</text:span></text:span><text:span text:style-name="menu"><text:span text:style-name="T197">nteprima di stampa</text:span></text:span><text:span text:style-name="T202"> </text:span><text:span text:style-name="T202"><draw:frame draw:style-name="fr2" draw:name="Image67" text:anchor-type="as-char" svg:width="0.499cm" svg:height="0.499cm" draw:z-index="75"><draw:image xlink:href="Pictures/100002010000001A0000001A8DFAF62B420D5922.png" xlink:type="simple" xlink:show="embed" xlink:actuate="onLoad" loext:mime-type="image/png"/></draw:frame></text:span><text:span text:style-name="T202"><text:s/>per impostare le intestazioni e piè di pagina dei documenti secondo le informazioni in Anagrafica; attribuisce ad ogni tabella il suo specifico stile di pagina ed imposta uno stile di testo unico per intestazione e piè di pagina la cui altezza non è influenzata dallo zoom di stampa.</text:span></text:p>
        </text:list-item>
        <text:list-item>
          <text:p text:style-name="P114">In <text:span text:style-name="menu"><text:span text:style-name="T197">Viste</text:span></text:span> <draw:frame draw:style-name="fr2" draw:name="Image68" text:anchor-type="as-char" svg:width="0.499cm" svg:height="0.499cm" draw:z-index="76"><draw:image xlink:href="Pictures/100002010000001A0000001A11CC598B200B14D3.png" xlink:type="simple" xlink:show="embed" xlink:actuate="onLoad" loext:mime-type="image/png"/></draw:frame><text:s/>introduce la visualizzazione delle incidenze di Manodopera <text:span text:style-name="T206">in alternativa alla modalità Terra-terra</text:span>;</text:p>
        </text:list-item>
        <text:list-item>
          <text:p text:style-name="P115">In <text:span text:style-name="menu"><text:span text:style-name="T197">Viste</text:span></text:span> <draw:frame draw:style-name="fr2" draw:name="Image69" text:anchor-type="as-char" svg:width="0.499cm" svg:height="0.499cm" draw:z-index="77"><draw:image xlink:href="Pictures/100002010000001A0000001A11CC598B200B14D3.png" xlink:type="simple" xlink:show="embed" xlink:actuate="onLoad" loext:mime-type="image/png"/></draw:frame><text:s/>introduce gestione della visualizzazione numero caratteri di descrizione voce, <text:span text:style-name="T206">trasferendole dal </text:span><text:span text:style-name="menu"><text:span text:style-name="T197">Menù </text:span></text:span><text:span text:style-name="menu"><text:span text:style-name="T198">Opzioni...</text:span></text:span><text:span text:style-name="T113"> </text:span><text:span text:style-name="menu"><text:span text:style-name="T197"><draw:frame draw:style-name="fr2" draw:name="Image71" text:anchor-type="as-char" svg:width="0.499cm" svg:height="0.499cm" draw:z-index="79"><draw:image xlink:href="Pictures/100002010000001A0000001A3DCC60A97E26CB8D.png" xlink:type="simple" xlink:show="embed" xlink:actuate="onLoad" loext:mime-type="image/png"/></draw:frame></text:span></text:span>;</text:p>
        </text:list-item>
        <text:list-item>
          <text:p text:style-name="P114">In <text:span text:style-name="menu"><text:span text:style-name="T197">Viste</text:span></text:span> <draw:frame draw:style-name="fr2" draw:name="Image70" text:anchor-type="as-char" svg:width="0.499cm" svg:height="0.499cm" draw:z-index="78"><draw:image xlink:href="Pictures/100002010000001A0000001A11CC598B200B14D3.png" xlink:type="simple" xlink:show="embed" xlink:actuate="onLoad" loext:mime-type="image/png"/></draw:frame><text:s/>permette la visualizzazione del valore di <text:span text:style-name="colonne">Materiali e Noli</text:span> delle voci di computo;</text:p>
        </text:list-item>
        <text:list-item>
          <text:p text:style-name="P110">Elimina stili di stampa superflui ed imposta area di stampa del <text:span text:style-name="fogli"><text:span text:style-name="T194">COMPUTO</text:span></text:span> già <text:span text:style-name="T206">all’inizio della sessione di lavoro</text:span>. </text:p>
        </text:list-item>
        <text:list-item>
          <text:p text:style-name="P116">Rende visibili di default le specifice di misura nel <text:span text:style-name="T214">rigo di </text:span>descrizione relativa.</text:p>
        </text:list-item>
        <text:list-item>
          <text:p text:style-name="P111">Aggiunge stili di cella distinti per dimensione, <text:span text:style-name="T212">quindi per colonna di </text:span><text:span text:style-name="colonne"><text:span text:style-name="T212">P.U. Coeff.</text:span></text:span><text:span text:style-name="T212">, </text:span><text:span text:style-name="colonne"><text:span text:style-name="T212">Lung.</text:span></text:span><text:span text:style-name="T212">, </text:span><text:span text:style-name="colonne"><text:span text:style-name="T212">Larg.</text:span></text:span><text:span text:style-name="T212">, </text:span><text:span text:style-name="colonne"><text:span text:style-name="T212">Alt. Peso</text:span></text:span><text:span text:style-name="T212">.</text:span></text:p>
        </text:list-item>
        <text:list-item>
          <text:p text:style-name="P116">Migliora l’importazione da formato XPWE leggendo i titoli dei costi elementari in <text:span text:style-name="fogli">Analisi di Prezzo</text:span>.</text:p>
          <text:p text:style-name="P111">Implementa l'importazione delle cifre decimali <text:span text:style-name="T208">distinte per misure, </text:span>quantità, prezzi ed importi.</text:p>
          <text:p text:style-name="P118"><text:span text:style-name="T212">Effettua l’importazione delle</text:span> voci di <text:span text:style-name="fogli">Analisi di Prezzo</text:span> <text:span text:style-name="T212">anche se </text:span>nel file da importare non <text:span text:style-name="T212">sono </text:span>presenti voci di <text:span text:style-name="fogli"><text:span text:style-name="T212">COMPUTO</text:span></text:span>.</text:p>
          <text:p text:style-name="P121">Migliora la gestione del <text:span text:style-name="menu">VediVoce</text:span> <draw:frame draw:style-name="fr2" draw:name="Image75" text:anchor-type="as-char" svg:width="0.499cm" svg:height="0.499cm" draw:z-index="82"><draw:image xlink:href="Pictures/100002010000001A0000001A56619218F0DDBE45.png" xlink:type="simple" xlink:show="embed" xlink:actuate="onLoad" loext:mime-type="image/png"/></draw:frame><text:s/>in presenza di tutti i valori della misura.</text:p>
        </text:list-item>
        <text:list-item>
          <text:p text:style-name="P116">Migliora l’esportazione in XPWE eseguendo un controllo della numerazione delle voci di <text:span text:style-name="fogli">COMPUTO</text:span> e<text:span text:style-name="T215">d escludendo </text:span>i dettagli di misura d<text:span text:style-name="T215">a</text:span>l processo.</text:p>
          <text:p text:style-name="P119"><text:span text:style-name="T209">I</text:span>l menù <text:span text:style-name="T215">di dialogo </text:span>di esportazione <text:span text:style-name="T209">propone il nome </text:span>del’<text:span text:style-name="T215">elaborato </text:span>corrente <text:span text:style-name="T215">quale foglio da esportare</text:span>.</text:p>
        </text:list-item>
        <text:list-item>
          <text:p text:style-name="P112">Trasferisce il valore del <text:span text:style-name="menu">VediVoce</text:span> <draw:frame draw:style-name="fr2" draw:name="Image76" text:anchor-type="as-char" svg:width="0.499cm" svg:height="0.499cm" draw:z-index="83"><draw:image xlink:href="Pictures/100002010000001A0000001A56619218F0DDBE45.png" xlink:type="simple" xlink:show="embed" xlink:actuate="onLoad" loext:mime-type="image/png"/></draw:frame><text:s/>nella colonna nascosta <text:span text:style-name="colonne">E</text:span> e lo indica nella descrizione di misura. <text:span text:style-name="T212">Adegua conseguentemente </text:span>la formula del prodotto nella colonna delle quantità.</text:p>
        </text:list-item>
        <text:list-item>
          <text:p text:style-name="P117"><text:soft-page-break/><text:span text:style-name="T211">Esclude </text:span>dalla numerazione progressiva <text:span text:style-name="T211">l</text:span>e voci di <text:span text:style-name="fogli">COMPUTO</text:span> con l’indicazione <text:span text:style-name="T207">*** VOCE AZZERATA ***.</text:span></text:p>
        </text:list-item>
        <text:list-item>
          <text:p text:style-name="P120">Aggiunge <text:span text:style-name="T215">il titolo</text:span> del lavoro al <text:span text:style-name="T210">dialogo del </text:span><text:span text:style-name="menu">Menù Principale </text:span><text:span text:style-name="menu"><draw:frame draw:style-name="fr2" draw:name="Image73" text:anchor-type="as-char" svg:width="0.499cm" svg:height="0.499cm" draw:z-index="80"><draw:image xlink:href="Pictures/100002010000001A000000203BE360953084650E.png" xlink:type="simple" xlink:show="embed" xlink:actuate="onLoad" loext:mime-type="image/png"/></draw:frame></text:span><text:s/><text:span text:style-name="T211">e riposiziona alcune informazioni sullo stesso menù.</text:span></text:p>
        </text:list-item>
        <text:list-item>
          <text:p text:style-name="P123">Disabilita il pulsante per il settaggio del Documento di Contabilità Corrente <text:span text:style-name="T216">(</text:span><text:span text:style-name="fogli"><text:span text:style-name="T131">DCC</text:span></text:span><text:span text:style-name="T216">)</text:span> <text:span text:style-name="T216">n</text:span>el <text:span text:style-name="menu">Menù Principale </text:span><text:span text:style-name="menu"><draw:frame draw:style-name="fr2" draw:name="Image74" text:anchor-type="as-char" svg:width="0.499cm" svg:height="0.499cm" draw:z-index="81"><draw:image xlink:href="Pictures/100002010000001A000000203BE360953084650E.png" xlink:type="simple" xlink:show="embed" xlink:actuate="onLoad" loext:mime-type="image/png"/></draw:frame></text:span><text:s/>se il file corrente coincide con <text:span text:style-name="T216">i</text:span>l <text:span text:style-name="T216">medesimo</text:span> <text:span text:style-name="fogli"><text:span text:style-name="T131">DCC</text:span></text:span>.</text:p>
        </text:list-item>
        <text:list-item>
          <text:p text:style-name="P125">Aggiunge al set di tabelle <text:span text:style-name="T217">Misure e Pesi </text:span>disponibili (<text:span text:style-name="menu">CTRL+T</text:span>) la tabella <text:span text:style-name="T207">pesi </text:span>dei<text:span text:style-name="T207"> tubi circolari.</text:span></text:p>
        </text:list-item>
        <text:list-item>
          <text:p text:style-name="P126"><text:span text:style-name="T211">Sposta nel menù </text:span><text:span text:style-name="menu"><text:span text:style-name="T211">Viste</text:span></text:span><text:span text:style-name="T211"> </text:span><text:span text:style-name="menu"><text:span text:style-name="T94"><draw:frame draw:style-name="fr3" draw:name="Image72" text:anchor-type="as-char" svg:y="-0.46cm" svg:width="0.499cm" svg:height="0.499cm" draw:z-index="86"><draw:image xlink:href="Pictures/100002010000001A0000001A11CC598B200B14D3.png" xlink:type="simple" xlink:show="embed" xlink:actuate="onLoad" loext:mime-type="image/png"/></draw:frame></text:span></text:span><text:span text:style-name="T211"><text:s/>l</text:span>’<text:span text:style-name="T211">i</text:span>ndicazione del numero di caratteri della descrizione da visualizzare <text:span text:style-name="T211">in </text:span><text:span text:style-name="fogli"><text:span text:style-name="T211">COMPUTO</text:span></text:span><text:span text:style-name="T211"> o </text:span><text:span text:style-name="fogli"><text:span text:style-name="T211">VARIANTE</text:span></text:span><text:span text:style-name="T211">.</text:span></text:p>
        </text:list-item>
        <text:list-item>
          <text:p text:style-name="P249">Aggiorna stili di cella <text:span text:style-name="T211">del </text:span><text:span text:style-name="menu"><text:span text:style-name="T211">Riepilogo e Firme in calce </text:span></text:span><text:span text:style-name="menu"><text:span text:style-name="T211"><draw:frame draw:style-name="fr2" draw:name="Image77" text:anchor-type="as-char" svg:width="0.43cm" svg:height="0.51cm" draw:z-index="84"><draw:image xlink:href="Pictures/10000201000000160000001A02C7D849900E4C22.png" xlink:type="simple" xlink:show="embed" xlink:actuate="onLoad" loext:mime-type="image/png"/></draw:frame></text:span></text:span><text:span text:style-name="T211">.</text:span></text:p>
        </text:list-item>
        <text:list-item>
          <text:p text:style-name="P124">Corregge l’uso del simbolo di moltiplicazione nel dettagio delle misure in cui erroneamente veniva indicata l’addizione tra i valori in colonna.</text:p>
        </text:list-item>
        <text:list-item>
          <text:p text:style-name="P112">Corregge il formato numerico dello stile "Setvar C_3" in percentuale.</text:p>
        </text:list-item>
        <text:list-item>
          <text:p text:style-name="P112"><text:span text:style-name="T208">Velocizza il filtro automatico per codice </text:span>inibendo il ricalcolo durante la sua esecuzione.</text:p>
        </text:list-item>
        <text:list-item>
          <text:p text:style-name="P127">Trasferisce i settaggi di <text:span text:style-name="fogli">Analisi di Prezzo</text:span> dal menù <text:span text:style-name="menu">Opzioni...</text:span> <draw:frame draw:style-name="fr5" draw:name="Image78" text:anchor-type="as-char" svg:y="-0.529cm" svg:width="0.499cm" svg:height="0.499cm" draw:z-index="85"><draw:image xlink:href="Pictures/100002010000001A0000001A3DCC60A97E26CB8D.png" xlink:type="simple" xlink:show="embed" xlink:actuate="onLoad" loext:mime-type="image/png"/></draw:frame><text:s/>al <text:span text:style-name="menu">menù Viste </text:span><text:span text:style-name="menu"><text:span text:style-name="T94"><draw:frame draw:style-name="fr3" draw:name="Image79" text:anchor-type="as-char" svg:y="-0.46cm" svg:width="0.499cm" svg:height="0.499cm" draw:z-index="87"><draw:image xlink:href="Pictures/100002010000001A0000001A11CC598B200B14D3.png" xlink:type="simple" xlink:show="embed" xlink:actuate="onLoad" loext:mime-type="image/png"/></draw:frame></text:span></text:span><text:span text:style-name="T211"><text:s/></text:span>contestuale.</text:p>
        </text:list-item>
        <text:list-item>
          <text:p text:style-name="P128">Riordina ed aumenta le dimensioni dei caratteri nei dialoghi.</text:p>
        </text:list-item>
        <text:list-item>
          <text:p text:style-name="P128"><text:span text:style-name="T213">In </text:span><text:span text:style-name="fogli"><text:span text:style-name="T213">COMPUTO</text:span></text:span><text:span text:style-name="T213">, </text:span><text:span text:style-name="fogli"><text:span text:style-name="T213">VARIANTE</text:span></text:span><text:span text:style-name="T213"> e </text:span><text:span text:style-name="fogli"><text:span text:style-name="T213">CONTABILITA</text:span></text:span><text:span text:style-name="T213"> e</text:span>limina il messaggio di suggerimento dalle celle del codice di voce – <text:span text:style-name="T217">la casella di scelta del codice rimane attiva</text:span>.</text:p>
        </text:list-item>
        <text:list-item>
          <text:p text:style-name="P128"><text:span text:style-name="T213">A</text:span>ggiunge note esplicative sul completamento dell'installazione di LeenO.oxt <text:span text:style-name="T217">all’Extention Manager di LibreOffice</text:span>.</text:p>
        </text:list-item>
        <text:list-item>
          <text:p text:style-name="P148"><text:span text:style-name="T44">Aggiunge </text:span><text:span text:style-name="T45">il pulsante Rigenera Formule </text:span><text:span text:style-name="T44">menù </text:span><text:span text:style-name="T45">al </text:span><text:span text:style-name="menu"><text:span text:style-name="T44">Viste</text:span></text:span><text:span text:style-name="T44"> </text:span><text:span text:style-name="menu"><text:span text:style-name="T46"><draw:frame draw:style-name="fr3" draw:name="Image80" text:anchor-type="as-char" svg:y="-0.46cm" svg:width="0.499cm" svg:height="0.499cm" draw:z-index="88"><draw:image xlink:href="Pictures/100002010000001A0000001A11CC598B200B14D3.png" xlink:type="simple" xlink:show="embed" xlink:actuate="onLoad" loext:mime-type="image/png"/></draw:frame></text:span></text:span><text:span text:style-name="T6"><text:s/>di </text:span><text:span text:style-name="fogli"><text:span text:style-name="T6">COMPUTO</text:span></text:span><text:span text:style-name="T6"> o </text:span><text:span text:style-name="fogli"><text:span text:style-name="T6">VARIANTE</text:span></text:span><text:span text:style-name="T6"> </text:span><text:span text:style-name="T44">per la rigenerazione di tutte le formule </text:span><text:span text:style-name="T47">del foglio</text:span><text:span text:style-name="T44">.</text:span></text:p>
        </text:list-item>
        <text:list-item>
          <text:p text:style-name="P122">Adatta l’adeguamento dei vecchi lavori alle nuove migliorie.</text:p>
        </text:list-item>
        <text:list-item>
          <text:p text:style-name="P250">Converte dal Basic al Python diversi comandi.</text:p>
        </text:list-item>
        <text:list-item>
          <text:p text:style-name="P129">Risolve piccoli errori del codice.</text:p>
        </text:list-item>
      </text:list>
      <text:p text:style-name="P54"/>
      <text:p text:style-name="P22"/>
      <text:p text:style-name="P1">Molti utenti si accorgeranno del nuovo rilascio di LeenO 3.19.0 <text:span text:style-name="T218">all’avvio di</text:span> LibreOff<text:span text:style-name="T1">ic</text:span>e<text:change-start text:change-id="ct129737824"/>,<text:change-end text:change-id="ct129737824"/> tramite un avviso del <text:change-start text:change-id="ct124632384"/><text:span text:style-name="menu"><text:span text:style-name="T220">Gestore delle estensioni</text:span></text:span><text:change-end text:change-id="ct124632384"/><text:span text:style-name="T1"> che </text:span><text:change text:change-id="ct129783312"/><text:change-start text:change-id="ct129760864"/><text:span text:style-name="T1">darà</text:span><text:change-end text:change-id="ct129760864"/><text:span text:style-name="T1"> notizia dell’aggiornamento</text:span><text:change-start text:change-id="ct129775968"/><text:span text:style-name="T1"> disponibile</text:span><text:change-end text:change-id="ct129775968"/>. Le novità sono <text:span text:style-name="T2">tali e </text:span>tante per cui vi invito a leggere attentamente le note di versione. <text:change text:change-id="ct129778112"/><text:change-start text:change-id="ct129779952"/><text:span text:style-name="T2">Intanto</text:span><text:change-end text:change-id="ct129779952"/><text:span text:style-name="T2"> </text:span><text:change-start text:change-id="ct129794992"/><text:span text:style-name="T2">ve </text:span><text:change-end text:change-id="ct129794992"/><text:span text:style-name="T2">ne presento alcune</text:span><text:change text:change-id="ct129796976"/><text:span text:style-name="T2">.</text:span></text:p>
      <text:p text:style-name="P2">Per questo rilascio sono state revisionate alcune caratteristiche che consentono un uso di LeenO <text:span text:style-name="T3">più</text:span> libero da particolari <text:span text:style-name="T1">attenzioni</text:span>. <text:span text:style-name="T3">Il che </text:span><text:change text:change-id="ct129798352"/><text:change-start text:change-id="ct129785600"/><text:span text:style-name="T3">a vantaggio di </text:span><text:change-end text:change-id="ct129785600"/><text:change text:change-id="ct129778768"/><text:span text:style-name="T3">una migliore concentrazione sul</text:span><text:change-start text:change-id="ct124632624"/><text:span text:style-name="T3"> vero lavoro dell’utente: </text:span><text:change-end text:change-id="ct124632624"/><text:span text:style-name="T3">la redazione </text:span><text:change text:change-id="ct129787456"/><text:change-start text:change-id="ct129768064"/><text:span text:style-name="T3">delle perizie</text:span><text:change-end text:change-id="ct129768064"/><text:change text:change-id="ct129762816"/><text:span text:style-name="T3">.</text:span></text:p>
      <text:p text:style-name="P3">Il <text:change text:change-id="ct129795232"/><text:change-start text:change-id="ct129761456"/><text:span text:style-name="menu"><text:span text:style-name="T221">Vedi Voce</text:span></text:span><text:span text:style-name="T221"> </text:span><text:span text:style-name="T221"><draw:frame draw:style-name="fr2" draw:name="Image81" text:anchor-type="as-char" svg:width="0.51cm" svg:height="0.51cm" draw:z-index="89"><draw:image xlink:href="Pictures/100002010000001A0000001A56619218F0DDBE45.png" xlink:type="simple" xlink:show="embed" xlink:actuate="onLoad" loext:mime-type="image/png"/></draw:frame></text:span><text:change-end text:change-id="ct129761456"/><text:s/>è stato potenziato: da oggi inserisce automaticamente un nuovo rigo di misurazione quando in quello corrente è già presente una descrizione di misura. Inoltre il valore che fa riferimento alla voce precedente non occupa più la cella delle parti uguali, che rimane a disposizione dell'utente, ma viene visualizzato all’interno della descrizione del rigo di misurazione.</text:p>
      <text:p text:style-name="P3">Il nuovo comando <text:change text:change-id="ct123726704"/><text:change-start text:change-id="ct129760336"/><text:span text:style-name="menu"><text:span text:style-name="T222">Invio Voce</text:span></text:span><text:span text:style-name="T223"> </text:span><text:span text:style-name="T223"><draw:frame draw:style-name="fr2" draw:name="Image82" text:anchor-type="as-char" svg:width="0.51cm" svg:height="0.51cm" draw:z-index="90"><draw:image xlink:href="Pictures/100002010000001A0000001AB8BA0B61CC3E26F3.png" xlink:type="simple" xlink:show="embed" xlink:actuate="onLoad" loext:mime-type="image/png"/></draw:frame></text:span><text:change-end text:change-id="ct129760336"/><text:s/>consente, appunto, l’invio di una voce di <text:change text:change-id="ct129779520"/><text:change-start text:change-id="ct129796384"/><text:span text:style-name="fogli"><text:span text:style-name="T194">COMPUTO</text:span></text:span><text:change-end text:change-id="ct129796384"/>, <text:span text:style-name="T3">o di più voci di </text:span><text:change text:change-id="ct129802848"/><text:change-start text:change-id="ct129808720"/><text:span text:style-name="fogli"><text:span text:style-name="T194">Elenco</text:span></text:span><text:span text:style-name="T195"> </text:span><text:span text:style-name="fogli"><text:span text:style-name="T194">Prezzi</text:span></text:span><text:change-end text:change-id="ct129808720"/><text:span text:style-name="T195">, </text:span>da un qualsiasi file di LeenO verso il <text:change-start text:change-id="ct129812160"/><text:span text:style-name="T59">Documento di Contabilità Corrente</text:span><text:change-end text:change-id="ct129812160"/> definito <text:span text:style-name="T1">da</text:span>l <text:change text:change-id="ct129813984"/><text:change-start text:change-id="ct129820960"/><text:span text:style-name="menu"><text:span text:style-name="T197">Menù Principale</text:span></text:span><text:span text:style-name="T113"> </text:span><text:span text:style-name="menu"><text:span text:style-name="T197"><draw:frame draw:style-name="fr2" draw:name="Image83" text:anchor-type="as-char" svg:width="0.499cm" svg:height="0.499cm" draw:z-index="91"><draw:image xlink:href="Pictures/100002010000001A000000203BE360953084650E.png" xlink:type="simple" xlink:show="embed" xlink:actuate="onLoad" loext:mime-type="image/png"/></draw:frame></text:span></text:span><text:change-end text:change-id="ct129820960"/><text:s/>con l'apposito pulsante [DCC]. Naturalmente, assieme alla voce di computo, nel DCC viene copiata anche la voce di <text:change text:change-id="ct129823584"/><text:change-start text:change-id="ct129821200"/><text:span text:style-name="fogli"><text:span text:style-name="T194">Elenco</text:span></text:span><text:span text:style-name="T195"> </text:span><text:span text:style-name="fogli"><text:span text:style-name="T194">Prezzi</text:span></text:span><text:change-end text:change-id="ct129821200"/> con l’eventuale <text:change-start text:change-id="ct129839312"/><text:span text:style-name="fogli"><text:span text:style-name="T194">Analisi di Prezzo</text:span></text:span><text:change-end text:change-id="ct129839312"/> ed i relativi costi elementari.</text:p>
      <text:p text:style-name="P4">Le specifiche di misura sono inserite nella <text:span text:style-name="T3">rispettiva </text:span>descrizione all'aggiunta del successivo rigo di misurazione. Questa è un'opzione attiva di default che può essere cambiata dal menu <text:change text:change-id="ct129833648"/><text:change-start text:change-id="ct123690912"/><text:span text:style-name="menu"><text:span text:style-name="T220">Viste</text:span></text:span><text:span text:style-name="T220"> </text:span><text:span text:style-name="menu"><text:span text:style-name="T94"><draw:frame draw:style-name="fr3" draw:name="Image84" text:anchor-type="as-char" svg:y="-0.46cm" svg:width="0.499cm" svg:height="0.499cm" draw:z-index="92"><draw:image xlink:href="Pictures/100002010000001A0000001A11CC598B200B14D3.png" xlink:type="simple" xlink:show="embed" xlink:actuate="onLoad" loext:mime-type="image/png"/></draw:frame></text:span></text:span><text:change-end text:change-id="ct123690912"/>.</text:p>
      <text:p text:style-name="P2">La <text:change text:change-id="ct129830016"/><text:change-start text:change-id="ct129762560"/><text:span text:style-name="T219">leggibilità</text:span><text:change-end text:change-id="ct129762560"/> del riepilogo in calce al computo è nettamente migliorata grazie all'attribuzione di uno stile di testo diverso a secondo del livello di categoria a cui ogni rigo <text:span text:style-name="T3">è riconducibile</text:span>.</text:p>
      <text:p text:style-name="P4">Un'altra delle maggiori novità riguarda l'introduzione di un nuovo comando di <text:change text:change-id="ct128090528"/><text:change-start text:change-id="ct129821440"/><text:span text:style-name="menu"><text:span text:style-name="T205">A</text:span></text:span><text:span text:style-name="menu"><text:span text:style-name="T197">nteprima di stampa</text:span></text:span><text:span text:style-name="T202"> </text:span><text:span text:style-name="T202"><draw:frame draw:style-name="fr2" draw:name="Image85" text:anchor-type="as-char" svg:width="0.499cm" svg:height="0.499cm" draw:z-index="93"><draw:image xlink:href="Pictures/100002010000001A0000001A8DFAF62B420D5922.png" xlink:type="simple" xlink:show="embed" xlink:actuate="onLoad" loext:mime-type="image/png"/></draw:frame></text:span><text:change-end text:change-id="ct129821440"/><text:s/>che, una volta attivato, attribuisce ad intestazioni e <text:span text:style-name="T1">piè</text:span> di pagina i dati prelevati dalla <text:change-start text:change-id="ct129824880"/><text:span text:style-name="fogli"><text:span text:style-name="T194">Anagrafica </text:span></text:span><text:soft-page-break/><text:span text:style-name="fogli"><text:span text:style-name="T194">Generale</text:span></text:span><text:change-end text:change-id="ct129824880"/>.</text:p>
      <text:p text:style-name="P5">Migliora ancora la compatibilità con il formato XPWE, sia in importazione che in esportazione, in quanto è stato <text:change text:change-id="ct129826064"/><text:change-start text:change-id="ct129809344"/><text:span text:style-name="T219">assegnato</text:span><text:change-end text:change-id="ct129809344"/> ad ogni valore di misura <text:change text:change-id="ct129826304"/>uno stile di cella specifico avente un numero diverso di cifre decimali <text:span text:style-name="T1">che consente una migliore approssimazione dei calcoli</text:span>.</text:p>
      <text:p text:style-name="P2">In fine è stata aggiunta la tabella dei tubi metallici circolari al set di tabelle di <text:change-start text:change-id="ct129810912"/><text:span text:style-name="menu"><text:span text:style-name="T197">P</text:span></text:span><text:change-end text:change-id="ct129810912"/><text:change text:change-id="ct129811152"/><text:change-start text:change-id="ct129803312"/><text:span text:style-name="menu"><text:span text:style-name="T197">esi e misur</text:span></text:span><text:change-end text:change-id="ct129803312"/><text:change-start text:change-id="ct129803776"/><text:span text:style-name="menu"><text:span text:style-name="T197">e</text:span></text:span><text:change-end text:change-id="ct129803776"/><text:change text:change-id="ct129804016"/><text:change-start text:change-id="ct129804256"/> <text:span text:style-name="T224">(</text:span><text:span text:style-name="menu"><text:span text:style-name="T197">Ctrl+T</text:span></text:span><text:span text:style-name="T224">) già disponibili</text:span><text:change-end text:change-id="ct129804256"/>.</text:p>
      <text:p text:style-name="P2">I menù di dialogo sono <text:change text:change-id="ct129804496"/><text:change-start text:change-id="ct129805648"/><text:span text:style-name="T218">sempre</text:span><text:change-end text:change-id="ct129805648"/> materia viva ed in piena evoluzione, quindi vi troverete aggiustamenti vari e migliorie <text:span text:style-name="T1">d</text:span>elle contestualizzazioni.</text:p>
      <text:p text:style-name="P2"><text:change-start text:change-id="ct138619184"/></text:p>
      <text:list xml:id="list233932719933554" text:continue-list="list233932280887799" text:style-name="elenco-U">
        <text:list-item>
          <text:h text:style-name="P277" text:outline-level="3"><text:change-end text:change-id="ct138619184"/><text:change-start text:change-id="ct121911344"/>3.<text:span text:style-name="T144">19.1</text:span></text:h>
        </text:list-item>
      </text:list>
      <text:p text:style-name="P136"><text:span text:style-name="T225">La versione 3.19.1 di LeenO:</text:span></text:p>
      <text:list xml:id="list2378173826" text:style-name="L12">
        <text:list-item>
          <text:p text:style-name="P137">Risolve un problema di installazione che non permetteva la creazione del file di configurazione<text:change-end text:change-id="ct121911344"/><text:change-start text:change-id="ct130098384"/> impedendo l’uso di LeenO.</text:p>
        </text:list-item>
        <text:list-item>
          <text:p text:style-name="P137">Aggiunge altre unità <text:change-end text:change-id="ct130098384"/><text:change-start text:change-id="ct122442768"/>di misura alle liste di scelta.</text:p>
        </text:list-item>
      </text:list>
      <text:p text:style-name="P159"/>
      <text:p text:style-name="P130"/>
      <text:p text:style-name="P136"><text:change-end text:change-id="ct1224427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text-properties style:font-name="Liberation Serif" fo:font-family="'Liberation Serif'" style:font-style-name="Standard"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class="extra">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0</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0</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8-11-20T23:39:30.085519740</dc:date>
    <meta:editing-duration>P3DT9H22M31S</meta:editing-duration>
    <meta:editing-cycles>586</meta:editing-cycles>
    <meta:generator>LibreOffice/6.1.2.1$Linux_X86_64 LibreOffice_project/65905a128db06ba48db947242809d14d3f9a93fe</meta:generator>
    <meta:print-date>2018-11-11T22:13:22.686626532</meta:print-date>
    <meta:document-statistic meta:table-count="0" meta:image-count="94" meta:object-count="0" meta:page-count="30" meta:paragraph-count="480" meta:word-count="8832" meta:character-count="56560" meta:non-whitespace-character-count="48444"/>
  </office:meta>
</office:document-meta>
</file>